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846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2"/>
    <style:style style:name="ce2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/>
          <table:table-cell office:value-type="float" office:value="13058385">
            <text:p>13058385</text:p>
          </table:table-cell>
          <table:table-cell office:value-type="string">
            <text:p>function</text:p>
          </table:table-cell>
          <table:table-cell office:value-type="string">
            <text:p>calls</text:p>
          </table:table-cell>
          <table:table-cell office:value-type="string">
            <text:p>(12005906</text:p>
          </table:table-cell>
          <table:table-cell office:value-type="string">
            <text:p>primitive</text:p>
          </table:table-cell>
          <table:table-cell office:value-type="string">
            <text:p>calls)</text:p>
          </table:table-cell>
          <table:table-cell office:value-type="string">
            <text:p>in</text:p>
          </table:table-cell>
          <table:table-cell office:value-type="float" office:value="9.411">
            <text:p>9.411</text:p>
          </table:table-cell>
          <table:table-cell office:value-type="string">
            <text:p>seconds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Ordered</text:p>
          </table:table-cell>
          <table:table-cell office:value-type="string">
            <text:p>by:</text:p>
          </table:table-cell>
          <table:table-cell office:value-type="string">
            <text:p>standard</text:p>
          </table:table-cell>
          <table:table-cell office:value-type="string">
            <text:p>name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>
            <text:p>ncalls</text:p>
          </table:table-cell>
          <table:table-cell office:value-type="string">
            <text:p>tottime</text:p>
          </table:table-cell>
          <table:table-cell office:value-type="string">
            <text:p>percall</text:p>
          </table:table-cell>
          <table:table-cell office:value-type="string">
            <text:p>cumtime</text:p>
          </table:table-cell>
          <table:table-cell office:value-type="string">
            <text:p>percall</text:p>
          </table:table-cell>
          <table:table-cell office:value-type="string">
            <text:p>filename:lineno(functio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4607">
            <text:p>244607</text:p>
          </table:table-cell>
          <table:table-cell office:value-type="float" office:value="3.148">
            <text:p>3.148</text:p>
          </table:table-cell>
          <table:table-cell office:value-type="float" office:value="0">
            <text:p>0</text:p>
          </table:table-cell>
          <table:table-cell office:value-type="float" office:value="3.514">
            <text:p>3.514</text:p>
          </table:table-cell>
          <table:table-cell office:value-type="float" office:value="0">
            <text:p>0</text:p>
          </table:table-cell>
          <table:table-cell office:value-type="string">
            <text:p>ChessBoard.py:186(updateKingLocatio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793">
            <text:p>112793</text:p>
          </table:table-cell>
          <table:table-cell office:value-type="float" office:value="1.206">
            <text:p>1.206</text:p>
          </table:table-cell>
          <table:table-cell office:value-type="float" office:value="0">
            <text:p>0</text:p>
          </table:table-cell>
          <table:table-cell office:value-type="float" office:value="1.732">
            <text:p>1.732</text:p>
          </table:table-cell>
          <table:table-cell office:value-type="float" office:value="0">
            <text:p>0</text:p>
          </table:table-cell>
          <table:table-cell office:value-type="string">
            <text:p>ChessBoard.py:269(isThreatened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974661/24841</text:p>
          </table:table-cell>
          <table:table-cell office:value-type="float" office:value="0.735">
            <text:p>0.735</text:p>
          </table:table-cell>
          <table:table-cell office:value-type="float" office:value="0">
            <text:p>0</text:p>
          </table:table-cell>
          <table:table-cell office:value-type="float" office:value="1.668">
            <text:p>1.668</text:p>
          </table:table-cell>
          <table:table-cell office:value-type="float" office:value="0">
            <text:p>0</text:p>
          </table:table-cell>
          <table:table-cell office:value-type="string">
            <text:p>copy.py:145(deepcopy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71">
            <text:p>0.71</text:p>
          </table:table-cell>
          <table:table-cell office:value-type="string">
            <text:p>{pygame.base.quit}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21837">
            <text:p>2321837</text:p>
          </table:table-cell>
          <table:table-cell office:value-type="float" office:value="0.391">
            <text:p>0.391</text:p>
          </table:table-cell>
          <table:table-cell office:value-type="float" office:value="0">
            <text:p>0</text:p>
          </table:table-cell>
          <table:table-cell office:value-type="float" office:value="0.391">
            <text:p>0.391</text:p>
          </table:table-cell>
          <table:table-cell office:value-type="float" office:value="0">
            <text:p>0</text:p>
          </table:table-cell>
          <table:table-cell office:value-type="string">
            <text:p>{rang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4724">
            <text:p>854724</text:p>
          </table:table-cell>
          <table:table-cell office:value-type="float" office:value="0.384">
            <text:p>0.384</text:p>
          </table:table-cell>
          <table:table-cell office:value-type="float" office:value="0">
            <text:p>0</text:p>
          </table:table-cell>
          <table:table-cell office:value-type="float" office:value="0.467">
            <text:p>0.467</text:p>
          </table:table-cell>
          <table:table-cell office:value-type="float" office:value="0">
            <text:p>0</text:p>
          </table:table-cell>
          <table:table-cell office:value-type="string">
            <text:p>ChessBoard.py:261(getColor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121129/24841</text:p>
          </table:table-cell>
          <table:table-cell office:value-type="float" office:value="0.379">
            <text:p>0.379</text:p>
          </table:table-cell>
          <table:table-cell office:value-type="float" office:value="0">
            <text:p>0</text:p>
          </table:table-cell>
          <table:table-cell office:value-type="float" office:value="1.607">
            <text:p>1.607</text:p>
          </table:table-cell>
          <table:table-cell office:value-type="float" office:value="0">
            <text:p>0</text:p>
          </table:table-cell>
          <table:table-cell office:value-type="string">
            <text:p>copy.py:226(_deepcopy_lis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86222">
            <text:p>1386222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string">
            <text:p>ChessBoard.py:249(isFre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400">
            <text:p>37400</text:p>
          </table:table-cell>
          <table:table-cell office:value-type="float" office:value="0.217">
            <text:p>0.217</text:p>
          </table:table-cell>
          <table:table-cell office:value-type="float" office:value="0">
            <text:p>0</text:p>
          </table:table-cell>
          <table:table-cell office:value-type="float" office:value="0.336">
            <text:p>0.336</text:p>
          </table:table-cell>
          <table:table-cell office:value-type="float" office:value="0">
            <text:p>0</text:p>
          </table:table-cell>
          <table:table-cell office:value-type="string">
            <text:p>ChessBoard.py:335(trace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5450">
            <text:p>335450</text:p>
          </table:table-cell>
          <table:table-cell office:value-type="float" office:value="0.175">
            <text:p>0.175</text:p>
          </table:table-cell>
          <table:table-cell office:value-type="float" office:value="0">
            <text:p>0</text:p>
          </table:table-cell>
          <table:table-cell office:value-type="float" office:value="0.225">
            <text:p>0.225</text:p>
          </table:table-cell>
          <table:table-cell office:value-type="float" office:value="0">
            <text:p>0</text:p>
          </table:table-cell>
          <table:table-cell office:value-type="string">
            <text:p>copy.py:267(_keep_ali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5744">
            <text:p>175744</text:p>
          </table:table-cell>
          <table:table-cell office:value-type="float" office:value="0.173">
            <text:p>0.173</text:p>
          </table:table-cell>
          <table:table-cell office:value-type="float" office:value="0">
            <text:p>0</text:p>
          </table:table-cell>
          <table:table-cell office:value-type="float" office:value="3.63">
            <text:p>3.63</text:p>
          </table:table-cell>
          <table:table-cell office:value-type="float" office:value="0">
            <text:p>0</text:p>
          </table:table-cell>
          <table:table-cell office:value-type="string">
            <text:p>ChessBoard.py:1169(getValidMovesS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55421">
            <text:p>1555421</text:p>
          </table:table-cell>
          <table:table-cell office:value-type="float" office:value="0.137">
            <text:p>0.137</text:p>
          </table:table-cell>
          <table:table-cell office:value-type="float" office:value="0">
            <text:p>0</text:p>
          </table:table-cell>
          <table:table-cell office:value-type="float" office:value="0.137">
            <text:p>0.137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append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310111">
            <text:p>1310111</text:p>
          </table:table-cell>
          <table:table-cell office:value-type="float" office:value="0.123">
            <text:p>0.123</text:p>
          </table:table-cell>
          <table:table-cell office:value-type="float" office:value="0">
            <text:p>0</text:p>
          </table:table-cell>
          <table:table-cell office:value-type="float" office:value="0.123">
            <text:p>0.123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get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746">
            <text:p>2746</text:p>
          </table:table-cell>
          <table:table-cell office:value-type="float" office:value="0.103">
            <text:p>0.103</text:p>
          </table:table-cell>
          <table:table-cell office:value-type="float" office:value="0">
            <text:p>0</text:p>
          </table:table-cell>
          <table:table-cell office:value-type="float" office:value="3.738">
            <text:p>3.738</text:p>
          </table:table-cell>
          <table:table-cell office:value-type="float" office:value="0.001">
            <text:p>0.001</text:p>
          </table:table-cell>
          <table:table-cell office:value-type="string">
            <text:p>evaluation_functions.py:75(simple_activity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71">
            <text:p>6371</text:p>
          </table:table-cell>
          <table:table-cell office:value-type="float" office:value="0.092">
            <text:p>0.092</text:p>
          </table:table-cell>
          <table:table-cell office:value-type="float" office:value="0">
            <text:p>0</text:p>
          </table:table-cell>
          <table:table-cell office:value-type="float" office:value="0.102">
            <text:p>0.102</text:p>
          </table:table-cell>
          <table:table-cell office:value-type="float" office:value="0">
            <text:p>0</text:p>
          </table:table-cell>
          <table:table-cell office:value-type="string">
            <text:p>ChessBoard.py:128(loadCurStat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329">
            <text:p>60329</text:p>
          </table:table-cell>
          <table:table-cell office:value-type="float" office:value="0.091">
            <text:p>0.091</text:p>
          </table:table-cell>
          <table:table-cell office:value-type="float" office:value="0">
            <text:p>0</text:p>
          </table:table-cell>
          <table:table-cell office:value-type="float" office:value="1.252">
            <text:p>1.252</text:p>
          </table:table-cell>
          <table:table-cell office:value-type="float" office:value="0">
            <text:p>0</text:p>
          </table:table-cell>
          <table:table-cell office:value-type="string">
            <text:p>ChessBoard.py:205(checkKingGu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0.087">
            <text:p>0.087</text:p>
          </table:table-cell>
          <table:table-cell office:value-type="float" office:value="0.003">
            <text:p>0.003</text:p>
          </table:table-cell>
          <table:table-cell office:value-type="float" office:value="0.087">
            <text:p>0.087</text:p>
          </table:table-cell>
          <table:table-cell office:value-type="float" office:value="0.003">
            <text:p>0.003</text:p>
          </table:table-cell>
          <table:table-cell office:value-type="string">
            <text:p>{pygame.display.flip}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8885">
            <text:p>1468885</text:p>
          </table:table-cell>
          <table:table-cell office:value-type="float" office:value="0.082">
            <text:p>0.082</text:p>
          </table:table-cell>
          <table:table-cell office:value-type="float" office:value="0">
            <text:p>0</text:p>
          </table:table-cell>
          <table:table-cell office:value-type="float" office:value="0.082">
            <text:p>0.082</text:p>
          </table:table-cell>
          <table:table-cell office:value-type="float" office:value="0">
            <text:p>0</text:p>
          </table:table-cell>
          <table:table-cell office:value-type="string">
            <text:p>{id}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937">
            <text:p>61937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1.709">
            <text:p>1.709</text:p>
          </table:table-cell>
          <table:table-cell office:value-type="float" office:value="0">
            <text:p>0</text:p>
          </table:table-cell>
          <table:table-cell office:value-type="string">
            <text:p>ChessBoard.py:1128(get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336">
            <text:p>15336</text:p>
          </table:table-cell>
          <table:table-cell office:value-type="float" office:value="0.062">
            <text:p>0.062</text:p>
          </table:table-cell>
          <table:table-cell office:value-type="float" office:value="0">
            <text:p>0</text:p>
          </table:table-cell>
          <table:table-cell office:value-type="float" office:value="0.37">
            <text:p>0.37</text:p>
          </table:table-cell>
          <table:table-cell office:value-type="float" office:value="0">
            <text:p>0</text:p>
          </table:table-cell>
          <table:table-cell office:value-type="string">
            <text:p>ChessBoard.py:447(getValidKnight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03">
            <text:p>6403</text:p>
          </table:table-cell>
          <table:table-cell office:value-type="float" office:value="0.062">
            <text:p>0.062</text:p>
          </table:table-cell>
          <table:table-cell office:value-type="float" office:value="0">
            <text:p>0</text:p>
          </table:table-cell>
          <table:table-cell office:value-type="float" office:value="0.062">
            <text:p>0.062</text:p>
          </table:table-cell>
          <table:table-cell office:value-type="float" office:value="0">
            <text:p>0</text:p>
          </table:table-cell>
          <table:table-cell office:value-type="string">
            <text:p>ChessBoard.py:106(state2st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6181">
            <text:p>756181</text:p>
          </table:table-cell>
          <table:table-cell office:value-type="float" office:value="0.056">
            <text:p>0.056</text:p>
          </table:table-cell>
          <table:table-cell office:value-type="float" office:value="0">
            <text:p>0</text:p>
          </table:table-cell>
          <table:table-cell office:value-type="float" office:value="0.056">
            <text:p>0.056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s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2804">
            <text:p>12804</text:p>
          </table:table-cell>
          <table:table-cell office:value-type="float" office:value="0.043">
            <text:p>0.043</text:p>
          </table:table-cell>
          <table:table-cell office:value-type="float" office:value="0">
            <text:p>0</text:p>
          </table:table-cell>
          <table:table-cell office:value-type="float" office:value="0.097">
            <text:p>0.097</text:p>
          </table:table-cell>
          <table:table-cell office:value-type="float" office:value="0">
            <text:p>0</text:p>
          </table:table-cell>
          <table:table-cell office:value-type="string">
            <text:p>copy.py:234(_deepcopy_tupl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02">
            <text:p>6402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2.308">
            <text:p>2.308</text:p>
          </table:table-cell>
          <table:table-cell office:value-type="float" office:value="0">
            <text:p>0</text:p>
          </table:table-cell>
          <table:table-cell office:value-type="string">
            <text:p>ChessBoard.py:1199(addMove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6402/31</text:p>
          </table:table-cell>
          <table:table-cell office:value-type="float" office:value="0.038">
            <text:p>0.038</text:p>
          </table:table-cell>
          <table:table-cell office:value-type="float" office:value="0">
            <text:p>0</text:p>
          </table:table-cell>
          <table:table-cell office:value-type="float" office:value="8.512">
            <text:p>8.512</text:p>
          </table:table-cell>
          <table:table-cell office:value-type="float" office:value="0.275">
            <text:p>0.275</text:p>
          </table:table-cell>
          <table:table-cell office:value-type="string">
            <text:p>ChessAI.py:157(negamax_ab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8">
            <text:p>798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  <table:table-cell office:value-type="float" office:value="1.191">
            <text:p>1.191</text:p>
          </table:table-cell>
          <table:table-cell office:value-type="float" office:value="0.001">
            <text:p>0.001</text:p>
          </table:table-cell>
          <table:table-cell office:value-type="string">
            <text:p>ChessAI.py:190(get_valid_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03">
            <text:p>6403</text:p>
          </table:table-cell>
          <table:table-cell office:value-type="float" office:value="0.034">
            <text:p>0.034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string">
            <text:p>ChessBoard.py:151(pushStat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48">
            <text:p>2748</text:p>
          </table:table-cell>
          <table:table-cell office:value-type="float" office:value="0.032">
            <text:p>0.032</text:p>
          </table:table-cell>
          <table:table-cell office:value-type="float" office:value="0">
            <text:p>0</text:p>
          </table:table-cell>
          <table:table-cell office:value-type="float" office:value="4.092">
            <text:p>4.092</text:p>
          </table:table-cell>
          <table:table-cell office:value-type="float" office:value="0.001">
            <text:p>0.001</text:p>
          </table:table-cell>
          <table:table-cell office:value-type="string">
            <text:p>evaluation_functions.py:33(terminal_eval2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56">
            <text:p>2856</text:p>
          </table:table-cell>
          <table:table-cell office:value-type="float" office:value="0.032">
            <text:p>0.032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">
            <text:p>0</text:p>
          </table:table-cell>
          <table:table-cell office:value-type="string">
            <text:p>evaluation_functions.py:9(terminal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02">
            <text:p>6402</text:p>
          </table:table-cell>
          <table:table-cell office:value-type="float" office:value="0.031">
            <text:p>0.031</text:p>
          </table:table-cell>
          <table:table-cell office:value-type="float" office:value="0">
            <text:p>0</text:p>
          </table:table-cell>
          <table:table-cell office:value-type="float" office:value="0.621">
            <text:p>0.621</text:p>
          </table:table-cell>
          <table:table-cell office:value-type="float" office:value="0">
            <text:p>0</text:p>
          </table:table-cell>
          <table:table-cell office:value-type="string">
            <text:p>ChessBoard.py:323(hasAny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2272">
            <text:p>432272</text:p>
          </table:table-cell>
          <table:table-cell office:value-type="float" office:value="0.031">
            <text:p>0.031</text:p>
          </table:table-cell>
          <table:table-cell office:value-type="float" office:value="0">
            <text:p>0</text:p>
          </table:table-cell>
          <table:table-cell office:value-type="float" office:value="0.031">
            <text:p>0.031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slow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59842">
            <text:p>259842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9168">
            <text:p>9168</text:p>
          </table:table-cell>
          <table:table-cell office:value-type="float" office:value="0.028">
            <text:p>0.028</text:p>
          </table:table-cell>
          <table:table-cell office:value-type="float" office:value="0">
            <text:p>0</text:p>
          </table:table-cell>
          <table:table-cell office:value-type="float" office:value="0.259">
            <text:p>0.259</text:p>
          </table:table-cell>
          <table:table-cell office:value-type="float" office:value="0">
            <text:p>0</text:p>
          </table:table-cell>
          <table:table-cell office:value-type="string">
            <text:p>ChessBoard.py:389(getValidPawn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8">
            <text:p>798</text:p>
          </table:table-cell>
          <table:table-cell office:value-type="float" office:value="0.027">
            <text:p>0.027</text:p>
          </table:table-cell>
          <table:table-cell office:value-type="float" office:value="0">
            <text:p>0</text:p>
          </table:table-cell>
          <table:table-cell office:value-type="float" office:value="0.422">
            <text:p>0.422</text:p>
          </table:table-cell>
          <table:table-cell office:value-type="float" office:value="0.001">
            <text:p>0.001</text:p>
          </table:table-cell>
          <table:table-cell office:value-type="string">
            <text:p>ChessAI.py:201(score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>
            <text:p>62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string">
            <text:p>{pygame.display.set_caption}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01">
            <text:p>5601</text:p>
          </table:table-cell>
          <table:table-cell office:value-type="float" office:value="0.023">
            <text:p>0.023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0">
            <text:p>0</text:p>
          </table:table-cell>
          <table:table-cell office:value-type="string">
            <text:p>evaluation_functions.py:57(simple_material_eval)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0.021">
            <text:p>0.021</text:p>
          </table:table-cell>
          <table:table-cell office:value-type="float" office:value="0.001">
            <text:p>0.001</text:p>
          </table:table-cell>
          <table:table-cell office:value-type="float" office:value="0.021">
            <text:p>0.021</text:p>
          </table:table-cell>
          <table:table-cell office:value-type="float" office:value="0.001">
            <text:p>0.001</text:p>
          </table:table-cell>
          <table:table-cell office:value-type="string">
            <text:p>{method</text:p>
          </table:table-cell>
          <table:table-cell office:value-type="string">
            <text:p>'tick'</text:p>
          </table:table-cell>
          <table:table-cell office:value-type="string">
            <text:p>of</text:p>
          </table:table-cell>
          <table:table-cell office:value-type="string">
            <text:p>'Clock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9260">
            <text:p>2926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494">
            <text:p>0.494</text:p>
          </table:table-cell>
          <table:table-cell office:value-type="float" office:value="0">
            <text:p>0</text:p>
          </table:table-cell>
          <table:table-cell office:value-type="string">
            <text:p>ChessBoard.py:1080(isCheck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1517">
            <text:p>201517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string">
            <text:p>copy.py:198(_deepcopy_atomic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988">
            <text:p>33988</text:p>
          </table:table-cell>
          <table:table-cell office:value-type="float" office:value="0.017">
            <text:p>0.017</text:p>
          </table:table-cell>
          <table:table-cell office:value-type="float" office:value="0">
            <text:p>0</text:p>
          </table:table-cell>
          <table:table-cell office:value-type="float" office:value="0.021">
            <text:p>0.021</text:p>
          </table:table-cell>
          <table:table-cell office:value-type="float" office:value="0">
            <text:p>0</text:p>
          </table:table-cell>
          <table:table-cell office:value-type="string">
            <text:p>ChessBoard.py:252(getColor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477">
            <text:p>14477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office:value-type="float" office:value="0.326">
            <text:p>0.326</text:p>
          </table:table-cell>
          <table:table-cell office:value-type="float" office:value="0">
            <text:p>0</text:p>
          </table:table-cell>
          <table:table-cell office:value-type="string">
            <text:p>ChessBoard.py:369(getValidRookMoves)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98">
            <text:p>6398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count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1130">
            <text:p>11130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float" office:value="0.497">
            <text:p>0.497</text:p>
          </table:table-cell>
          <table:table-cell office:value-type="float" office:value="0">
            <text:p>0</text:p>
          </table:table-cell>
          <table:table-cell office:value-type="string">
            <text:p>ChessBoard.py:358(getValidQueen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011">
            <text:p>0.011</text:p>
          </table:table-cell>
          <table:table-cell office:value-type="string">
            <text:p>{pygame.display.set_mod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20">
            <text:p>192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blit'</text:p>
          </table:table-cell>
          <table:table-cell office:value-type="string">
            <text:p>of</text:p>
          </table:table-cell>
          <table:table-cell office:value-type="string">
            <text:p>'pygame.Surface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0218">
            <text:p>10218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office:value-type="float" office:value="0.275">
            <text:p>0.275</text:p>
          </table:table-cell>
          <table:table-cell office:value-type="float" office:value="0">
            <text:p>0</text:p>
          </table:table-cell>
          <table:table-cell office:value-type="string">
            <text:p>ChessBoard.py:379(getValidBishop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75">
            <text:p>1575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">
            <text:p>0</text:p>
          </table:table-cell>
          <table:table-cell office:value-type="string">
            <text:p>ChessBoard.py:459(getValidKing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98">
            <text:p>6398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ChessBoard.py:174(threeRepetitio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526">
            <text:p>90526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string">
            <text:p>{len}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33">
            <text:p>5633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float" office:value="0.631">
            <text:p>0.631</text:p>
          </table:table-cell>
          <table:table-cell office:value-type="float" office:value="0">
            <text:p>0</text:p>
          </table:table-cell>
          <table:table-cell office:value-type="string">
            <text:p>ChessBoard.py:1107(g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02">
            <text:p>6402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string">
            <text:p>ChessBoard.py:171(push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71">
            <text:p>6371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float" office:value="0.107">
            <text:p>0.107</text:p>
          </table:table-cell>
          <table:table-cell office:value-type="float" office:value="0">
            <text:p>0</text:p>
          </table:table-cell>
          <table:table-cell office:value-type="string">
            <text:p>ChessBoard.py:1043(undo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36">
            <text:p>2136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float" office:value="0.062">
            <text:p>0.062</text:p>
          </table:table-cell>
          <table:table-cell office:value-type="float" office:value="0">
            <text:p>0</text:p>
          </table:table-cell>
          <table:table-cell office:value-type="string">
            <text:p>ChessBoard.py:502(movePaw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93">
            <text:p>2193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string">
            <text:p>ChessBoard.py:635(moveQuee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8">
            <text:p>938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string">
            <text:p>ChessAI.py:225(return_and_del_largest_elemen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879">
            <text:p>18879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has_key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5433">
            <text:p>5433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keys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.002">
            <text:p>0.002</text:p>
          </table:table-cell>
          <table:table-cell table:number-columns-repeated="2" office:value-type="float" office:value="9.411">
            <text:p>9.411</text:p>
          </table:table-cell>
          <table:table-cell office:value-type="string">
            <text:p>ChessClient.py:15(mainLooptem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46">
            <text:p>2746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3.74">
            <text:p>3.74</text:p>
          </table:table-cell>
          <table:table-cell office:value-type="float" office:value="0.001">
            <text:p>0.001</text:p>
          </table:table-cell>
          <table:table-cell office:value-type="string">
            <text:p>evaluation_functions.py:68(simple_pos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3">
            <text:p>523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53">
            <text:p>0.053</text:p>
          </table:table-cell>
          <table:table-cell office:value-type="float" office:value="0">
            <text:p>0</text:p>
          </table:table-cell>
          <table:table-cell office:value-type="string">
            <text:p>ChessBoard.py:577(moveKing)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8">
            <text:p>948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string">
            <text:p>ChessBoard.py:557(moveKnigh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string">
            <text:p>ChessClient.py:198(drawPiec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96">
            <text:p>6496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ChessBoard.py:1091(isGameOv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51">
            <text:p>5451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ChessBoard.py:197(clear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71">
            <text:p>6371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pop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8.531">
            <text:p>8.531</text:p>
          </table:table-cell>
          <table:table-cell office:value-type="float" office:value="0.275">
            <text:p>0.275</text:p>
          </table:table-cell>
          <table:table-cell office:value-type="string">
            <text:p>ChessAI.py:44(make_next_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1">
            <text:p>59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string">
            <text:p>ChessBoard.py:655(moveBishop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000">
            <text:p>160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abs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pygame.imageext.load_extended}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8">
            <text:p>79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zip}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.411">
            <text:p>9.411</text:p>
          </table:table-cell>
          <table:table-cell office:value-type="string">
            <text:p>&lt;string&gt;:1(&lt;module&gt;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.411">
            <text:p>9.411</text:p>
          </table:table-cell>
          <table:table-cell office:value-type="string">
            <text:p>ChessClient.py:237(mai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0.033">
            <text:p>0.033</text:p>
          </table:table-cell>
          <table:table-cell office:value-type="float" office:value="0.001">
            <text:p>0.001</text:p>
          </table:table-cell>
          <table:table-cell office:value-type="string">
            <text:p>ChessClient.py:223(draw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3">
            <text:p>0.013</text:p>
          </table:table-cell>
          <table:table-cell office:value-type="float" office:value="0">
            <text:p>0</text:p>
          </table:table-cell>
          <table:table-cell office:value-type="string">
            <text:p>ChessClient.py:230(title_game_display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ChessClient.py:16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AI.py:30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1099(getGameResul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>
            <text:p>7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1115(getTur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951">
            <text:p>95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194(set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202(endGam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674(moveRook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846(_formatAI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863(res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97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Client.py:208(drawMarkPo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Client.py:215(drawHighlight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Client.py:9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8">
            <text:p>79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rune_functions.py:8(never_prun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disable'</text:p>
          </table:table-cell>
          <table:table-cell office:value-type="string">
            <text:p>of</text:p>
          </table:table-cell>
          <table:table-cell office:value-type="string">
            <text:p>'_lsprof.Profile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pygame.base.ini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pygame.event.ge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pygame.time.Clock}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time.time}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float" office:value="11342510">
            <text:p>11342510</text:p>
          </table:table-cell>
          <table:table-cell office:value-type="string">
            <text:p>function</text:p>
          </table:table-cell>
          <table:table-cell office:value-type="string">
            <text:p>calls</text:p>
          </table:table-cell>
          <table:table-cell office:value-type="string">
            <text:p>(10283231</text:p>
          </table:table-cell>
          <table:table-cell office:value-type="string">
            <text:p>primitive</text:p>
          </table:table-cell>
          <table:table-cell office:value-type="string">
            <text:p>calls)</text:p>
          </table:table-cell>
          <table:table-cell office:value-type="string">
            <text:p>in</text:p>
          </table:table-cell>
          <table:table-cell office:value-type="float" office:value="9.974">
            <text:p>9.974</text:p>
          </table:table-cell>
          <table:table-cell office:value-type="string">
            <text:p>seconds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Ordered</text:p>
          </table:table-cell>
          <table:table-cell office:value-type="string">
            <text:p>by:</text:p>
          </table:table-cell>
          <table:table-cell office:value-type="string">
            <text:p>standard</text:p>
          </table:table-cell>
          <table:table-cell office:value-type="string">
            <text:p>name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>
            <text:p>ncalls</text:p>
          </table:table-cell>
          <table:table-cell office:value-type="string">
            <text:p>tottime</text:p>
          </table:table-cell>
          <table:table-cell office:value-type="string">
            <text:p>percall</text:p>
          </table:table-cell>
          <table:table-cell office:value-type="string">
            <text:p>cumtime</text:p>
          </table:table-cell>
          <table:table-cell office:value-type="string">
            <text:p>percall</text:p>
          </table:table-cell>
          <table:table-cell office:value-type="string">
            <text:p>filename:lineno(function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">
            <text:p>116</text:p>
          </table:table-cell>
          <table:table-cell office:value-type="float" office:value="2.51">
            <text:p>2.51</text:p>
          </table:table-cell>
          <table:table-cell office:value-type="float" office:value="0.022">
            <text:p>0.022</text:p>
          </table:table-cell>
          <table:table-cell office:value-type="float" office:value="2.51">
            <text:p>2.51</text:p>
          </table:table-cell>
          <table:table-cell office:value-type="float" office:value="0.022">
            <text:p>0.022</text:p>
          </table:table-cell>
          <table:table-cell office:value-type="string">
            <text:p>{method</text:p>
          </table:table-cell>
          <table:table-cell office:value-type="string">
            <text:p>'tick'</text:p>
          </table:table-cell>
          <table:table-cell office:value-type="string">
            <text:p>of</text:p>
          </table:table-cell>
          <table:table-cell office:value-type="string">
            <text:p>'Clock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12793">
            <text:p>112793</text:p>
          </table:table-cell>
          <table:table-cell office:value-type="float" office:value="1.178">
            <text:p>1.178</text:p>
          </table:table-cell>
          <table:table-cell office:value-type="float" office:value="0">
            <text:p>0</text:p>
          </table:table-cell>
          <table:table-cell office:value-type="float" office:value="1.702">
            <text:p>1.702</text:p>
          </table:table-cell>
          <table:table-cell office:value-type="float" office:value="0">
            <text:p>0</text:p>
          </table:table-cell>
          <table:table-cell office:value-type="string">
            <text:p>ChessBoard.py:269(isThreatene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863">
            <text:p>68863</text:p>
          </table:table-cell>
          <table:table-cell office:value-type="float" office:value="0.904">
            <text:p>0.904</text:p>
          </table:table-cell>
          <table:table-cell office:value-type="float" office:value="0">
            <text:p>0</text:p>
          </table:table-cell>
          <table:table-cell office:value-type="float" office:value="1.012">
            <text:p>1.012</text:p>
          </table:table-cell>
          <table:table-cell office:value-type="float" office:value="0">
            <text:p>0</text:p>
          </table:table-cell>
          <table:table-cell office:value-type="string">
            <text:p>ChessBoard.py:186(updateKingLocations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980866/24926</text:p>
          </table:table-cell>
          <table:table-cell office:value-type="float" office:value="0.748">
            <text:p>0.748</text:p>
          </table:table-cell>
          <table:table-cell office:value-type="float" office:value="0">
            <text:p>0</text:p>
          </table:table-cell>
          <table:table-cell office:value-type="float" office:value="1.715">
            <text:p>1.715</text:p>
          </table:table-cell>
          <table:table-cell office:value-type="float" office:value="0">
            <text:p>0</text:p>
          </table:table-cell>
          <table:table-cell office:value-type="string">
            <text:p>copy.py:145(deepcopy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705">
            <text:p>0.705</text:p>
          </table:table-cell>
          <table:table-cell office:value-type="string">
            <text:p>{pygame.base.quit}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121894/24926</text:p>
          </table:table-cell>
          <table:table-cell office:value-type="float" office:value="0.402">
            <text:p>0.402</text:p>
          </table:table-cell>
          <table:table-cell office:value-type="float" office:value="0">
            <text:p>0</text:p>
          </table:table-cell>
          <table:table-cell office:value-type="float" office:value="1.653">
            <text:p>1.653</text:p>
          </table:table-cell>
          <table:table-cell office:value-type="float" office:value="0">
            <text:p>0</text:p>
          </table:table-cell>
          <table:table-cell office:value-type="string">
            <text:p>copy.py:226(_deepcopy_lis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4724">
            <text:p>854724</text:p>
          </table:table-cell>
          <table:table-cell office:value-type="float" office:value="0.391">
            <text:p>0.391</text:p>
          </table:table-cell>
          <table:table-cell office:value-type="float" office:value="0">
            <text:p>0</text:p>
          </table:table-cell>
          <table:table-cell office:value-type="float" office:value="0.475">
            <text:p>0.475</text:p>
          </table:table-cell>
          <table:table-cell office:value-type="float" office:value="0">
            <text:p>0</text:p>
          </table:table-cell>
          <table:table-cell office:value-type="string">
            <text:p>ChessBoard.py:261(getColo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86222">
            <text:p>1386222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office:value-type="string">
            <text:p>ChessBoard.py:249(isFre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400">
            <text:p>37400</text:p>
          </table:table-cell>
          <table:table-cell office:value-type="float" office:value="0.224">
            <text:p>0.224</text:p>
          </table:table-cell>
          <table:table-cell office:value-type="float" office:value="0">
            <text:p>0</text:p>
          </table:table-cell>
          <table:table-cell office:value-type="float" office:value="0.344">
            <text:p>0.344</text:p>
          </table:table-cell>
          <table:table-cell office:value-type="float" office:value="0">
            <text:p>0</text:p>
          </table:table-cell>
          <table:table-cell office:value-type="string">
            <text:p>ChessBoard.py:335(trace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0.221">
            <text:p>0.221</text:p>
          </table:table-cell>
          <table:table-cell office:value-type="float" office:value="0.002">
            <text:p>0.002</text:p>
          </table:table-cell>
          <table:table-cell office:value-type="float" office:value="0.221">
            <text:p>0.221</text:p>
          </table:table-cell>
          <table:table-cell office:value-type="float" office:value="0.002">
            <text:p>0.002</text:p>
          </table:table-cell>
          <table:table-cell office:value-type="string">
            <text:p>{pygame.display.flip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189">
            <text:p>0.189</text:p>
          </table:table-cell>
          <table:table-cell office:value-type="string">
            <text:p>{pygame.display.set_mod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7235">
            <text:p>337235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0.232">
            <text:p>0.232</text:p>
          </table:table-cell>
          <table:table-cell office:value-type="float" office:value="0">
            <text:p>0</text:p>
          </table:table-cell>
          <table:table-cell office:value-type="string">
            <text:p>copy.py:267(_keep_alive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3241">
            <text:p>1563241</text:p>
          </table:table-cell>
          <table:table-cell office:value-type="float" office:value="0.138">
            <text:p>0.138</text:p>
          </table:table-cell>
          <table:table-cell office:value-type="float" office:value="0">
            <text:p>0</text:p>
          </table:table-cell>
          <table:table-cell office:value-type="float" office:value="0.138">
            <text:p>0.138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append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1">
          <table:table-cell/>
          <table:table-cell office:value-type="float" office:value="740141">
            <text:p>740141</text:p>
          </table:table-cell>
          <table:table-cell office:value-type="float" office:value="0.134">
            <text:p>0.134</text:p>
          </table:table-cell>
          <table:table-cell office:value-type="float" office:value="0">
            <text:p>0</text:p>
          </table:table-cell>
          <table:table-cell office:value-type="float" office:value="0.134">
            <text:p>0.134</text:p>
          </table:table-cell>
          <table:table-cell office:value-type="float" office:value="0">
            <text:p>0</text:p>
          </table:table-cell>
          <table:table-cell office:value-type="string">
            <text:p>{rang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2">
            <text:p>232</text:p>
          </table:table-cell>
          <table:table-cell office:value-type="float" office:value="0.133">
            <text:p>0.133</text:p>
          </table:table-cell>
          <table:table-cell office:value-type="float" office:value="0.001">
            <text:p>0.001</text:p>
          </table:table-cell>
          <table:table-cell office:value-type="float" office:value="0.133">
            <text:p>0.133</text:p>
          </table:table-cell>
          <table:table-cell office:value-type="float" office:value="0.001">
            <text:p>0.001</text:p>
          </table:table-cell>
          <table:table-cell office:value-type="string">
            <text:p>{pygame.display.set_caption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18101">
            <text:p>1318101</text:p>
          </table:table-cell>
          <table:table-cell office:value-type="float" office:value="0.126">
            <text:p>0.126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get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75744">
            <text:p>175744</text:p>
          </table:table-cell>
          <table:table-cell office:value-type="float" office:value="0.121">
            <text:p>0.121</text:p>
          </table:table-cell>
          <table:table-cell office:value-type="float" office:value="0">
            <text:p>0</text:p>
          </table:table-cell>
          <table:table-cell office:value-type="float" office:value="1.069">
            <text:p>1.069</text:p>
          </table:table-cell>
          <table:table-cell office:value-type="float" office:value="0">
            <text:p>0</text:p>
          </table:table-cell>
          <table:table-cell office:value-type="string">
            <text:p>ChessBoard.py:1169(getValidMoves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098">
            <text:p>0.098</text:p>
          </table:table-cell>
          <table:table-cell office:value-type="string">
            <text:p>{pygame.base.ini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71">
            <text:p>6371</text:p>
          </table:table-cell>
          <table:table-cell office:value-type="float" office:value="0.094">
            <text:p>0.094</text:p>
          </table:table-cell>
          <table:table-cell office:value-type="float" office:value="0">
            <text:p>0</text:p>
          </table:table-cell>
          <table:table-cell office:value-type="float" office:value="0.103">
            <text:p>0.103</text:p>
          </table:table-cell>
          <table:table-cell office:value-type="float" office:value="0">
            <text:p>0</text:p>
          </table:table-cell>
          <table:table-cell office:value-type="string">
            <text:p>ChessBoard.py:128(loadCurStat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329">
            <text:p>60329</text:p>
          </table:table-cell>
          <table:table-cell office:value-type="float" office:value="0.092">
            <text:p>0.092</text:p>
          </table:table-cell>
          <table:table-cell office:value-type="float" office:value="0">
            <text:p>0</text:p>
          </table:table-cell>
          <table:table-cell office:value-type="float" office:value="1.233">
            <text:p>1.233</text:p>
          </table:table-cell>
          <table:table-cell office:value-type="float" office:value="0">
            <text:p>0</text:p>
          </table:table-cell>
          <table:table-cell office:value-type="string">
            <text:p>ChessBoard.py:205(checkKingGu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46">
            <text:p>2746</text:p>
          </table:table-cell>
          <table:table-cell office:value-type="float" office:value="0.091">
            <text:p>0.091</text:p>
          </table:table-cell>
          <table:table-cell office:value-type="float" office:value="0">
            <text:p>0</text:p>
          </table:table-cell>
          <table:table-cell office:value-type="float" office:value="1.167">
            <text:p>1.167</text:p>
          </table:table-cell>
          <table:table-cell office:value-type="float" office:value="0">
            <text:p>0</text:p>
          </table:table-cell>
          <table:table-cell office:value-type="string">
            <text:p>evaluation_functions.py:75(simple_activity_eval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77725">
            <text:p>1477725</text:p>
          </table:table-cell>
          <table:table-cell office:value-type="float" office:value="0.083">
            <text:p>0.083</text:p>
          </table:table-cell>
          <table:table-cell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0">
            <text:p>0</text:p>
          </table:table-cell>
          <table:table-cell office:value-type="string">
            <text:p>{id}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937">
            <text:p>61937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1.707">
            <text:p>1.707</text:p>
          </table:table-cell>
          <table:table-cell office:value-type="float" office:value="0">
            <text:p>0</text:p>
          </table:table-cell>
          <table:table-cell office:value-type="string">
            <text:p>ChessBoard.py:1128(get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336">
            <text:p>15336</text:p>
          </table:table-cell>
          <table:table-cell office:value-type="float" office:value="0.063">
            <text:p>0.063</text:p>
          </table:table-cell>
          <table:table-cell office:value-type="float" office:value="0">
            <text:p>0</text:p>
          </table:table-cell>
          <table:table-cell office:value-type="float" office:value="0.37">
            <text:p>0.37</text:p>
          </table:table-cell>
          <table:table-cell office:value-type="float" office:value="0">
            <text:p>0</text:p>
          </table:table-cell>
          <table:table-cell office:value-type="string">
            <text:p>ChessBoard.py:447(getValidKnight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03">
            <text:p>6403</text:p>
          </table:table-cell>
          <table:table-cell office:value-type="float" office:value="0.061">
            <text:p>0.061</text:p>
          </table:table-cell>
          <table:table-cell office:value-type="float" office:value="0">
            <text:p>0</text:p>
          </table:table-cell>
          <table:table-cell office:value-type="float" office:value="0.061">
            <text:p>0.061</text:p>
          </table:table-cell>
          <table:table-cell office:value-type="float" office:value="0">
            <text:p>0</text:p>
          </table:table-cell>
          <table:table-cell office:value-type="string">
            <text:p>ChessBoard.py:106(state2st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02">
            <text:p>6402</text:p>
          </table:table-cell>
          <table:table-cell office:value-type="float" office:value="0.057">
            <text:p>0.057</text:p>
          </table:table-cell>
          <table:table-cell office:value-type="float" office:value="0">
            <text:p>0</text:p>
          </table:table-cell>
          <table:table-cell office:value-type="float" office:value="2.34">
            <text:p>2.34</text:p>
          </table:table-cell>
          <table:table-cell office:value-type="float" office:value="0">
            <text:p>0</text:p>
          </table:table-cell>
          <table:table-cell office:value-type="string">
            <text:p>ChessBoard.py:1199(add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6181">
            <text:p>756181</text:p>
          </table:table-cell>
          <table:table-cell office:value-type="float" office:value="0.056">
            <text:p>0.056</text:p>
          </table:table-cell>
          <table:table-cell office:value-type="float" office:value="0">
            <text:p>0</text:p>
          </table:table-cell>
          <table:table-cell office:value-type="float" office:value="0.056">
            <text:p>0.056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s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7360">
            <text:p>7360</text:p>
          </table:table-cell>
          <table:table-cell office:value-type="float" office:value="0.046">
            <text:p>0.046</text:p>
          </table:table-cell>
          <table:table-cell office:value-type="float" office:value="0">
            <text:p>0</text:p>
          </table:table-cell>
          <table:table-cell office:value-type="float" office:value="0.046">
            <text:p>0.046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blit'</text:p>
          </table:table-cell>
          <table:table-cell office:value-type="string">
            <text:p>of</text:p>
          </table:table-cell>
          <table:table-cell office:value-type="string">
            <text:p>'pygame.Surface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2804">
            <text:p>12804</text:p>
          </table:table-cell>
          <table:table-cell office:value-type="float" office:value="0.043">
            <text:p>0.043</text:p>
          </table:table-cell>
          <table:table-cell office:value-type="float" office:value="0">
            <text:p>0</text:p>
          </table:table-cell>
          <table:table-cell office:value-type="float" office:value="0.098">
            <text:p>0.098</text:p>
          </table:table-cell>
          <table:table-cell office:value-type="float" office:value="0">
            <text:p>0</text:p>
          </table:table-cell>
          <table:table-cell office:value-type="string">
            <text:p>copy.py:234(_deepcopy_tuple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6402/31</text:p>
          </table:table-cell>
          <table:table-cell office:value-type="float" office:value="0.037">
            <text:p>0.037</text:p>
          </table:table-cell>
          <table:table-cell office:value-type="float" office:value="0">
            <text:p>0</text:p>
          </table:table-cell>
          <table:table-cell office:value-type="float" office:value="5.975">
            <text:p>5.975</text:p>
          </table:table-cell>
          <table:table-cell office:value-type="float" office:value="0.193">
            <text:p>0.193</text:p>
          </table:table-cell>
          <table:table-cell office:value-type="string">
            <text:p>ChessAI.py:157(negamax_ab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8">
            <text:p>798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  <table:table-cell office:value-type="float" office:value="1.194">
            <text:p>1.194</text:p>
          </table:table-cell>
          <table:table-cell office:value-type="float" office:value="0.001">
            <text:p>0.001</text:p>
          </table:table-cell>
          <table:table-cell office:value-type="string">
            <text:p>ChessAI.py:190(get_valid_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03">
            <text:p>6403</text:p>
          </table:table-cell>
          <table:table-cell office:value-type="float" office:value="0.034">
            <text:p>0.034</text:p>
          </table:table-cell>
          <table:table-cell office:value-type="float" office:value="0">
            <text:p>0</text:p>
          </table:table-cell>
          <table:table-cell office:value-type="float" office:value="0.902">
            <text:p>0.902</text:p>
          </table:table-cell>
          <table:table-cell office:value-type="float" office:value="0">
            <text:p>0</text:p>
          </table:table-cell>
          <table:table-cell office:value-type="string">
            <text:p>ChessBoard.py:151(pushStat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48">
            <text:p>2748</text:p>
          </table:table-cell>
          <table:table-cell office:value-type="float" office:value="0.033">
            <text:p>0.033</text:p>
          </table:table-cell>
          <table:table-cell office:value-type="float" office:value="0">
            <text:p>0</text:p>
          </table:table-cell>
          <table:table-cell office:value-type="float" office:value="1.527">
            <text:p>1.527</text:p>
          </table:table-cell>
          <table:table-cell office:value-type="float" office:value="0.001">
            <text:p>0.001</text:p>
          </table:table-cell>
          <table:table-cell office:value-type="string">
            <text:p>evaluation_functions.py:33(terminal_eval2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02">
            <text:p>6402</text:p>
          </table:table-cell>
          <table:table-cell office:value-type="float" office:value="0.032">
            <text:p>0.032</text:p>
          </table:table-cell>
          <table:table-cell office:value-type="float" office:value="0">
            <text:p>0</text:p>
          </table:table-cell>
          <table:table-cell office:value-type="float" office:value="0.619">
            <text:p>0.619</text:p>
          </table:table-cell>
          <table:table-cell office:value-type="float" office:value="0">
            <text:p>0</text:p>
          </table:table-cell>
          <table:table-cell office:value-type="string">
            <text:p>ChessBoard.py:323(hasAny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56">
            <text:p>2856</text:p>
          </table:table-cell>
          <table:table-cell office:value-type="float" office:value="0.032">
            <text:p>0.032</text:p>
          </table:table-cell>
          <table:table-cell office:value-type="float" office:value="0">
            <text:p>0</text:p>
          </table:table-cell>
          <table:table-cell office:value-type="float" office:value="0.359">
            <text:p>0.359</text:p>
          </table:table-cell>
          <table:table-cell office:value-type="float" office:value="0">
            <text:p>0</text:p>
          </table:table-cell>
          <table:table-cell office:value-type="string">
            <text:p>evaluation_functions.py:9(terminal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2272">
            <text:p>432272</text:p>
          </table:table-cell>
          <table:table-cell office:value-type="float" office:value="0.032">
            <text:p>0.032</text:p>
          </table:table-cell>
          <table:table-cell office:value-type="float" office:value="0">
            <text:p>0</text:p>
          </table:table-cell>
          <table:table-cell office:value-type="float" office:value="0.032">
            <text:p>0.03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slow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59842">
            <text:p>259842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9168">
            <text:p>9168</text:p>
          </table:table-cell>
          <table:table-cell office:value-type="float" office:value="0.029">
            <text:p>0.029</text:p>
          </table:table-cell>
          <table:table-cell office:value-type="float" office:value="0">
            <text:p>0</text:p>
          </table:table-cell>
          <table:table-cell office:value-type="float" office:value="0.255">
            <text:p>0.255</text:p>
          </table:table-cell>
          <table:table-cell office:value-type="float" office:value="0">
            <text:p>0</text:p>
          </table:table-cell>
          <table:table-cell office:value-type="string">
            <text:p>ChessBoard.py:389(getValidPawn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8">
            <text:p>798</text:p>
          </table:table-cell>
          <table:table-cell office:value-type="float" office:value="0.028">
            <text:p>0.028</text:p>
          </table:table-cell>
          <table:table-cell office:value-type="float" office:value="0">
            <text:p>0</text:p>
          </table:table-cell>
          <table:table-cell office:value-type="float" office:value="0.415">
            <text:p>0.415</text:p>
          </table:table-cell>
          <table:table-cell office:value-type="float" office:value="0.001">
            <text:p>0.001</text:p>
          </table:table-cell>
          <table:table-cell office:value-type="string">
            <text:p>ChessAI.py:201(score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01">
            <text:p>5601</text:p>
          </table:table-cell>
          <table:table-cell office:value-type="float" office:value="0.024">
            <text:p>0.024</text:p>
          </table:table-cell>
          <table:table-cell office:value-type="float" office:value="0">
            <text:p>0</text:p>
          </table:table-cell>
          <table:table-cell office:value-type="float" office:value="0.024">
            <text:p>0.024</text:p>
          </table:table-cell>
          <table:table-cell office:value-type="float" office:value="0">
            <text:p>0</text:p>
          </table:table-cell>
          <table:table-cell office:value-type="string">
            <text:p>evaluation_functions.py:57(simple_material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260">
            <text:p>2926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485">
            <text:p>0.485</text:p>
          </table:table-cell>
          <table:table-cell office:value-type="float" office:value="0">
            <text:p>0</text:p>
          </table:table-cell>
          <table:table-cell office:value-type="string">
            <text:p>ChessBoard.py:1080(isCheck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988">
            <text:p>33988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0.022">
            <text:p>0.022</text:p>
          </table:table-cell>
          <table:table-cell office:value-type="float" office:value="0">
            <text:p>0</text:p>
          </table:table-cell>
          <table:table-cell office:value-type="string">
            <text:p>ChessBoard.py:252(getColor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537">
            <text:p>202537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string">
            <text:p>copy.py:198(_deepcopy_atomic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477">
            <text:p>14477</text:p>
          </table:table-cell>
          <table:table-cell office:value-type="float" office:value="0.013">
            <text:p>0.013</text:p>
          </table:table-cell>
          <table:table-cell office:value-type="float" office:value="0">
            <text:p>0</text:p>
          </table:table-cell>
          <table:table-cell office:value-type="float" office:value="0.326">
            <text:p>0.326</text:p>
          </table:table-cell>
          <table:table-cell office:value-type="float" office:value="0">
            <text:p>0</text:p>
          </table:table-cell>
          <table:table-cell office:value-type="string">
            <text:p>ChessBoard.py:369(getValidRook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0.013">
            <text:p>0.013</text:p>
          </table:table-cell>
          <table:table-cell office:value-type="float" office:value="0">
            <text:p>0</text:p>
          </table:table-cell>
          <table:table-cell office:value-type="float" office:value="0.059">
            <text:p>0.059</text:p>
          </table:table-cell>
          <table:table-cell office:value-type="float" office:value="0.001">
            <text:p>0.001</text:p>
          </table:table-cell>
          <table:table-cell office:value-type="string">
            <text:p>ChessClient.py:198(drawPieces)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98">
            <text:p>6398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count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1130">
            <text:p>11130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float" office:value="0.493">
            <text:p>0.493</text:p>
          </table:table-cell>
          <table:table-cell office:value-type="float" office:value="0">
            <text:p>0</text:p>
          </table:table-cell>
          <table:table-cell office:value-type="string">
            <text:p>ChessBoard.py:358(getValidQueen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18">
            <text:p>10218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office:value-type="float" office:value="0.275">
            <text:p>0.275</text:p>
          </table:table-cell>
          <table:table-cell office:value-type="float" office:value="0">
            <text:p>0</text:p>
          </table:table-cell>
          <table:table-cell office:value-type="string">
            <text:p>ChessBoard.py:379(getValidBishop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526">
            <text:p>90526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office:value-type="string">
            <text:p>{len}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98">
            <text:p>6398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float" office:value="0.021">
            <text:p>0.021</text:p>
          </table:table-cell>
          <table:table-cell office:value-type="float" office:value="0">
            <text:p>0</text:p>
          </table:table-cell>
          <table:table-cell office:value-type="string">
            <text:p>ChessBoard.py:174(threeRepetitio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75">
            <text:p>1575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float" office:value="0.123">
            <text:p>0.123</text:p>
          </table:table-cell>
          <table:table-cell office:value-type="float" office:value="0">
            <text:p>0</text:p>
          </table:table-cell>
          <table:table-cell office:value-type="string">
            <text:p>ChessBoard.py:459(getValidKing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02">
            <text:p>6402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0.251">
            <text:p>0.251</text:p>
          </table:table-cell>
          <table:table-cell office:value-type="float" office:value="0">
            <text:p>0</text:p>
          </table:table-cell>
          <table:table-cell office:value-type="string">
            <text:p>ChessBoard.py:171(push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18">
            <text:p>5718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float" office:value="0.674">
            <text:p>0.674</text:p>
          </table:table-cell>
          <table:table-cell office:value-type="float" office:value="0">
            <text:p>0</text:p>
          </table:table-cell>
          <table:table-cell office:value-type="string">
            <text:p>ChessBoard.py:1107(g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36">
            <text:p>2136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float" office:value="0.061">
            <text:p>0.061</text:p>
          </table:table-cell>
          <table:table-cell office:value-type="float" office:value="0">
            <text:p>0</text:p>
          </table:table-cell>
          <table:table-cell office:value-type="string">
            <text:p>ChessBoard.py:502(movePaw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.006">
            <text:p>0.006</text:p>
          </table:table-cell>
          <table:table-cell table:number-columns-repeated="2" office:value-type="float" office:value="9.876">
            <text:p>9.876</text:p>
          </table:table-cell>
          <table:table-cell office:value-type="string">
            <text:p>ChessClient.py:15(mainLooptem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71">
            <text:p>6371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109">
            <text:p>0.109</text:p>
          </table:table-cell>
          <table:table-cell office:value-type="float" office:value="0">
            <text:p>0</text:p>
          </table:table-cell>
          <table:table-cell office:value-type="string">
            <text:p>ChessBoard.py:1043(undo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93">
            <text:p>2193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105">
            <text:p>0.105</text:p>
          </table:table-cell>
          <table:table-cell office:value-type="float" office:value="0">
            <text:p>0</text:p>
          </table:table-cell>
          <table:table-cell office:value-type="string">
            <text:p>ChessBoard.py:635(moveQuee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8">
            <text:p>938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string">
            <text:p>ChessAI.py:225(return_and_del_largest_elemen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>
            <text:p>86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string">
            <text:p>{pygame.event.ge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1">
            <text:p>201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95">
            <text:p>0.095</text:p>
          </table:table-cell>
          <table:table-cell office:value-type="float" office:value="0">
            <text:p>0</text:p>
          </table:table-cell>
          <table:table-cell office:value-type="string">
            <text:p>ChessClient.py:230(title_game_display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879">
            <text:p>18879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has_key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5433">
            <text:p>5433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keys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6836">
            <text:p>6836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ChessBoard.py:1091(isGameOv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51">
            <text:p>5451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ChessBoard.py:197(clear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8">
            <text:p>948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26">
            <text:p>0.026</text:p>
          </table:table-cell>
          <table:table-cell office:value-type="float" office:value="0">
            <text:p>0</text:p>
          </table:table-cell>
          <table:table-cell office:value-type="string">
            <text:p>ChessBoard.py:557(moveKnigh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3">
            <text:p>523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53">
            <text:p>0.053</text:p>
          </table:table-cell>
          <table:table-cell office:value-type="float" office:value="0">
            <text:p>0</text:p>
          </table:table-cell>
          <table:table-cell office:value-type="string">
            <text:p>ChessBoard.py:577(moveKing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149">
            <text:p>0.149</text:p>
          </table:table-cell>
          <table:table-cell office:value-type="float" office:value="0.001">
            <text:p>0.001</text:p>
          </table:table-cell>
          <table:table-cell office:value-type="string">
            <text:p>ChessClient.py:223(draw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46">
            <text:p>2746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1.168">
            <text:p>1.168</text:p>
          </table:table-cell>
          <table:table-cell office:value-type="float" office:value="0">
            <text:p>0</text:p>
          </table:table-cell>
          <table:table-cell office:value-type="string">
            <text:p>evaluation_functions.py:68(simple_pos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71">
            <text:p>6371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pop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5.994">
            <text:p>5.994</text:p>
          </table:table-cell>
          <table:table-cell office:value-type="float" office:value="0.193">
            <text:p>0.193</text:p>
          </table:table-cell>
          <table:table-cell office:value-type="string">
            <text:p>ChessAI.py:44(make_next_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1">
            <text:p>59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string">
            <text:p>ChessBoard.py:655(moveBishop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000">
            <text:p>160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abs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pygame.imageext.load_extended}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8">
            <text:p>79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zip}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.974">
            <text:p>9.974</text:p>
          </table:table-cell>
          <table:table-cell office:value-type="string">
            <text:p>&lt;string&gt;:1(&lt;module&gt;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AI.py:30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4">
            <text:p>17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1099(getGameResul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8">
            <text:p>24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1115(getTur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951">
            <text:p>95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194(set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202(endGam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674(moveRook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846(_formatAI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ChessBoard.py:863(res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ChessBoard.py:97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ChessClient.py:16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>
            <text:p>11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Client.py:208(drawMarkPo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>
            <text:p>11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Client.py:215(drawHighlight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.974">
            <text:p>9.974</text:p>
          </table:table-cell>
          <table:table-cell office:value-type="string">
            <text:p>ChessClient.py:237(mai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Client.py:9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8">
            <text:p>79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rune_functions.py:8(never_prun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disable'</text:p>
          </table:table-cell>
          <table:table-cell office:value-type="string">
            <text:p>of</text:p>
          </table:table-cell>
          <table:table-cell office:value-type="string">
            <text:p>'_lsprof.Profile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pygame.time.Clock}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time.time}</text:p>
          </table:table-cell>
          <table:table-cell table:number-columns-repeated="4"/>
        </table:table-row>
      </table:table>
      <table:table table:name="Sheet3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/>
          <table:table-cell office:value-type="float" office:value="1283826896">
            <text:p>1283826896</text:p>
          </table:table-cell>
          <table:table-cell office:value-type="string">
            <text:p>function</text:p>
          </table:table-cell>
          <table:table-cell office:value-type="string">
            <text:p>calls</text:p>
          </table:table-cell>
          <table:table-cell office:value-type="string">
            <text:p>(1160479008</text:p>
          </table:table-cell>
          <table:table-cell office:value-type="string">
            <text:p>primitive</text:p>
          </table:table-cell>
          <table:table-cell office:value-type="string">
            <text:p>calls)</text:p>
          </table:table-cell>
          <table:table-cell office:value-type="string">
            <text:p>in</text:p>
          </table:table-cell>
          <table:table-cell office:value-type="float" office:value="671.714">
            <text:p>671.714</text:p>
          </table:table-cell>
          <table:table-cell office:value-type="string">
            <text:p>seconds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Ordered</text:p>
          </table:table-cell>
          <table:table-cell office:value-type="string">
            <text:p>by:</text:p>
          </table:table-cell>
          <table:table-cell office:value-type="string">
            <text:p>standard</text:p>
          </table:table-cell>
          <table:table-cell office:value-type="string">
            <text:p>name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>
            <text:p>ncalls</text:p>
          </table:table-cell>
          <table:table-cell office:value-type="string">
            <text:p>tottime</text:p>
          </table:table-cell>
          <table:table-cell office:value-type="string">
            <text:p>percall</text:p>
          </table:table-cell>
          <table:table-cell office:value-type="string">
            <text:p>cumtime</text:p>
          </table:table-cell>
          <table:table-cell office:value-type="string">
            <text:p>percall</text:p>
          </table:table-cell>
          <table:table-cell office:value-type="string">
            <text:p>filename:lineno(functio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13629">
            <text:p>11613629</text:p>
          </table:table-cell>
          <table:table-cell office:value-type="float" office:value="130.081">
            <text:p>130.081</text:p>
          </table:table-cell>
          <table:table-cell office:value-type="float" office:value="0">
            <text:p>0</text:p>
          </table:table-cell>
          <table:table-cell office:value-type="float" office:value="182.682">
            <text:p>182.682</text:p>
          </table:table-cell>
          <table:table-cell office:value-type="float" office:value="0">
            <text:p>0</text:p>
          </table:table-cell>
          <table:table-cell office:value-type="string">
            <text:p>ChessBoard.py:269(isThreatene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33385">
            <text:p>8233385</text:p>
          </table:table-cell>
          <table:table-cell office:value-type="float" office:value="105.515">
            <text:p>105.515</text:p>
          </table:table-cell>
          <table:table-cell office:value-type="float" office:value="0">
            <text:p>0</text:p>
          </table:table-cell>
          <table:table-cell office:value-type="float" office:value="117.837">
            <text:p>117.837</text:p>
          </table:table-cell>
          <table:table-cell office:value-type="float" office:value="0">
            <text:p>0</text:p>
          </table:table-cell>
          <table:table-cell office:value-type="string">
            <text:p>ChessBoard.py:186(updateKingLocations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114236169/2920791</text:p>
          </table:table-cell>
          <table:table-cell office:value-type="float" office:value="81.204">
            <text:p>81.204</text:p>
          </table:table-cell>
          <table:table-cell office:value-type="float" office:value="0">
            <text:p>0</text:p>
          </table:table-cell>
          <table:table-cell office:value-type="float" office:value="186.785">
            <text:p>186.785</text:p>
          </table:table-cell>
          <table:table-cell office:value-type="float" office:value="0">
            <text:p>0</text:p>
          </table:table-cell>
          <table:table-cell office:value-type="string">
            <text:p>copy.py:145(deepcopy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14197767/2920791</text:p>
          </table:table-cell>
          <table:table-cell office:value-type="float" office:value="43.651">
            <text:p>43.651</text:p>
          </table:table-cell>
          <table:table-cell office:value-type="float" office:value="0">
            <text:p>0</text:p>
          </table:table-cell>
          <table:table-cell office:value-type="float" office:value="179.917">
            <text:p>179.917</text:p>
          </table:table-cell>
          <table:table-cell office:value-type="float" office:value="0">
            <text:p>0</text:p>
          </table:table-cell>
          <table:table-cell office:value-type="string">
            <text:p>copy.py:226(_deepcopy_lis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013802">
            <text:p>88013802</text:p>
          </table:table-cell>
          <table:table-cell office:value-type="float" office:value="37.808">
            <text:p>37.808</text:p>
          </table:table-cell>
          <table:table-cell office:value-type="float" office:value="0">
            <text:p>0</text:p>
          </table:table-cell>
          <table:table-cell office:value-type="float" office:value="45.702">
            <text:p>45.702</text:p>
          </table:table-cell>
          <table:table-cell office:value-type="float" office:value="0">
            <text:p>0</text:p>
          </table:table-cell>
          <table:table-cell office:value-type="string">
            <text:p>ChessBoard.py:261(getColo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0500320">
            <text:p>170500320</text:p>
          </table:table-cell>
          <table:table-cell office:value-type="float" office:value="27.869">
            <text:p>27.869</text:p>
          </table:table-cell>
          <table:table-cell office:value-type="float" office:value="0">
            <text:p>0</text:p>
          </table:table-cell>
          <table:table-cell office:value-type="float" office:value="27.869">
            <text:p>27.869</text:p>
          </table:table-cell>
          <table:table-cell office:value-type="float" office:value="0">
            <text:p>0</text:p>
          </table:table-cell>
          <table:table-cell office:value-type="string">
            <text:p>ChessBoard.py:249(isFre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711953">
            <text:p>37711953</text:p>
          </table:table-cell>
          <table:table-cell office:value-type="float" office:value="19.264">
            <text:p>19.264</text:p>
          </table:table-cell>
          <table:table-cell office:value-type="float" office:value="0">
            <text:p>0</text:p>
          </table:table-cell>
          <table:table-cell office:value-type="float" office:value="24.603">
            <text:p>24.603</text:p>
          </table:table-cell>
          <table:table-cell office:value-type="float" office:value="0">
            <text:p>0</text:p>
          </table:table-cell>
          <table:table-cell office:value-type="string">
            <text:p>copy.py:267(_keep_ali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94260">
            <text:p>3894260</text:p>
          </table:table-cell>
          <table:table-cell office:value-type="float" office:value="18.853">
            <text:p>18.853</text:p>
          </table:table-cell>
          <table:table-cell office:value-type="float" office:value="0">
            <text:p>0</text:p>
          </table:table-cell>
          <table:table-cell office:value-type="float" office:value="28.917">
            <text:p>28.917</text:p>
          </table:table-cell>
          <table:table-cell office:value-type="float" office:value="0">
            <text:p>0</text:p>
          </table:table-cell>
          <table:table-cell office:value-type="string">
            <text:p>ChessBoard.py:335(traceValidMoves)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691515">
            <text:p>89691515</text:p>
          </table:table-cell>
          <table:table-cell office:value-type="float" office:value="15.548">
            <text:p>15.548</text:p>
          </table:table-cell>
          <table:table-cell office:value-type="float" office:value="0">
            <text:p>0</text:p>
          </table:table-cell>
          <table:table-cell office:value-type="float" office:value="15.548">
            <text:p>15.548</text:p>
          </table:table-cell>
          <table:table-cell office:value-type="float" office:value="0">
            <text:p>0</text:p>
          </table:table-cell>
          <table:table-cell office:value-type="string">
            <text:p>{range}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6006067">
            <text:p>176006067</text:p>
          </table:table-cell>
          <table:table-cell office:value-type="float" office:value="14.647">
            <text:p>14.647</text:p>
          </table:table-cell>
          <table:table-cell office:value-type="float" office:value="0">
            <text:p>0</text:p>
          </table:table-cell>
          <table:table-cell office:value-type="float" office:value="14.647">
            <text:p>14.647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append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51948122">
            <text:p>151948122</text:p>
          </table:table-cell>
          <table:table-cell office:value-type="float" office:value="14.161">
            <text:p>14.161</text:p>
          </table:table-cell>
          <table:table-cell office:value-type="float" office:value="0">
            <text:p>0</text:p>
          </table:table-cell>
          <table:table-cell office:value-type="float" office:value="14.161">
            <text:p>14.161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get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2005184">
            <text:p>22005184</text:p>
          </table:table-cell>
          <table:table-cell office:value-type="float" office:value="13.32">
            <text:p>13.32</text:p>
          </table:table-cell>
          <table:table-cell office:value-type="float" office:value="0">
            <text:p>0</text:p>
          </table:table-cell>
          <table:table-cell office:value-type="float" office:value="112.982">
            <text:p>112.982</text:p>
          </table:table-cell>
          <table:table-cell office:value-type="float" office:value="0">
            <text:p>0</text:p>
          </table:table-cell>
          <table:table-cell office:value-type="string">
            <text:p>ChessBoard.py:1169(getValidMovesS)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3">
            <text:p>423</text:p>
          </table:table-cell>
          <table:table-cell office:value-type="float" office:value="10.997">
            <text:p>10.997</text:p>
          </table:table-cell>
          <table:table-cell office:value-type="float" office:value="0.026">
            <text:p>0.026</text:p>
          </table:table-cell>
          <table:table-cell office:value-type="float" office:value="10.997">
            <text:p>10.997</text:p>
          </table:table-cell>
          <table:table-cell office:value-type="float" office:value="0.026">
            <text:p>0.026</text:p>
          </table:table-cell>
          <table:table-cell office:value-type="string">
            <text:p>{method</text:p>
          </table:table-cell>
          <table:table-cell office:value-type="string">
            <text:p>'tick'</text:p>
          </table:table-cell>
          <table:table-cell office:value-type="string">
            <text:p>of</text:p>
          </table:table-cell>
          <table:table-cell office:value-type="string">
            <text:p>'Clock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755534">
            <text:p>755534</text:p>
          </table:table-cell>
          <table:table-cell office:value-type="float" office:value="10.949">
            <text:p>10.949</text:p>
          </table:table-cell>
          <table:table-cell office:value-type="float" office:value="0">
            <text:p>0</text:p>
          </table:table-cell>
          <table:table-cell office:value-type="float" office:value="12.074">
            <text:p>12.074</text:p>
          </table:table-cell>
          <table:table-cell office:value-type="float" office:value="0">
            <text:p>0</text:p>
          </table:table-cell>
          <table:table-cell office:value-type="string">
            <text:p>ChessBoard.py:128(loadCurStat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3831">
            <text:p>343831</text:p>
          </table:table-cell>
          <table:table-cell office:value-type="float" office:value="10.653">
            <text:p>10.653</text:p>
          </table:table-cell>
          <table:table-cell office:value-type="float" office:value="0">
            <text:p>0</text:p>
          </table:table-cell>
          <table:table-cell office:value-type="float" office:value="124.407">
            <text:p>124.407</text:p>
          </table:table-cell>
          <table:table-cell office:value-type="float" office:value="0">
            <text:p>0</text:p>
          </table:table-cell>
          <table:table-cell office:value-type="string">
            <text:p>evaluation_functions.py:75(simple_activity_eval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577848">
            <text:p>170577848</text:p>
          </table:table-cell>
          <table:table-cell office:value-type="float" office:value="9.236">
            <text:p>9.236</text:p>
          </table:table-cell>
          <table:table-cell office:value-type="float" office:value="0">
            <text:p>0</text:p>
          </table:table-cell>
          <table:table-cell office:value-type="float" office:value="9.236">
            <text:p>9.236</text:p>
          </table:table-cell>
          <table:table-cell office:value-type="float" office:value="0">
            <text:p>0</text:p>
          </table:table-cell>
          <table:table-cell office:value-type="string">
            <text:p>{id}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74625">
            <text:p>6174625</text:p>
          </table:table-cell>
          <table:table-cell office:value-type="float" office:value="8.287">
            <text:p>8.287</text:p>
          </table:table-cell>
          <table:table-cell office:value-type="float" office:value="0">
            <text:p>0</text:p>
          </table:table-cell>
          <table:table-cell office:value-type="float" office:value="118.489">
            <text:p>118.489</text:p>
          </table:table-cell>
          <table:table-cell office:value-type="float" office:value="0">
            <text:p>0</text:p>
          </table:table-cell>
          <table:table-cell office:value-type="string">
            <text:p>ChessBoard.py:205(checkKingGu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78170">
            <text:p>7378170</text:p>
          </table:table-cell>
          <table:table-cell office:value-type="float" office:value="7.631">
            <text:p>7.631</text:p>
          </table:table-cell>
          <table:table-cell office:value-type="float" office:value="0">
            <text:p>0</text:p>
          </table:table-cell>
          <table:table-cell office:value-type="float" office:value="179.371">
            <text:p>179.371</text:p>
          </table:table-cell>
          <table:table-cell office:value-type="float" office:value="0">
            <text:p>0</text:p>
          </table:table-cell>
          <table:table-cell office:value-type="string">
            <text:p>ChessBoard.py:1128(get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37364">
            <text:p>1537364</text:p>
          </table:table-cell>
          <table:table-cell office:value-type="float" office:value="7.301">
            <text:p>7.301</text:p>
          </table:table-cell>
          <table:table-cell office:value-type="float" office:value="0">
            <text:p>0</text:p>
          </table:table-cell>
          <table:table-cell office:value-type="float" office:value="40.653">
            <text:p>40.653</text:p>
          </table:table-cell>
          <table:table-cell office:value-type="float" office:value="0">
            <text:p>0</text:p>
          </table:table-cell>
          <table:table-cell office:value-type="string">
            <text:p>ChessBoard.py:447(getValidKnight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5">
            <text:p>755585</text:p>
          </table:table-cell>
          <table:table-cell office:value-type="float" office:value="6.974">
            <text:p>6.974</text:p>
          </table:table-cell>
          <table:table-cell office:value-type="float" office:value="0">
            <text:p>0</text:p>
          </table:table-cell>
          <table:table-cell office:value-type="float" office:value="6.974">
            <text:p>6.974</text:p>
          </table:table-cell>
          <table:table-cell office:value-type="float" office:value="0">
            <text:p>0</text:p>
          </table:table-cell>
          <table:table-cell office:value-type="string">
            <text:p>ChessBoard.py:106(state2st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4">
            <text:p>755584</text:p>
          </table:table-cell>
          <table:table-cell office:value-type="float" office:value="5.137">
            <text:p>5.137</text:p>
          </table:table-cell>
          <table:table-cell office:value-type="float" office:value="0">
            <text:p>0</text:p>
          </table:table-cell>
          <table:table-cell office:value-type="float" office:value="56.253">
            <text:p>56.253</text:p>
          </table:table-cell>
          <table:table-cell office:value-type="float" office:value="0">
            <text:p>0</text:p>
          </table:table-cell>
          <table:table-cell office:value-type="string">
            <text:p>ChessBoard.py:323(hasAny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576363">
            <text:p>67576363</text:p>
          </table:table-cell>
          <table:table-cell office:value-type="float" office:value="5.083">
            <text:p>5.083</text:p>
          </table:table-cell>
          <table:table-cell office:value-type="float" office:value="0">
            <text:p>0</text:p>
          </table:table-cell>
          <table:table-cell office:value-type="float" office:value="5.083">
            <text:p>5.083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s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511168">
            <text:p>1511168</text:p>
          </table:table-cell>
          <table:table-cell office:value-type="float" office:value="4.906">
            <text:p>4.906</text:p>
          </table:table-cell>
          <table:table-cell office:value-type="float" office:value="0">
            <text:p>0</text:p>
          </table:table-cell>
          <table:table-cell office:value-type="float" office:value="11.099">
            <text:p>11.099</text:p>
          </table:table-cell>
          <table:table-cell office:value-type="float" office:value="0">
            <text:p>0</text:p>
          </table:table-cell>
          <table:table-cell office:value-type="string">
            <text:p>copy.py:234(_deepcopy_tupl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4">
            <text:p>755584</text:p>
          </table:table-cell>
          <table:table-cell office:value-type="float" office:value="4.582">
            <text:p>4.582</text:p>
          </table:table-cell>
          <table:table-cell office:value-type="float" office:value="0">
            <text:p>0</text:p>
          </table:table-cell>
          <table:table-cell office:value-type="float" office:value="251.409">
            <text:p>251.409</text:p>
          </table:table-cell>
          <table:table-cell office:value-type="float" office:value="0">
            <text:p>0</text:p>
          </table:table-cell>
          <table:table-cell office:value-type="string">
            <text:p>ChessBoard.py:1199(addMove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755584/50</text:p>
          </table:table-cell>
          <table:table-cell office:value-type="float" office:value="4.218">
            <text:p>4.218</text:p>
          </table:table-cell>
          <table:table-cell office:value-type="float" office:value="0">
            <text:p>0</text:p>
          </table:table-cell>
          <table:table-cell office:value-type="float" office:value="658.192">
            <text:p>658.192</text:p>
          </table:table-cell>
          <table:table-cell office:value-type="float" office:value="13.164">
            <text:p>13.164</text:p>
          </table:table-cell>
          <table:table-cell office:value-type="string">
            <text:p>ChessAI.py:157(negamax_ab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3943">
            <text:p>343943</text:p>
          </table:table-cell>
          <table:table-cell office:value-type="float" office:value="4.117">
            <text:p>4.117</text:p>
          </table:table-cell>
          <table:table-cell office:value-type="float" office:value="0">
            <text:p>0</text:p>
          </table:table-cell>
          <table:table-cell office:value-type="float" office:value="167.118">
            <text:p>167.118</text:p>
          </table:table-cell>
          <table:table-cell office:value-type="float" office:value="0">
            <text:p>0</text:p>
          </table:table-cell>
          <table:table-cell office:value-type="string">
            <text:p>evaluation_functions.py:33(terminal_eval2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368">
            <text:p>101368</text:p>
          </table:table-cell>
          <table:table-cell office:value-type="float" office:value="4.093">
            <text:p>4.093</text:p>
          </table:table-cell>
          <table:table-cell office:value-type="float" office:value="0">
            <text:p>0</text:p>
          </table:table-cell>
          <table:table-cell office:value-type="float" office:value="139.26">
            <text:p>139.26</text:p>
          </table:table-cell>
          <table:table-cell office:value-type="float" office:value="0.001">
            <text:p>0.001</text:p>
          </table:table-cell>
          <table:table-cell office:value-type="string">
            <text:p>ChessAI.py:190(get_valid_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5">
            <text:p>755585</text:p>
          </table:table-cell>
          <table:table-cell office:value-type="float" office:value="3.789">
            <text:p>3.789</text:p>
          </table:table-cell>
          <table:table-cell office:value-type="float" office:value="0">
            <text:p>0</text:p>
          </table:table-cell>
          <table:table-cell office:value-type="float" office:value="100.997">
            <text:p>100.997</text:p>
          </table:table-cell>
          <table:table-cell office:value-type="float" office:value="0">
            <text:p>0</text:p>
          </table:table-cell>
          <table:table-cell office:value-type="string">
            <text:p>ChessBoard.py:151(pushStat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2958443">
            <text:p>32958443</text:p>
          </table:table-cell>
          <table:table-cell office:value-type="float" office:value="3.672">
            <text:p>3.672</text:p>
          </table:table-cell>
          <table:table-cell office:value-type="float" office:value="0">
            <text:p>0</text:p>
          </table:table-cell>
          <table:table-cell office:value-type="float" office:value="3.672">
            <text:p>3.67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310273">
            <text:p>310273</text:p>
          </table:table-cell>
          <table:table-cell office:value-type="float" office:value="3.467">
            <text:p>3.467</text:p>
          </table:table-cell>
          <table:table-cell office:value-type="float" office:value="0">
            <text:p>0</text:p>
          </table:table-cell>
          <table:table-cell office:value-type="float" office:value="37.699">
            <text:p>37.699</text:p>
          </table:table-cell>
          <table:table-cell office:value-type="float" office:value="0">
            <text:p>0</text:p>
          </table:table-cell>
          <table:table-cell office:value-type="string">
            <text:p>evaluation_functions.py:9(terminal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228682">
            <text:p>44228682</text:p>
          </table:table-cell>
          <table:table-cell office:value-type="float" office:value="3.202">
            <text:p>3.202</text:p>
          </table:table-cell>
          <table:table-cell office:value-type="float" office:value="0">
            <text:p>0</text:p>
          </table:table-cell>
          <table:table-cell office:value-type="float" office:value="3.202">
            <text:p>3.20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slow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001854">
            <text:p>1001854</text:p>
          </table:table-cell>
          <table:table-cell office:value-type="float" office:value="2.943">
            <text:p>2.943</text:p>
          </table:table-cell>
          <table:table-cell office:value-type="float" office:value="0">
            <text:p>0</text:p>
          </table:table-cell>
          <table:table-cell office:value-type="float" office:value="23.168">
            <text:p>23.168</text:p>
          </table:table-cell>
          <table:table-cell office:value-type="float" office:value="0">
            <text:p>0</text:p>
          </table:table-cell>
          <table:table-cell office:value-type="string">
            <text:p>ChessBoard.py:389(getValidPawn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368">
            <text:p>101368</text:p>
          </table:table-cell>
          <table:table-cell office:value-type="float" office:value="2.883">
            <text:p>2.883</text:p>
          </table:table-cell>
          <table:table-cell office:value-type="float" office:value="0">
            <text:p>0</text:p>
          </table:table-cell>
          <table:table-cell office:value-type="float" office:value="44.612">
            <text:p>44.612</text:p>
          </table:table-cell>
          <table:table-cell office:value-type="float" office:value="0">
            <text:p>0</text:p>
          </table:table-cell>
          <table:table-cell office:value-type="string">
            <text:p>ChessAI.py:201(score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53613">
            <text:p>653613</text:p>
          </table:table-cell>
          <table:table-cell office:value-type="float" office:value="2.834">
            <text:p>2.834</text:p>
          </table:table-cell>
          <table:table-cell office:value-type="float" office:value="0">
            <text:p>0</text:p>
          </table:table-cell>
          <table:table-cell office:value-type="float" office:value="2.834">
            <text:p>2.834</text:p>
          </table:table-cell>
          <table:table-cell office:value-type="float" office:value="0">
            <text:p>0</text:p>
          </table:table-cell>
          <table:table-cell office:value-type="string">
            <text:p>evaluation_functions.py:57(simple_material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241200">
            <text:p>3241200</text:p>
          </table:table-cell>
          <table:table-cell office:value-type="float" office:value="2.231">
            <text:p>2.231</text:p>
          </table:table-cell>
          <table:table-cell office:value-type="float" office:value="0">
            <text:p>0</text:p>
          </table:table-cell>
          <table:table-cell office:value-type="float" office:value="53.594">
            <text:p>53.594</text:p>
          </table:table-cell>
          <table:table-cell office:value-type="float" office:value="0">
            <text:p>0</text:p>
          </table:table-cell>
          <table:table-cell office:value-type="string">
            <text:p>ChessBoard.py:1080(isCheck)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4980">
            <text:p>754980</text:p>
          </table:table-cell>
          <table:table-cell office:value-type="float" office:value="2.042">
            <text:p>2.042</text:p>
          </table:table-cell>
          <table:table-cell office:value-type="float" office:value="0">
            <text:p>0</text:p>
          </table:table-cell>
          <table:table-cell office:value-type="float" office:value="2.042">
            <text:p>2.04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count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049966">
            <text:p>2049966</text:p>
          </table:table-cell>
          <table:table-cell office:value-type="float" office:value="1.876">
            <text:p>1.876</text:p>
          </table:table-cell>
          <table:table-cell office:value-type="float" office:value="0">
            <text:p>0</text:p>
          </table:table-cell>
          <table:table-cell office:value-type="float" office:value="52.695">
            <text:p>52.695</text:p>
          </table:table-cell>
          <table:table-cell office:value-type="float" office:value="0">
            <text:p>0</text:p>
          </table:table-cell>
          <table:table-cell office:value-type="string">
            <text:p>ChessBoard.py:369(getValidRook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11433">
            <text:p>3611433</text:p>
          </table:table-cell>
          <table:table-cell office:value-type="float" office:value="1.87">
            <text:p>1.87</text:p>
          </table:table-cell>
          <table:table-cell office:value-type="float" office:value="0">
            <text:p>0</text:p>
          </table:table-cell>
          <table:table-cell office:value-type="float" office:value="2.261">
            <text:p>2.261</text:p>
          </table:table-cell>
          <table:table-cell office:value-type="float" office:value="0">
            <text:p>0</text:p>
          </table:table-cell>
          <table:table-cell office:value-type="string">
            <text:p>ChessBoard.py:252(getColor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003018">
            <text:p>22003018</text:p>
          </table:table-cell>
          <table:table-cell office:value-type="float" office:value="1.869">
            <text:p>1.869</text:p>
          </table:table-cell>
          <table:table-cell office:value-type="float" office:value="0">
            <text:p>0</text:p>
          </table:table-cell>
          <table:table-cell office:value-type="float" office:value="1.869">
            <text:p>1.869</text:p>
          </table:table-cell>
          <table:table-cell office:value-type="float" office:value="0">
            <text:p>0</text:p>
          </table:table-cell>
          <table:table-cell office:value-type="string">
            <text:p>copy.py:198(_deepcopy_atomic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8853">
            <text:p>258853</text:p>
          </table:table-cell>
          <table:table-cell office:value-type="float" office:value="1.357">
            <text:p>1.357</text:p>
          </table:table-cell>
          <table:table-cell office:value-type="float" office:value="0">
            <text:p>0</text:p>
          </table:table-cell>
          <table:table-cell office:value-type="float" office:value="24.964">
            <text:p>24.964</text:p>
          </table:table-cell>
          <table:table-cell office:value-type="float" office:value="0">
            <text:p>0</text:p>
          </table:table-cell>
          <table:table-cell office:value-type="string">
            <text:p>ChessBoard.py:459(getValidKing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60210">
            <text:p>1360210</text:p>
          </table:table-cell>
          <table:table-cell office:value-type="float" office:value="1.24">
            <text:p>1.24</text:p>
          </table:table-cell>
          <table:table-cell office:value-type="float" office:value="0">
            <text:p>0</text:p>
          </table:table-cell>
          <table:table-cell office:value-type="float" office:value="37.468">
            <text:p>37.468</text:p>
          </table:table-cell>
          <table:table-cell office:value-type="float" office:value="0">
            <text:p>0</text:p>
          </table:table-cell>
          <table:table-cell office:value-type="string">
            <text:p>ChessBoard.py:379(getValidBishop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4980">
            <text:p>754980</text:p>
          </table:table-cell>
          <table:table-cell office:value-type="float" office:value="0.937">
            <text:p>0.937</text:p>
          </table:table-cell>
          <table:table-cell office:value-type="float" office:value="0">
            <text:p>0</text:p>
          </table:table-cell>
          <table:table-cell office:value-type="float" office:value="3.063">
            <text:p>3.063</text:p>
          </table:table-cell>
          <table:table-cell office:value-type="float" office:value="0">
            <text:p>0</text:p>
          </table:table-cell>
          <table:table-cell office:value-type="string">
            <text:p>ChessBoard.py:174(threeRepetitio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01843">
            <text:p>9901843</text:p>
          </table:table-cell>
          <table:table-cell office:value-type="float" office:value="0.885">
            <text:p>0.885</text:p>
          </table:table-cell>
          <table:table-cell office:value-type="float" office:value="0">
            <text:p>0</text:p>
          </table:table-cell>
          <table:table-cell office:value-type="float" office:value="0.885">
            <text:p>0.885</text:p>
          </table:table-cell>
          <table:table-cell office:value-type="float" office:value="0">
            <text:p>0</text:p>
          </table:table-cell>
          <table:table-cell office:value-type="string">
            <text:p>{len}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2">
            <text:p>422</text:p>
          </table:table-cell>
          <table:table-cell office:value-type="float" office:value="0.832">
            <text:p>0.832</text:p>
          </table:table-cell>
          <table:table-cell office:value-type="float" office:value="0.002">
            <text:p>0.002</text:p>
          </table:table-cell>
          <table:table-cell office:value-type="float" office:value="0.832">
            <text:p>0.832</text:p>
          </table:table-cell>
          <table:table-cell office:value-type="float" office:value="0.002">
            <text:p>0.002</text:p>
          </table:table-cell>
          <table:table-cell office:value-type="string">
            <text:p>{pygame.display.flip}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4">
            <text:p>755584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 office:value-type="float" office:value="28.525">
            <text:p>28.525</text:p>
          </table:table-cell>
          <table:table-cell office:value-type="float" office:value="0">
            <text:p>0</text:p>
          </table:table-cell>
          <table:table-cell office:value-type="string">
            <text:p>ChessBoard.py:171(push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698">
            <text:p>0.698</text:p>
          </table:table-cell>
          <table:table-cell office:value-type="string">
            <text:p>{pygame.base.qui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34">
            <text:p>755534</text:p>
          </table:table-cell>
          <table:table-cell office:value-type="float" office:value="0.675">
            <text:p>0.675</text:p>
          </table:table-cell>
          <table:table-cell office:value-type="float" office:value="0">
            <text:p>0</text:p>
          </table:table-cell>
          <table:table-cell office:value-type="float" office:value="12.75">
            <text:p>12.75</text:p>
          </table:table-cell>
          <table:table-cell office:value-type="float" office:value="0">
            <text:p>0</text:p>
          </table:table-cell>
          <table:table-cell office:value-type="string">
            <text:p>ChessBoard.py:1043(undo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5667">
            <text:p>225667</text:p>
          </table:table-cell>
          <table:table-cell office:value-type="float" office:value="0.617">
            <text:p>0.617</text:p>
          </table:table-cell>
          <table:table-cell office:value-type="float" office:value="0">
            <text:p>0</text:p>
          </table:table-cell>
          <table:table-cell office:value-type="float" office:value="6.166">
            <text:p>6.166</text:p>
          </table:table-cell>
          <table:table-cell office:value-type="float" office:value="0">
            <text:p>0</text:p>
          </table:table-cell>
          <table:table-cell office:value-type="string">
            <text:p>ChessBoard.py:502(movePaw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54037">
            <text:p>654037</text:p>
          </table:table-cell>
          <table:table-cell office:value-type="float" office:value="0.558">
            <text:p>0.558</text:p>
          </table:table-cell>
          <table:table-cell office:value-type="float" office:value="0">
            <text:p>0</text:p>
          </table:table-cell>
          <table:table-cell office:value-type="float" office:value="69.849">
            <text:p>69.849</text:p>
          </table:table-cell>
          <table:table-cell office:value-type="float" office:value="0">
            <text:p>0</text:p>
          </table:table-cell>
          <table:table-cell office:value-type="string">
            <text:p>ChessBoard.py:1107(g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170">
            <text:p>112170</text:p>
          </table:table-cell>
          <table:table-cell office:value-type="float" office:value="0.434">
            <text:p>0.434</text:p>
          </table:table-cell>
          <table:table-cell office:value-type="float" office:value="0">
            <text:p>0</text:p>
          </table:table-cell>
          <table:table-cell office:value-type="float" office:value="0.457">
            <text:p>0.457</text:p>
          </table:table-cell>
          <table:table-cell office:value-type="float" office:value="0">
            <text:p>0</text:p>
          </table:table-cell>
          <table:table-cell office:value-type="string">
            <text:p>ChessAI.py:225(return_and_del_largest_elemen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6">
            <text:p>846</text:p>
          </table:table-cell>
          <table:table-cell office:value-type="float" office:value="0.377">
            <text:p>0.377</text:p>
          </table:table-cell>
          <table:table-cell office:value-type="float" office:value="0">
            <text:p>0</text:p>
          </table:table-cell>
          <table:table-cell office:value-type="float" office:value="0.377">
            <text:p>0.377</text:p>
          </table:table-cell>
          <table:table-cell office:value-type="float" office:value="0">
            <text:p>0</text:p>
          </table:table-cell>
          <table:table-cell office:value-type="string">
            <text:p>{pygame.display.set_caption}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3364">
            <text:p>643364</text:p>
          </table:table-cell>
          <table:table-cell office:value-type="float" office:value="0.364">
            <text:p>0.364</text:p>
          </table:table-cell>
          <table:table-cell office:value-type="float" office:value="0">
            <text:p>0</text:p>
          </table:table-cell>
          <table:table-cell office:value-type="float" office:value="0.364">
            <text:p>0.364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keys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99630">
            <text:p>99630</text:p>
          </table:table-cell>
          <table:table-cell office:value-type="float" office:value="0.328">
            <text:p>0.328</text:p>
          </table:table-cell>
          <table:table-cell office:value-type="float" office:value="0">
            <text:p>0</text:p>
          </table:table-cell>
          <table:table-cell office:value-type="float" office:value="12.921">
            <text:p>12.921</text:p>
          </table:table-cell>
          <table:table-cell office:value-type="float" office:value="0">
            <text:p>0</text:p>
          </table:table-cell>
          <table:table-cell office:value-type="string">
            <text:p>ChessBoard.py:577(moveKing)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29480">
            <text:p>4529480</text:p>
          </table:table-cell>
          <table:table-cell office:value-type="float" office:value="0.312">
            <text:p>0.312</text:p>
          </table:table-cell>
          <table:table-cell office:value-type="float" office:value="0">
            <text:p>0</text:p>
          </table:table-cell>
          <table:table-cell office:value-type="float" office:value="0.312">
            <text:p>0.312</text:p>
          </table:table-cell>
          <table:table-cell office:value-type="float" office:value="0">
            <text:p>0</text:p>
          </table:table-cell>
          <table:table-cell office:value-type="string">
            <text:p>{abs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0609">
            <text:p>130609</text:p>
          </table:table-cell>
          <table:table-cell office:value-type="float" office:value="0.295">
            <text:p>0.295</text:p>
          </table:table-cell>
          <table:table-cell office:value-type="float" office:value="0">
            <text:p>0</text:p>
          </table:table-cell>
          <table:table-cell office:value-type="float" office:value="4.183">
            <text:p>4.183</text:p>
          </table:table-cell>
          <table:table-cell office:value-type="float" office:value="0">
            <text:p>0</text:p>
          </table:table-cell>
          <table:table-cell office:value-type="string">
            <text:p>ChessBoard.py:674(moveRook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5465">
            <text:p>135465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3.865">
            <text:p>3.865</text:p>
          </table:table-cell>
          <table:table-cell office:value-type="float" office:value="0">
            <text:p>0</text:p>
          </table:table-cell>
          <table:table-cell office:value-type="string">
            <text:p>ChessBoard.py:557(moveKnigh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817">
            <text:p>119817</text:p>
          </table:table-cell>
          <table:table-cell office:value-type="float" office:value="0.238">
            <text:p>0.238</text:p>
          </table:table-cell>
          <table:table-cell office:value-type="float" office:value="0">
            <text:p>0</text:p>
          </table:table-cell>
          <table:table-cell office:value-type="float" office:value="3.953">
            <text:p>3.953</text:p>
          </table:table-cell>
          <table:table-cell office:value-type="float" office:value="0">
            <text:p>0</text:p>
          </table:table-cell>
          <table:table-cell office:value-type="string">
            <text:p>ChessBoard.py:655(moveBisho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5231">
            <text:p>225231</text:p>
          </table:table-cell>
          <table:table-cell office:value-type="float" office:value="0.207">
            <text:p>0.207</text:p>
          </table:table-cell>
          <table:table-cell office:value-type="float" office:value="0">
            <text:p>0</text:p>
          </table:table-cell>
          <table:table-cell office:value-type="float" office:value="8.587">
            <text:p>8.587</text:p>
          </table:table-cell>
          <table:table-cell office:value-type="float" office:value="0">
            <text:p>0</text:p>
          </table:table-cell>
          <table:table-cell office:value-type="string">
            <text:p>ChessBoard.py:358(getValidQueen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34">
            <text:p>755534</text:p>
          </table:table-cell>
          <table:table-cell office:value-type="float" office:value="0.207">
            <text:p>0.207</text:p>
          </table:table-cell>
          <table:table-cell office:value-type="float" office:value="0">
            <text:p>0</text:p>
          </table:table-cell>
          <table:table-cell office:value-type="float" office:value="0.207">
            <text:p>0.207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pop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343831">
            <text:p>343831</text:p>
          </table:table-cell>
          <table:table-cell office:value-type="float" office:value="0.206">
            <text:p>0.206</text:p>
          </table:table-cell>
          <table:table-cell office:value-type="float" office:value="0">
            <text:p>0</text:p>
          </table:table-cell>
          <table:table-cell office:value-type="float" office:value="124.614">
            <text:p>124.614</text:p>
          </table:table-cell>
          <table:table-cell office:value-type="float" office:value="0">
            <text:p>0</text:p>
          </table:table-cell>
          <table:table-cell office:value-type="string">
            <text:p>evaluation_functions.py:68(simple_pos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4634">
            <text:p>1224634</text:p>
          </table:table-cell>
          <table:table-cell office:value-type="float" office:value="0.193">
            <text:p>0.193</text:p>
          </table:table-cell>
          <table:table-cell office:value-type="float" office:value="0">
            <text:p>0</text:p>
          </table:table-cell>
          <table:table-cell office:value-type="float" office:value="0.193">
            <text:p>0.193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has_key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647842">
            <text:p>647842</text:p>
          </table:table-cell>
          <table:table-cell office:value-type="float" office:value="0.187">
            <text:p>0.187</text:p>
          </table:table-cell>
          <table:table-cell office:value-type="float" office:value="0">
            <text:p>0</text:p>
          </table:table-cell>
          <table:table-cell office:value-type="float" office:value="0.187">
            <text:p>0.187</text:p>
          </table:table-cell>
          <table:table-cell office:value-type="float" office:value="0">
            <text:p>0</text:p>
          </table:table-cell>
          <table:table-cell office:value-type="string">
            <text:p>ChessBoard.py:197(clear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008">
            <text:p>27008</text:p>
          </table:table-cell>
          <table:table-cell office:value-type="float" office:value="0.183">
            <text:p>0.183</text:p>
          </table:table-cell>
          <table:table-cell office:value-type="float" office:value="0">
            <text:p>0</text:p>
          </table:table-cell>
          <table:table-cell office:value-type="float" office:value="0.183">
            <text:p>0.183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blit'</text:p>
          </table:table-cell>
          <table:table-cell office:value-type="string">
            <text:p>of</text:p>
          </table:table-cell>
          <table:table-cell office:value-type="string">
            <text:p>'pygame.Surface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757342">
            <text:p>757342</text:p>
          </table:table-cell>
          <table:table-cell office:value-type="float" office:value="0.157">
            <text:p>0.157</text:p>
          </table:table-cell>
          <table:table-cell office:value-type="float" office:value="0">
            <text:p>0</text:p>
          </table:table-cell>
          <table:table-cell office:value-type="float" office:value="0.157">
            <text:p>0.157</text:p>
          </table:table-cell>
          <table:table-cell office:value-type="float" office:value="0">
            <text:p>0</text:p>
          </table:table-cell>
          <table:table-cell office:value-type="string">
            <text:p>ChessBoard.py:1091(isGameOver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368">
            <text:p>101368</text:p>
          </table:table-cell>
          <table:table-cell office:value-type="float" office:value="0.117">
            <text:p>0.117</text:p>
          </table:table-cell>
          <table:table-cell office:value-type="float" office:value="0">
            <text:p>0</text:p>
          </table:table-cell>
          <table:table-cell office:value-type="float" office:value="0.117">
            <text:p>0.117</text:p>
          </table:table-cell>
          <table:table-cell office:value-type="float" office:value="0">
            <text:p>0</text:p>
          </table:table-cell>
          <table:table-cell office:value-type="string">
            <text:p>{zip}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396">
            <text:p>44396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1.951">
            <text:p>1.951</text:p>
          </table:table-cell>
          <table:table-cell office:value-type="float" office:value="0">
            <text:p>0</text:p>
          </table:table-cell>
          <table:table-cell office:value-type="string">
            <text:p>ChessBoard.py:635(moveQuee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058">
            <text:p>0.058</text:p>
          </table:table-cell>
          <table:table-cell office:value-type="string">
            <text:p>{pygame.base.ini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2">
            <text:p>422</text:p>
          </table:table-cell>
          <table:table-cell office:value-type="float" office:value="0.053">
            <text:p>0.053</text:p>
          </table:table-cell>
          <table:table-cell office:value-type="float" office:value="0">
            <text:p>0</text:p>
          </table:table-cell>
          <table:table-cell office:value-type="float" office:value="0.236">
            <text:p>0.236</text:p>
          </table:table-cell>
          <table:table-cell office:value-type="float" office:value="0.001">
            <text:p>0.001</text:p>
          </table:table-cell>
          <table:table-cell office:value-type="string">
            <text:p>ChessClient.py:198(drawPiec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742">
            <text:p>107742</text:p>
          </table:table-cell>
          <table:table-cell office:value-type="float" office:value="0.034">
            <text:p>0.034</text:p>
          </table:table-cell>
          <table:table-cell office:value-type="float" office:value="0">
            <text:p>0</text:p>
          </table:table-cell>
          <table:table-cell office:value-type="float" office:value="0.034">
            <text:p>0.034</text:p>
          </table:table-cell>
          <table:table-cell office:value-type="float" office:value="0">
            <text:p>0</text:p>
          </table:table-cell>
          <table:table-cell office:value-type="string">
            <text:p>ChessBoard.py:194(set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032">
            <text:p>0.032</text:p>
          </table:table-cell>
          <table:table-cell office:value-type="string">
            <text:p>{pygame.display.set_mod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.024">
            <text:p>0.024</text:p>
          </table:table-cell>
          <table:table-cell table:number-columns-repeated="2" office:value-type="float" office:value="671.655">
            <text:p>671.655</text:p>
          </table:table-cell>
          <table:table-cell office:value-type="string">
            <text:p>ChessClient.py:15(mainLooptem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368">
            <text:p>101368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office:value-type="string">
            <text:p>prune_functions.py:8(never_prun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4">
            <text:p>374</text:p>
          </table:table-cell>
          <table:table-cell office:value-type="float" office:value="0.013">
            <text:p>0.013</text:p>
          </table:table-cell>
          <table:table-cell office:value-type="float" office:value="0">
            <text:p>0</text:p>
          </table:table-cell>
          <table:table-cell office:value-type="float" office:value="0.013">
            <text:p>0.013</text:p>
          </table:table-cell>
          <table:table-cell office:value-type="float" office:value="0">
            <text:p>0</text:p>
          </table:table-cell>
          <table:table-cell office:value-type="string">
            <text:p>{pygame.event.ge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6">
            <text:p>796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float" office:value="0.372">
            <text:p>0.372</text:p>
          </table:table-cell>
          <table:table-cell office:value-type="float" office:value="0">
            <text:p>0</text:p>
          </table:table-cell>
          <table:table-cell office:value-type="string">
            <text:p>ChessClient.py:230(title_game_display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office:value-type="float" office:value="658.223">
            <text:p>658.223</text:p>
          </table:table-cell>
          <table:table-cell office:value-type="float" office:value="13.164">
            <text:p>13.164</text:p>
          </table:table-cell>
          <table:table-cell office:value-type="string">
            <text:p>ChessAI.py:44(make_next_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2">
            <text:p>422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0.592">
            <text:p>0.592</text:p>
          </table:table-cell>
          <table:table-cell office:value-type="float" office:value="0.001">
            <text:p>0.001</text:p>
          </table:table-cell>
          <table:table-cell office:value-type="string">
            <text:p>ChessClient.py:223(draw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{pygame.imageext.load_extended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52">
            <text:p>195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hessBoard.py:1099(getGameResul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2">
            <text:p>87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hessBoard.py:1115(getTur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2">
            <text:p>42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hessClient.py:208(drawMarkPo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2">
            <text:p>42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hessClient.py:215(drawHighlights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71.714">
            <text:p>671.714</text:p>
          </table:table-cell>
          <table:table-cell office:value-type="string">
            <text:p>&lt;string&gt;:1(&lt;module&gt;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AI.py:30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4">
            <text:p>6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202(endGam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846(_formatAI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863(res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97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3">
            <text:p>0.003</text:p>
          </table:table-cell>
          <table:table-cell office:value-type="string">
            <text:p>ChessClient.py:16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71.714">
            <text:p>671.714</text:p>
          </table:table-cell>
          <table:table-cell office:value-type="string">
            <text:p>ChessClient.py:237(mai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Client.py:9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disable'</text:p>
          </table:table-cell>
          <table:table-cell office:value-type="string">
            <text:p>of</text:p>
          </table:table-cell>
          <table:table-cell office:value-type="string">
            <text:p>'_lsprof.Profile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pygame.time.Clock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time.time}</text:p>
          </table:table-cell>
          <table:table-cell table:number-columns-repeated="4"/>
        </table:table-row>
      </table:table>
      <table:table table:name="Sheet4" table:style-name="ta1">
        <table:table-column table:style-name="co1" table:number-columns-repeated="11" table:default-cell-style-name="Default"/>
        <table:table-row table:style-name="ro1">
          <table:table-cell office:value-type="float" office:value="1209864664">
            <text:p>1209864664</text:p>
          </table:table-cell>
          <table:table-cell office:value-type="string">
            <text:p>function</text:p>
          </table:table-cell>
          <table:table-cell office:value-type="string">
            <text:p>calls</text:p>
          </table:table-cell>
          <table:table-cell office:value-type="string">
            <text:p>(1086546616</text:p>
          </table:table-cell>
          <table:table-cell office:value-type="string">
            <text:p>primitive</text:p>
          </table:table-cell>
          <table:table-cell office:value-type="string">
            <text:p>calls)</text:p>
          </table:table-cell>
          <table:table-cell office:value-type="string">
            <text:p>in</text:p>
          </table:table-cell>
          <table:table-cell office:value-type="float" office:value="553.763">
            <text:p>553.763</text:p>
          </table:table-cell>
          <table:table-cell office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Ordered</text:p>
          </table:table-cell>
          <table:table-cell office:value-type="string">
            <text:p>by:</text:p>
          </table:table-cell>
          <table:table-cell office:value-type="string">
            <text:p>standard</text:p>
          </table:table-cell>
          <table:table-cell office:value-type="string">
            <text:p>name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>
            <text:p>ncalls</text:p>
          </table:table-cell>
          <table:table-cell office:value-type="string">
            <text:p>tottime</text:p>
          </table:table-cell>
          <table:table-cell office:value-type="string">
            <text:p>percall</text:p>
          </table:table-cell>
          <table:table-cell office:value-type="string">
            <text:p>cumtime</text:p>
          </table:table-cell>
          <table:table-cell office:value-type="string">
            <text:p>percall</text:p>
          </table:table-cell>
          <table:table-cell office:value-type="string">
            <text:p>filename:lineno(functio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13629">
            <text:p>11613629</text:p>
          </table:table-cell>
          <table:table-cell office:value-type="float" office:value="131.231">
            <text:p>131.231</text:p>
          </table:table-cell>
          <table:table-cell table:formula="of:=[.C6]/[.B6]" office:value-type="float" office:value="0.0000112997410197967">
            <text:p>1.12997410197967E-005</text:p>
          </table:table-cell>
          <table:table-cell office:value-type="float" office:value="183.468">
            <text:p>183.468</text:p>
          </table:table-cell>
          <table:table-cell table:formula="of:=[.E6]/[.B6]" office:value-type="float" office:value="0.0000157976460243392">
            <text:p>1.57976460243392E-005</text:p>
          </table:table-cell>
          <table:table-cell office:value-type="string">
            <text:p>ChessBoard.py:269(isThreatened)</text:p>
          </table:table-cell>
          <table:table-cell table:number-columns-repeated="4"/>
        </table:table-row>
        <table:table-row table:style-name="ro2">
          <table:table-cell office:value-type="float" office:value="114208940">
            <text:p>114208940</text:p>
          </table:table-cell>
          <table:table-cell office:value-type="float" office:value="2920418">
            <text:p>2920418</text:p>
          </table:table-cell>
          <table:table-cell office:value-type="float" office:value="81.495">
            <text:p>81.495</text:p>
          </table:table-cell>
          <table:table-cell table:formula="of:=[.C7]/[.B7]" office:value-type="float" office:value="0.000027905251919417">
            <text:p>2.7905251919417E-005</text:p>
          </table:table-cell>
          <table:table-cell office:value-type="float" office:value="188.486">
            <text:p>188.486</text:p>
          </table:table-cell>
          <table:table-cell table:formula="of:=[.E7]/[.B7]" office:value-type="float" office:value="0.0000645407609458646">
            <text:p>6.45407609458646E-005</text:p>
          </table:table-cell>
          <table:table-cell office:value-type="string">
            <text:p>copy.py:145(deepcopy)</text:p>
          </table:table-cell>
          <table:table-cell table:number-columns-repeated="4"/>
        </table:table-row>
        <table:table-row table:style-name="ro2">
          <table:table-cell office:value-type="float" office:value="14194410">
            <text:p>14194410</text:p>
          </table:table-cell>
          <table:table-cell office:value-type="float" office:value="2920418">
            <text:p>2920418</text:p>
          </table:table-cell>
          <table:table-cell office:value-type="float" office:value="44.423">
            <text:p>44.423</text:p>
          </table:table-cell>
          <table:table-cell table:formula="of:=[.C8]/[.B8]" office:value-type="float" office:value="0.0000152111786737378">
            <text:p>1.52111786737378E-005</text:p>
          </table:table-cell>
          <table:table-cell office:value-type="float" office:value="181.472">
            <text:p>181.472</text:p>
          </table:table-cell>
          <table:table-cell table:formula="of:=[.E8]/[.B8]" office:value-type="float" office:value="0.000062139049957917">
            <text:p>0.000062139</text:p>
          </table:table-cell>
          <table:table-cell office:value-type="string">
            <text:p>copy.py:226(_deepcopy_lis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013802">
            <text:p>88013802</text:p>
          </table:table-cell>
          <table:table-cell office:value-type="float" office:value="37.702">
            <text:p>37.702</text:p>
          </table:table-cell>
          <table:table-cell table:formula="of:=[.C9]/[.B9]" office:value-type="float" office:value="0.000000428364633083343">
            <text:p>4.28364633083343E-007</text:p>
          </table:table-cell>
          <table:table-cell office:value-type="float" office:value="45.591">
            <text:p>45.591</text:p>
          </table:table-cell>
          <table:table-cell table:formula="of:=[.E9]/[.B9]" office:value-type="float" office:value="0.000000517998302129932">
            <text:p>0.000000518</text:p>
          </table:table-cell>
          <table:table-cell office:value-type="string">
            <text:p>ChessBoard.py:261(getColo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0500320">
            <text:p>170500320</text:p>
          </table:table-cell>
          <table:table-cell office:value-type="float" office:value="27.317">
            <text:p>27.317</text:p>
          </table:table-cell>
          <table:table-cell table:formula="of:=[.C10]/[.B10]" office:value-type="float" office:value="0.000000160216708097674">
            <text:p>1.60216708097674E-007</text:p>
          </table:table-cell>
          <table:table-cell office:value-type="float" office:value="27.317">
            <text:p>27.317</text:p>
          </table:table-cell>
          <table:table-cell table:formula="of:=[.E10]/[.B10]" office:value-type="float" office:value="0.000000160216708097674">
            <text:p>1.60216708097674E-007</text:p>
          </table:table-cell>
          <table:table-cell office:value-type="string">
            <text:p>ChessBoard.py:249(isFre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704493">
            <text:p>37704493</text:p>
          </table:table-cell>
          <table:table-cell office:value-type="float" office:value="19.399">
            <text:p>19.399</text:p>
          </table:table-cell>
          <table:table-cell table:formula="of:=[.C11]/[.B11]" office:value-type="float" office:value="0.000000514501017159944">
            <text:p>5.14501017159944E-007</text:p>
          </table:table-cell>
          <table:table-cell office:value-type="float" office:value="24.743">
            <text:p>24.743</text:p>
          </table:table-cell>
          <table:table-cell table:formula="of:=[.E11]/[.B11]" office:value-type="float" office:value="0.000000656234788782334">
            <text:p>6.56234788782334E-007</text:p>
          </table:table-cell>
          <table:table-cell office:value-type="string">
            <text:p>copy.py:267(_keep_ali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94260">
            <text:p>3894260</text:p>
          </table:table-cell>
          <table:table-cell office:value-type="float" office:value="18.89">
            <text:p>18.89</text:p>
          </table:table-cell>
          <table:table-cell table:formula="of:=[.C12]/[.B12]" office:value-type="float" office:value="0.00000485072902168833">
            <text:p>4.85072902168833E-006</text:p>
          </table:table-cell>
          <table:table-cell office:value-type="float" office:value="28.852">
            <text:p>28.852</text:p>
          </table:table-cell>
          <table:table-cell table:formula="of:=[.E12]/[.B12]" office:value-type="float" office:value="0.00000740885302984392">
            <text:p>7.40885302984392E-006</text:p>
          </table:table-cell>
          <table:table-cell office:value-type="string">
            <text:p>ChessBoard.py:335(trace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1913433">
            <text:p>151913433</text:p>
          </table:table-cell>
          <table:table-cell office:value-type="float" office:value="14.608">
            <text:p>14.608</text:p>
          </table:table-cell>
          <table:table-cell table:formula="of:=[.C13]/[.B13]" office:value-type="float" office:value="0.0000000961600281918453">
            <text:p>9.61600281918453E-008</text:p>
          </table:table-cell>
          <table:table-cell office:value-type="float" office:value="14.608">
            <text:p>14.608</text:p>
          </table:table-cell>
          <table:table-cell table:formula="of:=[.E13]/[.B13]" office:value-type="float" office:value="0.0000000961600281918453">
            <text:p>9.61600281918453E-008</text:p>
          </table:table-cell>
          <table:table-cell office:value-type="string">
            <text:p>{method</text:p>
          </table:table-cell>
          <table:table-cell office:value-type="string">
            <text:p>'get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1">
          <table:table-cell/>
          <table:table-cell office:value-type="float" office:value="175972124">
            <text:p>175972124</text:p>
          </table:table-cell>
          <table:table-cell office:value-type="float" office:value="14.595">
            <text:p>14.595</text:p>
          </table:table-cell>
          <table:table-cell table:formula="of:=[.C14]/[.B14]" office:value-type="float" office:value="0.0000000829392728134599">
            <text:p>8.29392728134599E-008</text:p>
          </table:table-cell>
          <table:table-cell office:value-type="float" office:value="14.595">
            <text:p>14.595</text:p>
          </table:table-cell>
          <table:table-cell table:formula="of:=[.E14]/[.B14]" office:value-type="float" office:value="0.0000000829392728134599">
            <text:p>8.29392728134599E-008</text:p>
          </table:table-cell>
          <table:table-cell office:value-type="string">
            <text:p>{method</text:p>
          </table:table-cell>
          <table:table-cell office:value-type="string">
            <text:p>'append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2005184">
            <text:p>22005184</text:p>
          </table:table-cell>
          <table:table-cell office:value-type="float" office:value="13.127">
            <text:p>13.127</text:p>
          </table:table-cell>
          <table:table-cell table:formula="of:=[.C15]/[.B15]" office:value-type="float" office:value="0.000000596541251370586">
            <text:p>5.96541251370586E-007</text:p>
          </table:table-cell>
          <table:table-cell office:value-type="float" office:value="112.897">
            <text:p>112.897</text:p>
          </table:table-cell>
          <table:table-cell table:formula="of:=[.E15]/[.B15]" office:value-type="float" office:value="0.00000513047289220576">
            <text:p>5.13047289220576E-006</text:p>
          </table:table-cell>
          <table:table-cell office:value-type="string">
            <text:p>ChessBoard.py:1169(getValidMoves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5215">
            <text:p>855215</text:p>
          </table:table-cell>
          <table:table-cell office:value-type="float" office:value="11.5">
            <text:p>11.5</text:p>
          </table:table-cell>
          <table:table-cell table:formula="of:=[.C16]/[.B16]" office:value-type="float" office:value="0.0000134469110106815">
            <text:p>1.34469110106815E-005</text:p>
          </table:table-cell>
          <table:table-cell office:value-type="float" office:value="12.971">
            <text:p>12.971</text:p>
          </table:table-cell>
          <table:table-cell table:formula="of:=[.E16]/[.B16]" office:value-type="float" office:value="0.0000151669463234391">
            <text:p>1.51669463234391E-005</text:p>
          </table:table-cell>
          <table:table-cell office:value-type="string">
            <text:p>ChessBoard.py:186(updateKingLocatio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34">
            <text:p>755534</text:p>
          </table:table-cell>
          <table:table-cell office:value-type="float" office:value="11.086">
            <text:p>11.086</text:p>
          </table:table-cell>
          <table:table-cell table:formula="of:=[.C17]/[.B17]" office:value-type="float" office:value="0.000014673065672756">
            <text:p>1.4673065672756E-005</text:p>
          </table:table-cell>
          <table:table-cell office:value-type="float" office:value="12.201">
            <text:p>12.201</text:p>
          </table:table-cell>
          <table:table-cell table:formula="of:=[.E17]/[.B17]" office:value-type="float" office:value="0.0000161488430699346">
            <text:p>1.61488430699346E-005</text:p>
          </table:table-cell>
          <table:table-cell office:value-type="string">
            <text:p>ChessBoard.py:128(loadCurStat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3831">
            <text:p>343831</text:p>
          </table:table-cell>
          <table:table-cell office:value-type="float" office:value="10.776">
            <text:p>10.776</text:p>
          </table:table-cell>
          <table:table-cell table:formula="of:=[.C18]/[.B18]" office:value-type="float" office:value="0.0000313409785621424">
            <text:p>0.000031341</text:p>
          </table:table-cell>
          <table:table-cell office:value-type="float" office:value="124.441">
            <text:p>124.441</text:p>
          </table:table-cell>
          <table:table-cell table:formula="of:=[.E18]/[.B18]" office:value-type="float" office:value="0.000361924899151036">
            <text:p>0.0003619249</text:p>
          </table:table-cell>
          <table:table-cell office:value-type="string">
            <text:p>evaluation_functions.py:75(simple_activity_eval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539429">
            <text:p>170539429</text:p>
          </table:table-cell>
          <table:table-cell office:value-type="float" office:value="9.218">
            <text:p>9.218</text:p>
          </table:table-cell>
          <table:table-cell table:formula="of:=[.C19]/[.B19]" office:value-type="float" office:value="0.0000000540520163228646">
            <text:p>5.40520163228646E-008</text:p>
          </table:table-cell>
          <table:table-cell office:value-type="float" office:value="9.218">
            <text:p>9.218</text:p>
          </table:table-cell>
          <table:table-cell table:formula="of:=[.E19]/[.B19]" office:value-type="float" office:value="0.0000000540520163228646">
            <text:p>5.40520163228646E-008</text:p>
          </table:table-cell>
          <table:table-cell office:value-type="string">
            <text:p>{id}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74625">
            <text:p>6174625</text:p>
          </table:table-cell>
          <table:table-cell office:value-type="float" office:value="8.093">
            <text:p>8.093</text:p>
          </table:table-cell>
          <table:table-cell table:formula="of:=[.C20]/[.B20]" office:value-type="float" office:value="0.00000131068688381886">
            <text:p>1.31068688381886E-006</text:p>
          </table:table-cell>
          <table:table-cell office:value-type="float" office:value="118.585">
            <text:p>118.585</text:p>
          </table:table-cell>
          <table:table-cell table:formula="of:=[.E20]/[.B20]" office:value-type="float" office:value="0.0000192052148915926">
            <text:p>1.92052148915926E-005</text:p>
          </table:table-cell>
          <table:table-cell office:value-type="string">
            <text:p>ChessBoard.py:205(checkKingGu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37364">
            <text:p>1537364</text:p>
          </table:table-cell>
          <table:table-cell office:value-type="float" office:value="7.36">
            <text:p>7.36</text:p>
          </table:table-cell>
          <table:table-cell table:formula="of:=[.C21]/[.B21]" office:value-type="float" office:value="0.00000478741534210506">
            <text:p>4.78741534210506E-006</text:p>
          </table:table-cell>
          <table:table-cell office:value-type="float" office:value="40.483">
            <text:p>40.483</text:p>
          </table:table-cell>
          <table:table-cell table:formula="of:=[.E21]/[.B21]" office:value-type="float" office:value="0.000026332735773701">
            <text:p>2.6332735773701E-005</text:p>
          </table:table-cell>
          <table:table-cell office:value-type="string">
            <text:p>ChessBoard.py:447(getValidKnight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5">
            <text:p>755585</text:p>
          </table:table-cell>
          <table:table-cell office:value-type="float" office:value="7.017">
            <text:p>7.017</text:p>
          </table:table-cell>
          <table:table-cell table:formula="of:=[.C22]/[.B22]" office:value-type="float" office:value="0.00000928684396858064">
            <text:p>9.28684396858064E-006</text:p>
          </table:table-cell>
          <table:table-cell office:value-type="float" office:value="7.017">
            <text:p>7.017</text:p>
          </table:table-cell>
          <table:table-cell table:formula="of:=[.E22]/[.B22]" office:value-type="float" office:value="0.00000928684396858064">
            <text:p>9.28684396858064E-006</text:p>
          </table:table-cell>
          <table:table-cell office:value-type="string">
            <text:p>ChessBoard.py:106(state2st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78170">
            <text:p>7378170</text:p>
          </table:table-cell>
          <table:table-cell office:value-type="float" office:value="5.233">
            <text:p>5.233</text:p>
          </table:table-cell>
          <table:table-cell table:formula="of:=[.C23]/[.B23]" office:value-type="float" office:value="0.000000709254462827503">
            <text:p>7.09254462827503E-007</text:p>
          </table:table-cell>
          <table:table-cell office:value-type="float" office:value="71.739">
            <text:p>71.739</text:p>
          </table:table-cell>
          <table:table-cell table:formula="of:=[.E23]/[.B23]" office:value-type="float" office:value="0.00000972314273051448">
            <text:p>9.72314273051448E-006</text:p>
          </table:table-cell>
          <table:table-cell office:value-type="string">
            <text:p>ChessBoard.py:1128(get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4">
            <text:p>755584</text:p>
          </table:table-cell>
          <table:table-cell office:value-type="float" office:value="5.203">
            <text:p>5.203</text:p>
          </table:table-cell>
          <table:table-cell table:formula="of:=[.C24]/[.B24]" office:value-type="float" office:value="0.0000068860642893444">
            <text:p>6.8860642893444E-006</text:p>
          </table:table-cell>
          <table:table-cell office:value-type="float" office:value="42.834">
            <text:p>42.834</text:p>
          </table:table-cell>
          <table:table-cell table:formula="of:=[.E24]/[.B24]" office:value-type="float" office:value="0.0000566899246146028">
            <text:p>5.66899246146028E-005</text:p>
          </table:table-cell>
          <table:table-cell office:value-type="string">
            <text:p>ChessBoard.py:323(hasAny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576363">
            <text:p>67576363</text:p>
          </table:table-cell>
          <table:table-cell office:value-type="float" office:value="5.064">
            <text:p>5.064</text:p>
          </table:table-cell>
          <table:table-cell table:formula="of:=[.C25]/[.B25]" office:value-type="float" office:value="0.0000000749374452129068">
            <text:p>7.49374452129068E-008</text:p>
          </table:table-cell>
          <table:table-cell office:value-type="float" office:value="5.064">
            <text:p>5.064</text:p>
          </table:table-cell>
          <table:table-cell table:formula="of:=[.E25]/[.B25]" office:value-type="float" office:value="0.0000000749374452129068">
            <text:p>7.49374452129068E-008</text:p>
          </table:table-cell>
          <table:table-cell office:value-type="string">
            <text:p>{method</text:p>
          </table:table-cell>
          <table:table-cell office:value-type="string">
            <text:p>'is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511168">
            <text:p>1511168</text:p>
          </table:table-cell>
          <table:table-cell office:value-type="float" office:value="4.958">
            <text:p>4.958</text:p>
          </table:table-cell>
          <table:table-cell table:formula="of:=[.C26]/[.B26]" office:value-type="float" office:value="0.00000328090589530747">
            <text:p>3.28090589530747E-006</text:p>
          </table:table-cell>
          <table:table-cell office:value-type="float" office:value="11.181">
            <text:p>11.181</text:p>
          </table:table-cell>
          <table:table-cell table:formula="of:=[.E26]/[.B26]" office:value-type="float" office:value="0.00000739891262917161">
            <text:p>7.39891262917161E-006</text:p>
          </table:table-cell>
          <table:table-cell office:value-type="string">
            <text:p>copy.py:234(_deepcopy_tuple)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287985">
            <text:p>23287985</text:p>
          </table:table-cell>
          <table:table-cell office:value-type="float" office:value="4.733">
            <text:p>4.733</text:p>
          </table:table-cell>
          <table:table-cell table:formula="of:=[.C27]/[.B27]" office:value-type="float" office:value="0.000000203237849904146">
            <text:p>2.03237849904146E-007</text:p>
          </table:table-cell>
          <table:table-cell office:value-type="float" office:value="4.733">
            <text:p>4.733</text:p>
          </table:table-cell>
          <table:table-cell table:formula="of:=[.E27]/[.B27]" office:value-type="float" office:value="0.000000203237849904146">
            <text:p>2.03237849904146E-007</text:p>
          </table:table-cell>
          <table:table-cell office:value-type="string">
            <text:p>{rang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4">
            <text:p>755584</text:p>
          </table:table-cell>
          <table:table-cell office:value-type="float" office:value="4.621">
            <text:p>4.621</text:p>
          </table:table-cell>
          <table:table-cell table:formula="of:=[.C28]/[.B28]" office:value-type="float" office:value="0.0000061157991699136">
            <text:p>6.1157991699136E-006</text:p>
          </table:table-cell>
          <table:table-cell office:value-type="float" office:value="239.427">
            <text:p>239.427</text:p>
          </table:table-cell>
          <table:table-cell table:formula="of:=[.E28]/[.B28]" office:value-type="float" office:value="0.000316876746993054">
            <text:p>0.0003168767</text:p>
          </table:table-cell>
          <table:table-cell office:value-type="string">
            <text:p>ChessBoard.py:1199(addMove)</text:p>
          </table:table-cell>
          <table:table-cell table:number-columns-repeated="4"/>
        </table:table-row>
        <table:table-row table:style-name="ro2">
          <table:table-cell office:value-type="float" office:value="755584">
            <text:p>755584</text:p>
          </table:table-cell>
          <table:table-cell office:value-type="float" office:value="50">
            <text:p>50</text:p>
          </table:table-cell>
          <table:table-cell office:value-type="float" office:value="4.202">
            <text:p>4.202</text:p>
          </table:table-cell>
          <table:table-cell table:formula="of:=[.C29]/[.B29]" office:value-type="float" office:value="0.08404">
            <text:p>0.08404</text:p>
          </table:table-cell>
          <table:table-cell office:value-type="float" office:value="552.741">
            <text:p>552.741</text:p>
          </table:table-cell>
          <table:table-cell table:formula="of:=[.E29]/[.B29]" office:value-type="float" office:value="11.05482">
            <text:p>11.05482</text:p>
          </table:table-cell>
          <table:table-cell office:value-type="string">
            <text:p>ChessAI.py:157(negamax_ab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3943">
            <text:p>343943</text:p>
          </table:table-cell>
          <table:table-cell office:value-type="float" office:value="4.112">
            <text:p>4.112</text:p>
          </table:table-cell>
          <table:table-cell table:formula="of:=[.C30]/[.B30]" office:value-type="float" office:value="0.0000119554693655635">
            <text:p>1.19554693655635E-005</text:p>
          </table:table-cell>
          <table:table-cell office:value-type="float" office:value="167.405">
            <text:p>167.405</text:p>
          </table:table-cell>
          <table:table-cell table:formula="of:=[.E30]/[.B30]" office:value-type="float" office:value="0.000486723090744687">
            <text:p>0.0004867231</text:p>
          </table:table-cell>
          <table:table-cell office:value-type="string">
            <text:p>evaluation_functions.py:33(terminal_eval2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368">
            <text:p>101368</text:p>
          </table:table-cell>
          <table:table-cell office:value-type="float" office:value="3.878">
            <text:p>3.878</text:p>
          </table:table-cell>
          <table:table-cell table:formula="of:=[.C31]/[.B31]" office:value-type="float" office:value="0.0000382566490411175">
            <text:p>3.82566490411175E-005</text:p>
          </table:table-cell>
          <table:table-cell office:value-type="float" office:value="44.798">
            <text:p>44.798</text:p>
          </table:table-cell>
          <table:table-cell table:formula="of:=[.E31]/[.B31]" office:value-type="float" office:value="0.000441934338252703">
            <text:p>0.0004419343</text:p>
          </table:table-cell>
          <table:table-cell office:value-type="string">
            <text:p>ChessAI.py:190(get_valid_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5">
            <text:p>755585</text:p>
          </table:table-cell>
          <table:table-cell office:value-type="float" office:value="3.76">
            <text:p>3.76</text:p>
          </table:table-cell>
          <table:table-cell table:formula="of:=[.C32]/[.B32]" office:value-type="float" office:value="0.00000497627665980664">
            <text:p>4.97627665980664E-006</text:p>
          </table:table-cell>
          <table:table-cell office:value-type="float" office:value="101.993">
            <text:p>101.993</text:p>
          </table:table-cell>
          <table:table-cell table:formula="of:=[.E32]/[.B32]" office:value-type="float" office:value="0.00013498547483076">
            <text:p>0.0001349855</text:p>
          </table:table-cell>
          <table:table-cell office:value-type="string">
            <text:p>ChessBoard.py:151(pushStat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2958443">
            <text:p>32958443</text:p>
          </table:table-cell>
          <table:table-cell office:value-type="float" office:value="3.621">
            <text:p>3.621</text:p>
          </table:table-cell>
          <table:table-cell table:formula="of:=[.C33]/[.B33]" office:value-type="float" office:value="0.000000109865626844084">
            <text:p>1.09865626844084E-007</text:p>
          </table:table-cell>
          <table:table-cell office:value-type="float" office:value="3.621">
            <text:p>3.621</text:p>
          </table:table-cell>
          <table:table-cell table:formula="of:=[.E33]/[.B33]" office:value-type="float" office:value="0.000000109865626844084">
            <text:p>1.09865626844084E-007</text:p>
          </table:table-cell>
          <table:table-cell office:value-type="string">
            <text:p>{method</text:p>
          </table:table-cell>
          <table:table-cell office:value-type="string">
            <text:p>'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310273">
            <text:p>310273</text:p>
          </table:table-cell>
          <table:table-cell office:value-type="float" office:value="3.403">
            <text:p>3.403</text:p>
          </table:table-cell>
          <table:table-cell table:formula="of:=[.C34]/[.B34]" office:value-type="float" office:value="0.0000109677606494925">
            <text:p>1.09677606494925E-005</text:p>
          </table:table-cell>
          <table:table-cell office:value-type="float" office:value="38.044">
            <text:p>38.044</text:p>
          </table:table-cell>
          <table:table-cell table:formula="of:=[.E34]/[.B34]" office:value-type="float" office:value="0.00012261460069036">
            <text:p>0.0001226146</text:p>
          </table:table-cell>
          <table:table-cell office:value-type="string">
            <text:p>evaluation_functions.py:9(terminal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228682">
            <text:p>44228682</text:p>
          </table:table-cell>
          <table:table-cell office:value-type="float" office:value="3.216">
            <text:p>3.216</text:p>
          </table:table-cell>
          <table:table-cell table:formula="of:=[.C35]/[.B35]" office:value-type="float" office:value="0.0000000727129965120824">
            <text:p>7.27129965120824E-008</text:p>
          </table:table-cell>
          <table:table-cell office:value-type="float" office:value="3.216">
            <text:p>3.216</text:p>
          </table:table-cell>
          <table:table-cell table:formula="of:=[.E35]/[.B35]" office:value-type="float" office:value="0.0000000727129965120824">
            <text:p>7.27129965120824E-008</text:p>
          </table:table-cell>
          <table:table-cell office:value-type="string">
            <text:p>{method</text:p>
          </table:table-cell>
          <table:table-cell office:value-type="string">
            <text:p>'islow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001854">
            <text:p>1001854</text:p>
          </table:table-cell>
          <table:table-cell office:value-type="float" office:value="2.944">
            <text:p>2.944</text:p>
          </table:table-cell>
          <table:table-cell table:formula="of:=[.C36]/[.B36]" office:value-type="float" office:value="0.00000293855192473155">
            <text:p>2.93855192473155E-006</text:p>
          </table:table-cell>
          <table:table-cell office:value-type="float" office:value="23.01">
            <text:p>23.01</text:p>
          </table:table-cell>
          <table:table-cell table:formula="of:=[.E36]/[.B36]" office:value-type="float" office:value="0.0000229674184062748">
            <text:p>2.29674184062748E-005</text:p>
          </table:table-cell>
          <table:table-cell office:value-type="string">
            <text:p>ChessBoard.py:389(getValidPawn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368">
            <text:p>101368</text:p>
          </table:table-cell>
          <table:table-cell office:value-type="float" office:value="2.9">
            <text:p>2.9</text:p>
          </table:table-cell>
          <table:table-cell table:formula="of:=[.C37]/[.B37]" office:value-type="float" office:value="0.0000286086338884066">
            <text:p>2.86086338884066E-005</text:p>
          </table:table-cell>
          <table:table-cell office:value-type="float" office:value="44.897">
            <text:p>44.897</text:p>
          </table:table-cell>
          <table:table-cell table:formula="of:=[.E37]/[.B37]" office:value-type="float" office:value="0.000442910977823376">
            <text:p>0.000442911</text:p>
          </table:table-cell>
          <table:table-cell office:value-type="string">
            <text:p>ChessAI.py:201(score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53613">
            <text:p>653613</text:p>
          </table:table-cell>
          <table:table-cell office:value-type="float" office:value="2.798">
            <text:p>2.798</text:p>
          </table:table-cell>
          <table:table-cell table:formula="of:=[.C38]/[.B38]" office:value-type="float" office:value="0.00000428082060791325">
            <text:p>4.28082060791325E-006</text:p>
          </table:table-cell>
          <table:table-cell office:value-type="float" office:value="2.798">
            <text:p>2.798</text:p>
          </table:table-cell>
          <table:table-cell table:formula="of:=[.E38]/[.B38]" office:value-type="float" office:value="0.00000428082060791325">
            <text:p>4.28082060791325E-006</text:p>
          </table:table-cell>
          <table:table-cell office:value-type="string">
            <text:p>evaluation_functions.py:57(simple_material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241200">
            <text:p>3241200</text:p>
          </table:table-cell>
          <table:table-cell office:value-type="float" office:value="2.189">
            <text:p>2.189</text:p>
          </table:table-cell>
          <table:table-cell table:formula="of:=[.C39]/[.B39]" office:value-type="float" office:value="0.000000675367147969888">
            <text:p>6.75367147969888E-007</text:p>
          </table:table-cell>
          <table:table-cell office:value-type="float" office:value="53.93">
            <text:p>53.93</text:p>
          </table:table-cell>
          <table:table-cell table:formula="of:=[.E39]/[.B39]" office:value-type="float" office:value="0.0000166388991731457">
            <text:p>1.66388991731457E-005</text:p>
          </table:table-cell>
          <table:table-cell office:value-type="string">
            <text:p>ChessBoard.py:1080(isCheck)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4980">
            <text:p>754980</text:p>
          </table:table-cell>
          <table:table-cell office:value-type="float" office:value="2.004">
            <text:p>2.004</text:p>
          </table:table-cell>
          <table:table-cell table:formula="of:=[.C40]/[.B40]" office:value-type="float" office:value="0.00000265437495032981">
            <text:p>2.65437495032981E-006</text:p>
          </table:table-cell>
          <table:table-cell office:value-type="float" office:value="2.004">
            <text:p>2.004</text:p>
          </table:table-cell>
          <table:table-cell table:formula="of:=[.E40]/[.B40]" office:value-type="float" office:value="0.00000265437495032981">
            <text:p>2.65437495032981E-006</text:p>
          </table:table-cell>
          <table:table-cell office:value-type="string">
            <text:p>{method</text:p>
          </table:table-cell>
          <table:table-cell office:value-type="string">
            <text:p>'count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1998915">
            <text:p>21998915</text:p>
          </table:table-cell>
          <table:table-cell office:value-type="float" office:value="1.894">
            <text:p>1.894</text:p>
          </table:table-cell>
          <table:table-cell table:formula="of:=[.C41]/[.B41]" office:value-type="float" office:value="0.0000000860951551474243">
            <text:p>8.60951551474243E-008</text:p>
          </table:table-cell>
          <table:table-cell office:value-type="float" office:value="1.894">
            <text:p>1.894</text:p>
          </table:table-cell>
          <table:table-cell table:formula="of:=[.E41]/[.B41]" office:value-type="float" office:value="0.0000000860951551474243">
            <text:p>8.60951551474243E-008</text:p>
          </table:table-cell>
          <table:table-cell office:value-type="string">
            <text:p>copy.py:198(_deepcopy_atomic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11433">
            <text:p>3611433</text:p>
          </table:table-cell>
          <table:table-cell office:value-type="float" office:value="1.873">
            <text:p>1.873</text:p>
          </table:table-cell>
          <table:table-cell table:formula="of:=[.C42]/[.B42]" office:value-type="float" office:value="0.00000051863069313483">
            <text:p>5.1863069313483E-007</text:p>
          </table:table-cell>
          <table:table-cell office:value-type="float" office:value="2.265">
            <text:p>2.265</text:p>
          </table:table-cell>
          <table:table-cell table:formula="of:=[.E42]/[.B42]" office:value-type="float" office:value="0.000000627174863828292">
            <text:p>6.27174863828292E-007</text:p>
          </table:table-cell>
          <table:table-cell office:value-type="string">
            <text:p>ChessBoard.py:252(getColor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49966">
            <text:p>2049966</text:p>
          </table:table-cell>
          <table:table-cell office:value-type="float" office:value="1.822">
            <text:p>1.822</text:p>
          </table:table-cell>
          <table:table-cell table:formula="of:=[.C43]/[.B43]" office:value-type="float" office:value="0.000000888795228798917">
            <text:p>8.88795228798917E-007</text:p>
          </table:table-cell>
          <table:table-cell office:value-type="float" office:value="52.86">
            <text:p>52.86</text:p>
          </table:table-cell>
          <table:table-cell table:formula="of:=[.E43]/[.B43]" office:value-type="float" office:value="0.0000257857935204779">
            <text:p>2.57857935204779E-005</text:p>
          </table:table-cell>
          <table:table-cell office:value-type="string">
            <text:p>ChessBoard.py:369(getValidRook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8853">
            <text:p>258853</text:p>
          </table:table-cell>
          <table:table-cell office:value-type="float" office:value="1.347">
            <text:p>1.347</text:p>
          </table:table-cell>
          <table:table-cell table:formula="of:=[.C44]/[.B44]" office:value-type="float" office:value="0.00000520372566669113">
            <text:p>5.20372566669113E-006</text:p>
          </table:table-cell>
          <table:table-cell office:value-type="float" office:value="25.023">
            <text:p>25.023</text:p>
          </table:table-cell>
          <table:table-cell table:formula="of:=[.E44]/[.B44]" office:value-type="float" office:value="0.0000966687656700907">
            <text:p>9.66687656700907E-005</text:p>
          </table:table-cell>
          <table:table-cell office:value-type="string">
            <text:p>ChessBoard.py:459(getValidKing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60210">
            <text:p>1360210</text:p>
          </table:table-cell>
          <table:table-cell office:value-type="float" office:value="1.188">
            <text:p>1.188</text:p>
          </table:table-cell>
          <table:table-cell table:formula="of:=[.C45]/[.B45]" office:value-type="float" office:value="0.000000873394549371053">
            <text:p>8.73394549371053E-007</text:p>
          </table:table-cell>
          <table:table-cell office:value-type="float" office:value="37.586">
            <text:p>37.586</text:p>
          </table:table-cell>
          <table:table-cell table:formula="of:=[.E45]/[.B45]" office:value-type="float" office:value="0.0000276324979231148">
            <text:p>2.76324979231148E-005</text:p>
          </table:table-cell>
          <table:table-cell office:value-type="string">
            <text:p>ChessBoard.py:379(getValidBishop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4980">
            <text:p>754980</text:p>
          </table:table-cell>
          <table:table-cell office:value-type="float" office:value="0.96">
            <text:p>0.96</text:p>
          </table:table-cell>
          <table:table-cell table:formula="of:=[.C46]/[.B46]" office:value-type="float" office:value="0.00000127155686243344">
            <text:p>1.27155686243344E-006</text:p>
          </table:table-cell>
          <table:table-cell office:value-type="float" office:value="3.048">
            <text:p>3.048</text:p>
          </table:table-cell>
          <table:table-cell table:formula="of:=[.E46]/[.B46]" office:value-type="float" office:value="0.00000403719303822618">
            <text:p>4.03719303822618E-006</text:p>
          </table:table-cell>
          <table:table-cell office:value-type="string">
            <text:p>ChessBoard.py:174(threeRepetitio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01843">
            <text:p>9901843</text:p>
          </table:table-cell>
          <table:table-cell office:value-type="float" office:value="0.891">
            <text:p>0.891</text:p>
          </table:table-cell>
          <table:table-cell table:formula="of:=[.C47]/[.B47]" office:value-type="float" office:value="0.0000000899832485730182">
            <text:p>0.00000009</text:p>
          </table:table-cell>
          <table:table-cell office:value-type="float" office:value="0.891">
            <text:p>0.891</text:p>
          </table:table-cell>
          <table:table-cell table:formula="of:=[.E47]/[.B47]" office:value-type="float" office:value="0.0000000899832485730182">
            <text:p>0.00000009</text:p>
          </table:table-cell>
          <table:table-cell office:value-type="string">
            <text:p>{len}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4">
            <text:p>755584</text:p>
          </table:table-cell>
          <table:table-cell office:value-type="float" office:value="0.721">
            <text:p>0.721</text:p>
          </table:table-cell>
          <table:table-cell table:formula="of:=[.C48]/[.B48]" office:value-type="float" office:value="0.000000954228781975267">
            <text:p>9.54228781975267E-007</text:p>
          </table:table-cell>
          <table:table-cell office:value-type="float" office:value="28.701">
            <text:p>28.701</text:p>
          </table:table-cell>
          <table:table-cell table:formula="of:=[.E48]/[.B48]" office:value-type="float" office:value="0.0000379851876164662">
            <text:p>3.79851876164662E-005</text:p>
          </table:table-cell>
          <table:table-cell office:value-type="string">
            <text:p>ChessBoard.py:171(push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34">
            <text:p>755534</text:p>
          </table:table-cell>
          <table:table-cell office:value-type="float" office:value="0.654">
            <text:p>0.654</text:p>
          </table:table-cell>
          <table:table-cell table:formula="of:=[.C49]/[.B49]" office:value-type="float" office:value="0.000000865612930721847">
            <text:p>8.65612930721847E-007</text:p>
          </table:table-cell>
          <table:table-cell office:value-type="float" office:value="12.855">
            <text:p>12.855</text:p>
          </table:table-cell>
          <table:table-cell table:formula="of:=[.E49]/[.B49]" office:value-type="float" office:value="0.0000170144560006565">
            <text:p>1.70144560006565E-005</text:p>
          </table:table-cell>
          <table:table-cell office:value-type="string">
            <text:p>ChessBoard.py:1043(undo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.615">
            <text:p>0.615</text:p>
          </table:table-cell>
          <table:table-cell table:formula="of:=[.C50]/[.B50]" office:value-type="float" office:value="0.615">
            <text:p>0.615</text:p>
          </table:table-cell>
          <table:table-cell office:value-type="float" office:value="0.615">
            <text:p>0.615</text:p>
          </table:table-cell>
          <table:table-cell table:formula="of:=[.E50]/[.B50]" office:value-type="float" office:value="0.615">
            <text:p>0.615</text:p>
          </table:table-cell>
          <table:table-cell office:value-type="string">
            <text:p>{pygame.base.qui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5667">
            <text:p>225667</text:p>
          </table:table-cell>
          <table:table-cell office:value-type="float" office:value="0.603">
            <text:p>0.603</text:p>
          </table:table-cell>
          <table:table-cell table:formula="of:=[.C51]/[.B51]" office:value-type="float" office:value="0.00000267207877093239">
            <text:p>2.67207877093239E-006</text:p>
          </table:table-cell>
          <table:table-cell office:value-type="float" office:value="6.162">
            <text:p>6.162</text:p>
          </table:table-cell>
          <table:table-cell table:formula="of:=[.E51]/[.B51]" office:value-type="float" office:value="0.0000273057203755977">
            <text:p>2.73057203755977E-005</text:p>
          </table:table-cell>
          <table:table-cell office:value-type="string">
            <text:p>ChessBoard.py:502(movePaw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53664">
            <text:p>653664</text:p>
          </table:table-cell>
          <table:table-cell office:value-type="float" office:value="0.556">
            <text:p>0.556</text:p>
          </table:table-cell>
          <table:table-cell table:formula="of:=[.C52]/[.B52]" office:value-type="float" office:value="0.000000850589905517208">
            <text:p>8.50589905517208E-007</text:p>
          </table:table-cell>
          <table:table-cell office:value-type="float" office:value="70.389">
            <text:p>70.389</text:p>
          </table:table-cell>
          <table:table-cell table:formula="of:=[.E52]/[.B52]" office:value-type="float" office:value="0.000107683764135703">
            <text:p>0.0001076838</text:p>
          </table:table-cell>
          <table:table-cell office:value-type="string">
            <text:p>ChessBoard.py:1107(g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170">
            <text:p>112170</text:p>
          </table:table-cell>
          <table:table-cell office:value-type="float" office:value="0.426">
            <text:p>0.426</text:p>
          </table:table-cell>
          <table:table-cell table:formula="of:=[.C53]/[.B53]" office:value-type="float" office:value="0.00000379780690024071">
            <text:p>3.79780690024071E-006</text:p>
          </table:table-cell>
          <table:table-cell office:value-type="float" office:value="0.448">
            <text:p>0.448</text:p>
          </table:table-cell>
          <table:table-cell table:formula="of:=[.E53]/[.B53]" office:value-type="float" office:value="0.00000399393777302309">
            <text:p>3.99393777302309E-006</text:p>
          </table:table-cell>
          <table:table-cell office:value-type="string">
            <text:p>ChessAI.py:225(return_and_del_largest_elemen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3364">
            <text:p>643364</text:p>
          </table:table-cell>
          <table:table-cell office:value-type="float" office:value="0.359">
            <text:p>0.359</text:p>
          </table:table-cell>
          <table:table-cell table:formula="of:=[.C54]/[.B54]" office:value-type="float" office:value="0.000000558004488905192">
            <text:p>0.000000558</text:p>
          </table:table-cell>
          <table:table-cell office:value-type="float" office:value="0.359">
            <text:p>0.359</text:p>
          </table:table-cell>
          <table:table-cell table:formula="of:=[.E54]/[.B54]" office:value-type="float" office:value="0.000000558004488905192">
            <text:p>0.000000558</text:p>
          </table:table-cell>
          <table:table-cell office:value-type="string">
            <text:p>{method</text:p>
          </table:table-cell>
          <table:table-cell office:value-type="string">
            <text:p>'keys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99630">
            <text:p>99630</text:p>
          </table:table-cell>
          <table:table-cell office:value-type="float" office:value="0.33">
            <text:p>0.33</text:p>
          </table:table-cell>
          <table:table-cell table:formula="of:=[.C55]/[.B55]" office:value-type="float" office:value="0.00000331225534477567">
            <text:p>3.31225534477567E-006</text:p>
          </table:table-cell>
          <table:table-cell office:value-type="float" office:value="12.995">
            <text:p>12.995</text:p>
          </table:table-cell>
          <table:table-cell table:formula="of:=[.E55]/[.B55]" office:value-type="float" office:value="0.000130432600622303">
            <text:p>0.0001304326</text:p>
          </table:table-cell>
          <table:table-cell office:value-type="string">
            <text:p>ChessBoard.py:577(moveKing)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29480">
            <text:p>4529480</text:p>
          </table:table-cell>
          <table:table-cell office:value-type="float" office:value="0.312">
            <text:p>0.312</text:p>
          </table:table-cell>
          <table:table-cell table:formula="of:=[.C56]/[.B56]" office:value-type="float" office:value="0.0000000688820791790669">
            <text:p>6.88820791790669E-008</text:p>
          </table:table-cell>
          <table:table-cell office:value-type="float" office:value="0.312">
            <text:p>0.312</text:p>
          </table:table-cell>
          <table:table-cell table:formula="of:=[.E56]/[.B56]" office:value-type="float" office:value="0.0000000688820791790669">
            <text:p>6.88820791790669E-008</text:p>
          </table:table-cell>
          <table:table-cell office:value-type="string">
            <text:p>{abs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0609">
            <text:p>130609</text:p>
          </table:table-cell>
          <table:table-cell office:value-type="float" office:value="0.29">
            <text:p>0.29</text:p>
          </table:table-cell>
          <table:table-cell table:formula="of:=[.C57]/[.B57]" office:value-type="float" office:value="0.00000222036766225911">
            <text:p>2.22036766225911E-006</text:p>
          </table:table-cell>
          <table:table-cell office:value-type="float" office:value="4.15">
            <text:p>4.15</text:p>
          </table:table-cell>
          <table:table-cell table:formula="of:=[.E57]/[.B57]" office:value-type="float" office:value="0.0000317742268909493">
            <text:p>3.17742268909493E-005</text:p>
          </table:table-cell>
          <table:table-cell office:value-type="string">
            <text:p>ChessBoard.py:674(moveRook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0.276">
            <text:p>0.276</text:p>
          </table:table-cell>
          <table:table-cell table:formula="of:=[.C58]/[.B58]" office:value-type="float" office:value="0.00563265306122449">
            <text:p>0.0056326531</text:p>
          </table:table-cell>
          <table:table-cell office:value-type="float" office:value="0.276">
            <text:p>0.276</text:p>
          </table:table-cell>
          <table:table-cell table:formula="of:=[.E58]/[.B58]" office:value-type="float" office:value="0.00563265306122449">
            <text:p>0.0056326531</text:p>
          </table:table-cell>
          <table:table-cell office:value-type="string">
            <text:p>{pygame.display.flip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5465">
            <text:p>135465</text:p>
          </table:table-cell>
          <table:table-cell office:value-type="float" office:value="0.264">
            <text:p>0.264</text:p>
          </table:table-cell>
          <table:table-cell table:formula="of:=[.C59]/[.B59]" office:value-type="float" office:value="0.00000194884287454324">
            <text:p>1.94884287454324E-006</text:p>
          </table:table-cell>
          <table:table-cell office:value-type="float" office:value="3.86">
            <text:p>3.86</text:p>
          </table:table-cell>
          <table:table-cell table:formula="of:=[.E59]/[.B59]" office:value-type="float" office:value="0.0000284944450596095">
            <text:p>2.84944450596095E-005</text:p>
          </table:table-cell>
          <table:table-cell office:value-type="string">
            <text:p>ChessBoard.py:557(moveKnigh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817">
            <text:p>119817</text:p>
          </table:table-cell>
          <table:table-cell office:value-type="float" office:value="0.232">
            <text:p>0.232</text:p>
          </table:table-cell>
          <table:table-cell table:formula="of:=[.C60]/[.B60]" office:value-type="float" office:value="0.00000193628616974219">
            <text:p>1.93628616974219E-006</text:p>
          </table:table-cell>
          <table:table-cell office:value-type="float" office:value="3.915">
            <text:p>3.915</text:p>
          </table:table-cell>
          <table:table-cell table:formula="of:=[.E60]/[.B60]" office:value-type="float" office:value="0.0000326748291143995">
            <text:p>3.26748291143995E-005</text:p>
          </table:table-cell>
          <table:table-cell office:value-type="string">
            <text:p>ChessBoard.py:655(moveBisho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5231">
            <text:p>225231</text:p>
          </table:table-cell>
          <table:table-cell office:value-type="float" office:value="0.211">
            <text:p>0.211</text:p>
          </table:table-cell>
          <table:table-cell table:formula="of:=[.C61]/[.B61]" office:value-type="float" office:value="0.000000936815980038272">
            <text:p>9.36815980038272E-007</text:p>
          </table:table-cell>
          <table:table-cell office:value-type="float" office:value="8.672">
            <text:p>8.672</text:p>
          </table:table-cell>
          <table:table-cell table:formula="of:=[.E61]/[.B61]" office:value-type="float" office:value="0.0000385026927909568">
            <text:p>3.85026927909568E-005</text:p>
          </table:table-cell>
          <table:table-cell office:value-type="string">
            <text:p>ChessBoard.py:358(getValidQueen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34">
            <text:p>755534</text:p>
          </table:table-cell>
          <table:table-cell office:value-type="float" office:value="0.207">
            <text:p>0.207</text:p>
          </table:table-cell>
          <table:table-cell table:formula="of:=[.C62]/[.B62]" office:value-type="float" office:value="0.000000273978404678016">
            <text:p>0.000000274</text:p>
          </table:table-cell>
          <table:table-cell office:value-type="float" office:value="0.207">
            <text:p>0.207</text:p>
          </table:table-cell>
          <table:table-cell table:formula="of:=[.E62]/[.B62]" office:value-type="float" office:value="0.000000273978404678016">
            <text:p>0.000000274</text:p>
          </table:table-cell>
          <table:table-cell office:value-type="string">
            <text:p>{method</text:p>
          </table:table-cell>
          <table:table-cell office:value-type="string">
            <text:p>'pop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224634">
            <text:p>1224634</text:p>
          </table:table-cell>
          <table:table-cell office:value-type="float" office:value="0.191">
            <text:p>0.191</text:p>
          </table:table-cell>
          <table:table-cell table:formula="of:=[.C63]/[.B63]" office:value-type="float" office:value="0.000000155964965859187">
            <text:p>0.000000156</text:p>
          </table:table-cell>
          <table:table-cell office:value-type="float" office:value="0.191">
            <text:p>0.191</text:p>
          </table:table-cell>
          <table:table-cell table:formula="of:=[.E63]/[.B63]" office:value-type="float" office:value="0.000000155964965859187">
            <text:p>0.000000156</text:p>
          </table:table-cell>
          <table:table-cell office:value-type="string">
            <text:p>{method</text:p>
          </table:table-cell>
          <table:table-cell office:value-type="string">
            <text:p>'has_key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343831">
            <text:p>343831</text:p>
          </table:table-cell>
          <table:table-cell office:value-type="float" office:value="0.182">
            <text:p>0.182</text:p>
          </table:table-cell>
          <table:table-cell table:formula="of:=[.C64]/[.B64]" office:value-type="float" office:value="0.000000529329816101515">
            <text:p>5.29329816101515E-007</text:p>
          </table:table-cell>
          <table:table-cell office:value-type="float" office:value="124.623">
            <text:p>124.623</text:p>
          </table:table-cell>
          <table:table-cell table:formula="of:=[.E64]/[.B64]" office:value-type="float" office:value="0.000362454228967138">
            <text:p>0.0003624542</text:p>
          </table:table-cell>
          <table:table-cell office:value-type="string">
            <text:p>evaluation_functions.py:68(simple_pos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7842">
            <text:p>647842</text:p>
          </table:table-cell>
          <table:table-cell office:value-type="float" office:value="0.176">
            <text:p>0.176</text:p>
          </table:table-cell>
          <table:table-cell table:formula="of:=[.C65]/[.B65]" office:value-type="float" office:value="0.000000271671179083789">
            <text:p>2.71671179083789E-007</text:p>
          </table:table-cell>
          <table:table-cell office:value-type="float" office:value="0.176">
            <text:p>0.176</text:p>
          </table:table-cell>
          <table:table-cell table:formula="of:=[.E65]/[.B65]" office:value-type="float" office:value="0.000000271671179083789">
            <text:p>2.71671179083789E-007</text:p>
          </table:table-cell>
          <table:table-cell office:value-type="string">
            <text:p>ChessBoard.py:197(clear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850">
            <text:p>755850</text:p>
          </table:table-cell>
          <table:table-cell office:value-type="float" office:value="0.158">
            <text:p>0.158</text:p>
          </table:table-cell>
          <table:table-cell table:formula="of:=[.C66]/[.B66]" office:value-type="float" office:value="0.000000209036184428127">
            <text:p>0.000000209</text:p>
          </table:table-cell>
          <table:table-cell office:value-type="float" office:value="0.158">
            <text:p>0.158</text:p>
          </table:table-cell>
          <table:table-cell table:formula="of:=[.E66]/[.B66]" office:value-type="float" office:value="0.000000209036184428127">
            <text:p>0.000000209</text:p>
          </table:table-cell>
          <table:table-cell office:value-type="string">
            <text:p>ChessBoard.py:1091(isGameOver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368">
            <text:p>101368</text:p>
          </table:table-cell>
          <table:table-cell office:value-type="float" office:value="0.114">
            <text:p>0.114</text:p>
          </table:table-cell>
          <table:table-cell table:formula="of:=[.C67]/[.B67]" office:value-type="float" office:value="0.00000112461526319943">
            <text:p>1.12461526319943E-006</text:p>
          </table:table-cell>
          <table:table-cell office:value-type="float" office:value="0.114">
            <text:p>0.114</text:p>
          </table:table-cell>
          <table:table-cell table:formula="of:=[.E67]/[.B67]" office:value-type="float" office:value="0.00000112461526319943">
            <text:p>1.12461526319943E-006</text:p>
          </table:table-cell>
          <table:table-cell office:value-type="string">
            <text:p>{zip}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396">
            <text:p>44396</text:p>
          </table:table-cell>
          <table:table-cell office:value-type="float" office:value="0.09">
            <text:p>0.09</text:p>
          </table:table-cell>
          <table:table-cell table:formula="of:=[.C68]/[.B68]" office:value-type="float" office:value="0.00000202720965852779">
            <text:p>2.02720965852779E-006</text:p>
          </table:table-cell>
          <table:table-cell office:value-type="float" office:value="2.028">
            <text:p>2.028</text:p>
          </table:table-cell>
          <table:table-cell table:formula="of:=[.E68]/[.B68]" office:value-type="float" office:value="0.0000456797909721596">
            <text:p>4.56797909721596E-005</text:p>
          </table:table-cell>
          <table:table-cell office:value-type="string">
            <text:p>ChessBoard.py:635(moveQuee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742">
            <text:p>107742</text:p>
          </table:table-cell>
          <table:table-cell office:value-type="float" office:value="0.033">
            <text:p>0.033</text:p>
          </table:table-cell>
          <table:table-cell table:formula="of:=[.C69]/[.B69]" office:value-type="float" office:value="0.000000306287241744167">
            <text:p>3.06287241744167E-007</text:p>
          </table:table-cell>
          <table:table-cell office:value-type="float" office:value="0.033">
            <text:p>0.033</text:p>
          </table:table-cell>
          <table:table-cell table:formula="of:=[.E69]/[.B69]" office:value-type="float" office:value="0.000000306287241744167">
            <text:p>3.06287241744167E-007</text:p>
          </table:table-cell>
          <table:table-cell office:value-type="string">
            <text:p>ChessBoard.py:194(set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0.033">
            <text:p>0.033</text:p>
          </table:table-cell>
          <table:table-cell table:formula="of:=[.C70]/[.B70]" office:value-type="float" office:value="0.00033">
            <text:p>0.00033</text:p>
          </table:table-cell>
          <table:table-cell office:value-type="float" office:value="0.033">
            <text:p>0.033</text:p>
          </table:table-cell>
          <table:table-cell table:formula="of:=[.E70]/[.B70]" office:value-type="float" office:value="0.00033">
            <text:p>0.00033</text:p>
          </table:table-cell>
          <table:table-cell office:value-type="string">
            <text:p>{pygame.display.set_caption}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.032">
            <text:p>0.032</text:p>
          </table:table-cell>
          <table:table-cell table:formula="of:=[.C71]/[.B71]" office:value-type="float" office:value="0.00064">
            <text:p>0.00064</text:p>
          </table:table-cell>
          <table:table-cell office:value-type="float" office:value="0.032">
            <text:p>0.032</text:p>
          </table:table-cell>
          <table:table-cell table:formula="of:=[.E71]/[.B71]" office:value-type="float" office:value="0.00064">
            <text:p>0.00064</text:p>
          </table:table-cell>
          <table:table-cell office:value-type="string">
            <text:p>{method</text:p>
          </table:table-cell>
          <table:table-cell office:value-type="string">
            <text:p>'tick'</text:p>
          </table:table-cell>
          <table:table-cell office:value-type="string">
            <text:p>of</text:p>
          </table:table-cell>
          <table:table-cell office:value-type="string">
            <text:p>'Clock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01368">
            <text:p>101368</text:p>
          </table:table-cell>
          <table:table-cell office:value-type="float" office:value="0.017">
            <text:p>0.017</text:p>
          </table:table-cell>
          <table:table-cell table:formula="of:=[.C72]/[.B72]" office:value-type="float" office:value="0.000000167705784863073">
            <text:p>1.67705784863073E-007</text:p>
          </table:table-cell>
          <table:table-cell office:value-type="float" office:value="0.017">
            <text:p>0.017</text:p>
          </table:table-cell>
          <table:table-cell table:formula="of:=[.E72]/[.B72]" office:value-type="float" office:value="0.000000167705784863073">
            <text:p>1.67705784863073E-007</text:p>
          </table:table-cell>
          <table:table-cell office:value-type="string">
            <text:p>prune_functions.py:8(never_prun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36">
            <text:p>3136</text:p>
          </table:table-cell>
          <table:table-cell office:value-type="float" office:value="0.015">
            <text:p>0.015</text:p>
          </table:table-cell>
          <table:table-cell table:formula="of:=[.C73]/[.B73]" office:value-type="float" office:value="0.00000478316326530612">
            <text:p>4.78316326530612E-006</text:p>
          </table:table-cell>
          <table:table-cell office:value-type="float" office:value="0.015">
            <text:p>0.015</text:p>
          </table:table-cell>
          <table:table-cell table:formula="of:=[.E73]/[.B73]" office:value-type="float" office:value="0.00000478316326530612">
            <text:p>4.78316326530612E-006</text:p>
          </table:table-cell>
          <table:table-cell office:value-type="string">
            <text:p>{method</text:p>
          </table:table-cell>
          <table:table-cell office:value-type="string">
            <text:p>'blit'</text:p>
          </table:table-cell>
          <table:table-cell office:value-type="string">
            <text:p>of</text:p>
          </table:table-cell>
          <table:table-cell office:value-type="string">
            <text:p>'pygame.Surface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0.004">
            <text:p>0.004</text:p>
          </table:table-cell>
          <table:table-cell table:formula="of:=[.C74]/[.B74]" office:value-type="float" office:value="0.0000816326530612245">
            <text:p>8.16326530612245E-005</text:p>
          </table:table-cell>
          <table:table-cell office:value-type="float" office:value="0.019">
            <text:p>0.019</text:p>
          </table:table-cell>
          <table:table-cell table:formula="of:=[.E74]/[.B74]" office:value-type="float" office:value="0.000387755102040816">
            <text:p>0.0003877551</text:p>
          </table:table-cell>
          <table:table-cell office:value-type="string">
            <text:p>ChessClient.py:198(drawPiec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.004">
            <text:p>0.004</text:p>
          </table:table-cell>
          <table:table-cell table:formula="of:=[.C75]/[.B75]"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table:formula="of:=[.E75]/[.B75]" office:value-type="float" office:value="0.004">
            <text:p>0.004</text:p>
          </table:table-cell>
          <table:table-cell office:value-type="string">
            <text:p>{pygame.display.set_mod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.003">
            <text:p>0.003</text:p>
          </table:table-cell>
          <table:table-cell table:formula="of:=[.C76]/[.B76]" office:value-type="float" office:value="0.003">
            <text:p>0.003</text:p>
          </table:table-cell>
          <table:table-cell office:value-type="float" office:value="553.763">
            <text:p>553.763</text:p>
          </table:table-cell>
          <table:table-cell table:formula="of:=[.E76]/[.B76]" office:value-type="float" office:value="553.763">
            <text:p>553.763</text:p>
          </table:table-cell>
          <table:table-cell office:value-type="string">
            <text:p>ChessClient.py:15(mainLooptem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0.002">
            <text:p>0.002</text:p>
          </table:table-cell>
          <table:table-cell table:formula="of:=[.C77]/[.B77]" office:value-type="float" office:value="0.00004">
            <text:p>0.00004</text:p>
          </table:table-cell>
          <table:table-cell office:value-type="float" office:value="552.765">
            <text:p>552.765</text:p>
          </table:table-cell>
          <table:table-cell table:formula="of:=[.E77]/[.B77]" office:value-type="float" office:value="11.0553">
            <text:p>11.0553</text:p>
          </table:table-cell>
          <table:table-cell office:value-type="string">
            <text:p>ChessAI.py:44(make_next_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0.002">
            <text:p>0.002</text:p>
          </table:table-cell>
          <table:table-cell table:formula="of:=[.C78]/[.B78]" office:value-type="float" office:value="0.0000769230769230769">
            <text:p>7.69230769230769E-005</text:p>
          </table:table-cell>
          <table:table-cell office:value-type="float" office:value="0.002">
            <text:p>0.002</text:p>
          </table:table-cell>
          <table:table-cell table:formula="of:=[.E78]/[.B78]" office:value-type="float" office:value="0.0000769230769230769">
            <text:p>7.69230769230769E-005</text:p>
          </table:table-cell>
          <table:table-cell office:value-type="string">
            <text:p>{pygame.imageext.load_extended}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0.001">
            <text:p>0.001</text:p>
          </table:table-cell>
          <table:table-cell table:formula="of:=[.C79]/[.B79]" office:value-type="float" office:value="0.0000204081632653061">
            <text:p>2.04081632653061E-005</text:p>
          </table:table-cell>
          <table:table-cell office:value-type="float" office:value="0.048">
            <text:p>0.048</text:p>
          </table:table-cell>
          <table:table-cell table:formula="of:=[.E79]/[.B79]" office:value-type="float" office:value="0.000979591836734694">
            <text:p>0.0009795918</text:p>
          </table:table-cell>
          <table:table-cell office:value-type="string">
            <text:p>ChessClient.py:223(draw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table:formula="of:=[.C80]/[.B80]"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table:formula="of:=[.E80]/[.B80]" office:value-type="float" office:value="0.001">
            <text:p>0.001</text:p>
          </table:table-cell>
          <table:table-cell office:value-type="string">
            <text:p>{pygame.event.get}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81]/[.B81]" office:value-type="float" office:value="0">
            <text:p>0</text:p>
          </table:table-cell>
          <table:table-cell office:value-type="float" office:value="553.763">
            <text:p>553.763</text:p>
          </table:table-cell>
          <table:table-cell table:formula="of:=[.E81]/[.B81]" office:value-type="float" office:value="553.763">
            <text:p>553.763</text:p>
          </table:table-cell>
          <table:table-cell office:value-type="string">
            <text:p>&lt;string&gt;:1(&lt;module&gt;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C82]/[.B8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82]/[.B82]" office:value-type="float" office:value="0">
            <text:p>0</text:p>
          </table:table-cell>
          <table:table-cell office:value-type="string">
            <text:p>ChessAI.py:30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6">
            <text:p>1206</text:p>
          </table:table-cell>
          <table:table-cell office:value-type="float" office:value="0">
            <text:p>0</text:p>
          </table:table-cell>
          <table:table-cell table:formula="of:=[.C83]/[.B8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83]/[.B83]" office:value-type="float" office:value="0">
            <text:p>0</text:p>
          </table:table-cell>
          <table:table-cell office:value-type="string">
            <text:p>ChessBoard.py:1099(getGameResul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table:formula="of:=[.C84]/[.B8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84]/[.B84]" office:value-type="float" office:value="0">
            <text:p>0</text:p>
          </table:table-cell>
          <table:table-cell office:value-type="string">
            <text:p>ChessBoard.py:1115(getTur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4">
            <text:p>604</text:p>
          </table:table-cell>
          <table:table-cell office:value-type="float" office:value="0">
            <text:p>0</text:p>
          </table:table-cell>
          <table:table-cell table:formula="of:=[.C85]/[.B8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85]/[.B85]" office:value-type="float" office:value="0">
            <text:p>0</text:p>
          </table:table-cell>
          <table:table-cell office:value-type="string">
            <text:p>ChessBoard.py:202(endGam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C86]/[.B8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86]/[.B86]" office:value-type="float" office:value="0">
            <text:p>0</text:p>
          </table:table-cell>
          <table:table-cell office:value-type="string">
            <text:p>ChessBoard.py:846(_formatAI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87]/[.B8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87]/[.B87]" office:value-type="float" office:value="0">
            <text:p>0</text:p>
          </table:table-cell>
          <table:table-cell office:value-type="string">
            <text:p>ChessBoard.py:863(res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88]/[.B8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88]/[.B88]" office:value-type="float" office:value="0">
            <text:p>0</text:p>
          </table:table-cell>
          <table:table-cell office:value-type="string">
            <text:p>ChessBoard.py:97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89]/[.B89]"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formula="of:=[.E89]/[.B89]" office:value-type="float" office:value="0.002">
            <text:p>0.002</text:p>
          </table:table-cell>
          <table:table-cell office:value-type="string">
            <text:p>ChessClient.py:16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table:formula="of:=[.C90]/[.B9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90]/[.B90]" office:value-type="float" office:value="0">
            <text:p>0</text:p>
          </table:table-cell>
          <table:table-cell office:value-type="string">
            <text:p>ChessClient.py:208(drawMarkPo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table:formula="of:=[.C91]/[.B9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91]/[.B91]" office:value-type="float" office:value="0">
            <text:p>0</text:p>
          </table:table-cell>
          <table:table-cell office:value-type="string">
            <text:p>ChessClient.py:215(drawHighlight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C92]/[.B92]" office:value-type="float" office:value="0">
            <text:p>0</text:p>
          </table:table-cell>
          <table:table-cell office:value-type="float" office:value="0.017">
            <text:p>0.017</text:p>
          </table:table-cell>
          <table:table-cell table:formula="of:=[.E92]/[.B92]" office:value-type="float" office:value="0.00034">
            <text:p>0.00034</text:p>
          </table:table-cell>
          <table:table-cell office:value-type="string">
            <text:p>ChessClient.py:230(title_game_display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93]/[.B93]" office:value-type="float" office:value="0">
            <text:p>0</text:p>
          </table:table-cell>
          <table:table-cell office:value-type="float" office:value="553.763">
            <text:p>553.763</text:p>
          </table:table-cell>
          <table:table-cell table:formula="of:=[.E93]/[.B93]" office:value-type="float" office:value="553.763">
            <text:p>553.763</text:p>
          </table:table-cell>
          <table:table-cell office:value-type="string">
            <text:p>ChessClient.py:237(mai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94]/[.B9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94]/[.B94]" office:value-type="float" office:value="0">
            <text:p>0</text:p>
          </table:table-cell>
          <table:table-cell office:value-type="string">
            <text:p>ChessClient.py:9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95]/[.B9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95]/[.B95]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disable'</text:p>
          </table:table-cell>
          <table:table-cell office:value-type="string">
            <text:p>of</text:p>
          </table:table-cell>
          <table:table-cell office:value-type="string">
            <text:p>'_lsprof.Profile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96]/[.B9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96]/[.B96]" office:value-type="float" office:value="0">
            <text:p>0</text:p>
          </table:table-cell>
          <table:table-cell office:value-type="string">
            <text:p>{pygame.base.ini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C97]/[.B9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97]/[.B97]" office:value-type="float" office:value="0">
            <text:p>0</text:p>
          </table:table-cell>
          <table:table-cell office:value-type="string">
            <text:p>{pygame.time.Clock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C98]/[.B9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98]/[.B98]" office:value-type="float" office:value="0">
            <text:p>0</text:p>
          </table:table-cell>
          <table:table-cell office:value-type="string">
            <text:p>{time.time}</text:p>
          </table:table-cell>
          <table:table-cell table:number-columns-repeated="4"/>
        </table:table-row>
      </table:table>
      <table:table table:name="Sheet5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float" office:value="947448277">
            <text:p>947448277</text:p>
          </table:table-cell>
          <table:table-cell office:value-type="string">
            <text:p>function</text:p>
          </table:table-cell>
          <table:table-cell office:value-type="string">
            <text:p>calls</text:p>
          </table:table-cell>
          <table:table-cell office:value-type="string">
            <text:p>(876370309</text:p>
          </table:table-cell>
          <table:table-cell office:value-type="string">
            <text:p>primitive</text:p>
          </table:table-cell>
          <table:table-cell office:value-type="string">
            <text:p>calls)</text:p>
          </table:table-cell>
          <table:table-cell office:value-type="string">
            <text:p>in</text:p>
          </table:table-cell>
          <table:table-cell office:value-type="float" office:value="504.9">
            <text:p>504.9</text:p>
          </table:table-cell>
          <table:table-cell office:value-type="string">
            <text:p>seconds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Ordered</text:p>
          </table:table-cell>
          <table:table-cell office:value-type="string">
            <text:p>by:</text:p>
          </table:table-cell>
          <table:table-cell office:value-type="string">
            <text:p>standard</text:p>
          </table:table-cell>
          <table:table-cell office:value-type="string">
            <text:p>name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>
            <text:p>ncalls</text:p>
          </table:table-cell>
          <table:table-cell office:value-type="string">
            <text:p>tottime</text:p>
          </table:table-cell>
          <table:table-cell office:value-type="string">
            <text:p>percall</text:p>
          </table:table-cell>
          <table:table-cell office:value-type="string">
            <text:p>cumtime</text:p>
          </table:table-cell>
          <table:table-cell office:value-type="string">
            <text:p>percall</text:p>
          </table:table-cell>
          <table:table-cell office:value-type="string">
            <text:p>filename:lineno(functio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13629">
            <text:p>11613629</text:p>
          </table:table-cell>
          <table:table-cell office:value-type="float" office:value="131.048">
            <text:p>131.048</text:p>
          </table:table-cell>
          <table:table-cell table:style-name="ce1" table:formula="of:=[.C6]/[.B6]" office:value-type="float" office:value="0.0000112839836712538">
            <text:p>0.000011284</text:p>
          </table:table-cell>
          <table:table-cell office:value-type="float" office:value="183.211">
            <text:p>183.211</text:p>
          </table:table-cell>
          <table:table-cell office:value-type="float" office:value="0">
            <text:p>0</text:p>
          </table:table-cell>
          <table:table-cell office:value-type="string">
            <text:p>ChessBoard.py:269(isThreatened)</text:p>
          </table:table-cell>
          <table:table-cell table:number-columns-repeated="4"/>
        </table:table-row>
        <table:table-row table:style-name="ro2">
          <table:table-cell office:value-type="string">
            <text:p>66539867/2267417</text:p>
          </table:table-cell>
          <table:table-cell office:value-type="float" office:value="2267417">
            <text:p>2267417</text:p>
          </table:table-cell>
          <table:table-cell office:value-type="float" office:value="51.179">
            <text:p>51.179</text:p>
          </table:table-cell>
          <table:table-cell table:formula="of:=[.C7]/[.B7]" office:value-type="float" office:value="0.0000225714987582787">
            <text:p>2.25714987582787E-005</text:p>
          </table:table-cell>
          <table:table-cell office:value-type="float" office:value="119.484">
            <text:p>119.484</text:p>
          </table:table-cell>
          <table:table-cell office:value-type="float" office:value="0">
            <text:p>0</text:p>
          </table:table-cell>
          <table:table-cell office:value-type="string">
            <text:p>copy.py:145(deepcopy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013802">
            <text:p>88013802</text:p>
          </table:table-cell>
          <table:table-cell office:value-type="float" office:value="38.192">
            <text:p>38.192</text:p>
          </table:table-cell>
          <table:table-cell table:formula="of:=[.C8]/[.B8]" office:value-type="float" office:value="0.000000433931941719777">
            <text:p>4.33931941719777E-007</text:p>
          </table:table-cell>
          <table:table-cell office:value-type="float" office:value="46.176">
            <text:p>46.176</text:p>
          </table:table-cell>
          <table:table-cell office:value-type="float" office:value="0">
            <text:p>0</text:p>
          </table:table-cell>
          <table:table-cell office:value-type="string">
            <text:p>ChessBoard.py:261(getColo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0500320">
            <text:p>170500320</text:p>
          </table:table-cell>
          <table:table-cell office:value-type="float" office:value="26.537">
            <text:p>26.537</text:p>
          </table:table-cell>
          <table:table-cell table:formula="of:=[.C9]/[.B9]" office:value-type="float" office:value="0.000000155641936625104">
            <text:p>1.55641936625104E-007</text:p>
          </table:table-cell>
          <table:table-cell office:value-type="float" office:value="26.537">
            <text:p>26.537</text:p>
          </table:table-cell>
          <table:table-cell office:value-type="float" office:value="0">
            <text:p>0</text:p>
          </table:table-cell>
          <table:table-cell office:value-type="string">
            <text:p>ChessBoard.py:249(isFree)</text:p>
          </table:table-cell>
          <table:table-cell table:number-columns-repeated="4"/>
        </table:table-row>
        <table:table-row table:style-name="ro2">
          <table:table-cell office:value-type="string">
            <text:p>8317401/2267417</text:p>
          </table:table-cell>
          <table:table-cell office:value-type="float" office:value="2267417">
            <text:p>2267417</text:p>
          </table:table-cell>
          <table:table-cell office:value-type="float" office:value="26.162">
            <text:p>26.162</text:p>
          </table:table-cell>
          <table:table-cell table:formula="of:=[.C10]/[.B10]" office:value-type="float" office:value="0.0000115382393269522">
            <text:p>1.15382393269522E-005</text:p>
          </table:table-cell>
          <table:table-cell office:value-type="float" office:value="113.911">
            <text:p>113.911</text:p>
          </table:table-cell>
          <table:table-cell office:value-type="float" office:value="0">
            <text:p>0</text:p>
          </table:table-cell>
          <table:table-cell office:value-type="string">
            <text:p>copy.py:226(_deepcopy_lis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94260">
            <text:p>3894260</text:p>
          </table:table-cell>
          <table:table-cell office:value-type="float" office:value="19.025">
            <text:p>19.025</text:p>
          </table:table-cell>
          <table:table-cell table:formula="of:=[.C11]/[.B11]" office:value-type="float" office:value="0.00000488539542814296">
            <text:p>4.88539542814296E-006</text:p>
          </table:table-cell>
          <table:table-cell office:value-type="float" office:value="28.905">
            <text:p>28.905</text:p>
          </table:table-cell>
          <table:table-cell office:value-type="float" office:value="0">
            <text:p>0</text:p>
          </table:table-cell>
          <table:table-cell office:value-type="string">
            <text:p>ChessBoard.py:335(traceValidMoves)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2">
            <text:p>662</text:p>
          </table:table-cell>
          <table:table-cell office:value-type="float" office:value="18.245">
            <text:p>18.245</text:p>
          </table:table-cell>
          <table:table-cell table:formula="of:=[.C12]/[.B12]" office:value-type="float" office:value="0.0275604229607251">
            <text:p>0.027560423</text:p>
          </table:table-cell>
          <table:table-cell office:value-type="float" office:value="18.245">
            <text:p>18.245</text:p>
          </table:table-cell>
          <table:table-cell office:value-type="float" office:value="0.028">
            <text:p>0.028</text:p>
          </table:table-cell>
          <table:table-cell office:value-type="string">
            <text:p>{method</text:p>
          </table:table-cell>
          <table:table-cell office:value-type="string">
            <text:p>'tick'</text:p>
          </table:table-cell>
          <table:table-cell office:value-type="string">
            <text:p>of</text:p>
          </table:table-cell>
          <table:table-cell office:value-type="string">
            <text:p>'Clock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4390994">
            <text:p>24390994</text:p>
          </table:table-cell>
          <table:table-cell office:value-type="float" office:value="13.418">
            <text:p>13.418</text:p>
          </table:table-cell>
          <table:table-cell table:formula="of:=[.C13]/[.B13]" office:value-type="float" office:value="0.000000550121081576257">
            <text:p>5.50121081576257E-007</text:p>
          </table:table-cell>
          <table:table-cell office:value-type="float" office:value="16.963">
            <text:p>16.963</text:p>
          </table:table-cell>
          <table:table-cell office:value-type="float" office:value="0">
            <text:p>0</text:p>
          </table:table-cell>
          <table:table-cell office:value-type="string">
            <text:p>copy.py:267(_keep_ali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005184">
            <text:p>22005184</text:p>
          </table:table-cell>
          <table:table-cell office:value-type="float" office:value="13.285">
            <text:p>13.285</text:p>
          </table:table-cell>
          <table:table-cell table:formula="of:=[.C14]/[.B14]" office:value-type="float" office:value="0.000000603721377653557">
            <text:p>6.03721377653557E-007</text:p>
          </table:table-cell>
          <table:table-cell office:value-type="float" office:value="113.002">
            <text:p>113.002</text:p>
          </table:table-cell>
          <table:table-cell office:value-type="float" office:value="0">
            <text:p>0</text:p>
          </table:table-cell>
          <table:table-cell office:value-type="string">
            <text:p>ChessBoard.py:1173(getValidMoves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5215">
            <text:p>855215</text:p>
          </table:table-cell>
          <table:table-cell office:value-type="float" office:value="11.416">
            <text:p>11.416</text:p>
          </table:table-cell>
          <table:table-cell table:formula="of:=[.C15]/[.B15]" office:value-type="float" office:value="0.0000133486900954731">
            <text:p>1.33486900954731E-005</text:p>
          </table:table-cell>
          <table:table-cell office:value-type="float" office:value="12.919">
            <text:p>12.919</text:p>
          </table:table-cell>
          <table:table-cell office:value-type="float" office:value="0">
            <text:p>0</text:p>
          </table:table-cell>
          <table:table-cell office:value-type="string">
            <text:p>ChessBoard.py:186(updateKingLocatio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34">
            <text:p>755534</text:p>
          </table:table-cell>
          <table:table-cell office:value-type="float" office:value="10.935">
            <text:p>10.935</text:p>
          </table:table-cell>
          <table:table-cell table:formula="of:=[.C16]/[.B16]" office:value-type="float" office:value="0.00001447320702973">
            <text:p>1.447320702973E-005</text:p>
          </table:table-cell>
          <table:table-cell office:value-type="float" office:value="12.112">
            <text:p>12.112</text:p>
          </table:table-cell>
          <table:table-cell office:value-type="float" office:value="0">
            <text:p>0</text:p>
          </table:table-cell>
          <table:table-cell office:value-type="string">
            <text:p>ChessBoard.py:128(loadCurStat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3831">
            <text:p>343831</text:p>
          </table:table-cell>
          <table:table-cell office:value-type="float" office:value="10.832">
            <text:p>10.832</text:p>
          </table:table-cell>
          <table:table-cell table:formula="of:=[.C17]/[.B17]" office:value-type="float" office:value="0.0000315038492747891">
            <text:p>3.15038492747891E-005</text:p>
          </table:table-cell>
          <table:table-cell office:value-type="float" office:value="124.594">
            <text:p>124.594</text:p>
          </table:table-cell>
          <table:table-cell office:value-type="float" office:value="0">
            <text:p>0</text:p>
          </table:table-cell>
          <table:table-cell office:value-type="string">
            <text:p>evaluation_functions.py:75(simple_activity_eval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295554">
            <text:p>116295554</text:p>
          </table:table-cell>
          <table:table-cell office:value-type="float" office:value="10.018">
            <text:p>10.018</text:p>
          </table:table-cell>
          <table:table-cell table:formula="of:=[.C18]/[.B18]" office:value-type="float" office:value="0.000000086142588047691">
            <text:p>8.6142588047691E-008</text:p>
          </table:table-cell>
          <table:table-cell office:value-type="float" office:value="10.018">
            <text:p>10.018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append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90930861">
            <text:p>90930861</text:p>
          </table:table-cell>
          <table:table-cell office:value-type="float" office:value="9.035">
            <text:p>9.035</text:p>
          </table:table-cell>
          <table:table-cell office:value-type="float" office:value="0">
            <text:p>0</text:p>
          </table:table-cell>
          <table:table-cell office:value-type="float" office:value="9.035">
            <text:p>9.035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get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6174625">
            <text:p>6174625</text:p>
          </table:table-cell>
          <table:table-cell office:value-type="float" office:value="8.112">
            <text:p>8.112</text:p>
          </table:table-cell>
          <table:table-cell office:value-type="float" office:value="0">
            <text:p>0</text:p>
          </table:table-cell>
          <table:table-cell office:value-type="float" office:value="118.461">
            <text:p>118.461</text:p>
          </table:table-cell>
          <table:table-cell office:value-type="float" office:value="0">
            <text:p>0</text:p>
          </table:table-cell>
          <table:table-cell office:value-type="string">
            <text:p>ChessBoard.py:205(checkKingGu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37364">
            <text:p>1537364</text:p>
          </table:table-cell>
          <table:table-cell office:value-type="float" office:value="7.318">
            <text:p>7.318</text:p>
          </table:table-cell>
          <table:table-cell office:value-type="float" office:value="0">
            <text:p>0</text:p>
          </table:table-cell>
          <table:table-cell office:value-type="float" office:value="40.463">
            <text:p>40.463</text:p>
          </table:table-cell>
          <table:table-cell office:value-type="float" office:value="0">
            <text:p>0</text:p>
          </table:table-cell>
          <table:table-cell office:value-type="string">
            <text:p>ChessBoard.py:447(getValidKnight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5">
            <text:p>755585</text:p>
          </table:table-cell>
          <table:table-cell office:value-type="float" office:value="6.926">
            <text:p>6.926</text:p>
          </table:table-cell>
          <table:table-cell office:value-type="float" office:value="0">
            <text:p>0</text:p>
          </table:table-cell>
          <table:table-cell office:value-type="float" office:value="6.926">
            <text:p>6.926</text:p>
          </table:table-cell>
          <table:table-cell office:value-type="float" office:value="0">
            <text:p>0</text:p>
          </table:table-cell>
          <table:table-cell office:value-type="string">
            <text:p>ChessBoard.py:106(state2str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026847">
            <text:p>103026847</text:p>
          </table:table-cell>
          <table:table-cell office:value-type="float" office:value="5.623">
            <text:p>5.623</text:p>
          </table:table-cell>
          <table:table-cell office:value-type="float" office:value="0">
            <text:p>0</text:p>
          </table:table-cell>
          <table:table-cell office:value-type="float" office:value="5.623">
            <text:p>5.623</text:p>
          </table:table-cell>
          <table:table-cell office:value-type="float" office:value="0">
            <text:p>0</text:p>
          </table:table-cell>
          <table:table-cell office:value-type="string">
            <text:p>{id}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78170">
            <text:p>7378170</text:p>
          </table:table-cell>
          <table:table-cell office:value-type="float" office:value="5.509">
            <text:p>5.509</text:p>
          </table:table-cell>
          <table:table-cell office:value-type="float" office:value="0">
            <text:p>0</text:p>
          </table:table-cell>
          <table:table-cell office:value-type="float" office:value="71.839">
            <text:p>71.839</text:p>
          </table:table-cell>
          <table:table-cell office:value-type="float" office:value="0">
            <text:p>0</text:p>
          </table:table-cell>
          <table:table-cell office:value-type="string">
            <text:p>ChessBoard.py:1132(get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4">
            <text:p>755584</text:p>
          </table:table-cell>
          <table:table-cell office:value-type="float" office:value="5.273">
            <text:p>5.273</text:p>
          </table:table-cell>
          <table:table-cell office:value-type="float" office:value="0">
            <text:p>0</text:p>
          </table:table-cell>
          <table:table-cell office:value-type="float" office:value="42.986">
            <text:p>42.986</text:p>
          </table:table-cell>
          <table:table-cell office:value-type="float" office:value="0">
            <text:p>0</text:p>
          </table:table-cell>
          <table:table-cell office:value-type="string">
            <text:p>ChessBoard.py:323(hasAny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576363">
            <text:p>67576363</text:p>
          </table:table-cell>
          <table:table-cell office:value-type="float" office:value="5.126">
            <text:p>5.126</text:p>
          </table:table-cell>
          <table:table-cell office:value-type="float" office:value="0">
            <text:p>0</text:p>
          </table:table-cell>
          <table:table-cell office:value-type="float" office:value="5.126">
            <text:p>5.126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s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511168">
            <text:p>1511168</text:p>
          </table:table-cell>
          <table:table-cell office:value-type="float" office:value="4.925">
            <text:p>4.925</text:p>
          </table:table-cell>
          <table:table-cell office:value-type="float" office:value="0">
            <text:p>0</text:p>
          </table:table-cell>
          <table:table-cell office:value-type="float" office:value="11.151">
            <text:p>11.151</text:p>
          </table:table-cell>
          <table:table-cell office:value-type="float" office:value="0">
            <text:p>0</text:p>
          </table:table-cell>
          <table:table-cell office:value-type="string">
            <text:p>copy.py:234(_deepcopy_tuple)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287985">
            <text:p>23287985</text:p>
          </table:table-cell>
          <table:table-cell office:value-type="float" office:value="4.834">
            <text:p>4.834</text:p>
          </table:table-cell>
          <table:table-cell office:value-type="float" office:value="0">
            <text:p>0</text:p>
          </table:table-cell>
          <table:table-cell office:value-type="float" office:value="4.834">
            <text:p>4.834</text:p>
          </table:table-cell>
          <table:table-cell office:value-type="float" office:value="0">
            <text:p>0</text:p>
          </table:table-cell>
          <table:table-cell office:value-type="string">
            <text:p>{rang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4">
            <text:p>755584</text:p>
          </table:table-cell>
          <table:table-cell office:value-type="float" office:value="4.613">
            <text:p>4.613</text:p>
          </table:table-cell>
          <table:table-cell office:value-type="float" office:value="0">
            <text:p>0</text:p>
          </table:table-cell>
          <table:table-cell office:value-type="float" office:value="240.144">
            <text:p>240.144</text:p>
          </table:table-cell>
          <table:table-cell office:value-type="float" office:value="0">
            <text:p>0</text:p>
          </table:table-cell>
          <table:table-cell office:value-type="string">
            <text:p>ChessBoard.py:1203(add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3943">
            <text:p>343943</text:p>
          </table:table-cell>
          <table:table-cell office:value-type="float" office:value="4.168">
            <text:p>4.168</text:p>
          </table:table-cell>
          <table:table-cell office:value-type="float" office:value="0">
            <text:p>0</text:p>
          </table:table-cell>
          <table:table-cell office:value-type="float" office:value="130.602">
            <text:p>130.602</text:p>
          </table:table-cell>
          <table:table-cell office:value-type="float" office:value="0">
            <text:p>0</text:p>
          </table:table-cell>
          <table:table-cell office:value-type="string">
            <text:p>evaluation_functions.py:33(terminal_eval2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755584/50</text:p>
          </table:table-cell>
          <table:table-cell office:value-type="float" office:value="3.983">
            <text:p>3.983</text:p>
          </table:table-cell>
          <table:table-cell office:value-type="float" office:value="0">
            <text:p>0</text:p>
          </table:table-cell>
          <table:table-cell office:value-type="float" office:value="483.366">
            <text:p>483.366</text:p>
          </table:table-cell>
          <table:table-cell office:value-type="float" office:value="9.667">
            <text:p>9.667</text:p>
          </table:table-cell>
          <table:table-cell office:value-type="string">
            <text:p>ChessAI.py:157(negamax_ab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368">
            <text:p>101368</text:p>
          </table:table-cell>
          <table:table-cell office:value-type="float" office:value="3.95">
            <text:p>3.95</text:p>
          </table:table-cell>
          <table:table-cell office:value-type="float" office:value="0">
            <text:p>0</text:p>
          </table:table-cell>
          <table:table-cell office:value-type="float" office:value="44.975">
            <text:p>44.975</text:p>
          </table:table-cell>
          <table:table-cell office:value-type="float" office:value="0">
            <text:p>0</text:p>
          </table:table-cell>
          <table:table-cell office:value-type="string">
            <text:p>ChessAI.py:190(get_valid_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5">
            <text:p>755585</text:p>
          </table:table-cell>
          <table:table-cell office:value-type="float" office:value="3.846">
            <text:p>3.846</text:p>
          </table:table-cell>
          <table:table-cell office:value-type="float" office:value="0">
            <text:p>0</text:p>
          </table:table-cell>
          <table:table-cell office:value-type="float" office:value="102.501">
            <text:p>102.501</text:p>
          </table:table-cell>
          <table:table-cell office:value-type="float" office:value="0">
            <text:p>0</text:p>
          </table:table-cell>
          <table:table-cell office:value-type="string">
            <text:p>ChessBoard.py:151(pushStat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2958443">
            <text:p>32958443</text:p>
          </table:table-cell>
          <table:table-cell office:value-type="float" office:value="3.561">
            <text:p>3.561</text:p>
          </table:table-cell>
          <table:table-cell office:value-type="float" office:value="0">
            <text:p>0</text:p>
          </table:table-cell>
          <table:table-cell office:value-type="float" office:value="3.561">
            <text:p>3.561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310273">
            <text:p>310273</text:p>
          </table:table-cell>
          <table:table-cell office:value-type="float" office:value="3.445">
            <text:p>3.445</text:p>
          </table:table-cell>
          <table:table-cell office:value-type="float" office:value="0">
            <text:p>0</text:p>
          </table:table-cell>
          <table:table-cell office:value-type="float" office:value="4.863">
            <text:p>4.863</text:p>
          </table:table-cell>
          <table:table-cell office:value-type="float" office:value="0">
            <text:p>0</text:p>
          </table:table-cell>
          <table:table-cell office:value-type="string">
            <text:p>evaluation_functions.py:9(terminal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228682">
            <text:p>44228682</text:p>
          </table:table-cell>
          <table:table-cell office:value-type="float" office:value="3.257">
            <text:p>3.257</text:p>
          </table:table-cell>
          <table:table-cell office:value-type="float" office:value="0">
            <text:p>0</text:p>
          </table:table-cell>
          <table:table-cell office:value-type="float" office:value="3.257">
            <text:p>3.257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slow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001854">
            <text:p>1001854</text:p>
          </table:table-cell>
          <table:table-cell office:value-type="float" office:value="2.945">
            <text:p>2.945</text:p>
          </table:table-cell>
          <table:table-cell office:value-type="float" office:value="0">
            <text:p>0</text:p>
          </table:table-cell>
          <table:table-cell office:value-type="float" office:value="23.055">
            <text:p>23.055</text:p>
          </table:table-cell>
          <table:table-cell office:value-type="float" office:value="0">
            <text:p>0</text:p>
          </table:table-cell>
          <table:table-cell office:value-type="string">
            <text:p>ChessBoard.py:389(getValidPawn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368">
            <text:p>101368</text:p>
          </table:table-cell>
          <table:table-cell office:value-type="float" office:value="2.941">
            <text:p>2.941</text:p>
          </table:table-cell>
          <table:table-cell office:value-type="float" office:value="0">
            <text:p>0</text:p>
          </table:table-cell>
          <table:table-cell office:value-type="float" office:value="44.964">
            <text:p>44.964</text:p>
          </table:table-cell>
          <table:table-cell office:value-type="float" office:value="0">
            <text:p>0</text:p>
          </table:table-cell>
          <table:table-cell office:value-type="string">
            <text:p>ChessAI.py:201(score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53613">
            <text:p>653613</text:p>
          </table:table-cell>
          <table:table-cell office:value-type="float" office:value="2.848">
            <text:p>2.848</text:p>
          </table:table-cell>
          <table:table-cell office:value-type="float" office:value="0">
            <text:p>0</text:p>
          </table:table-cell>
          <table:table-cell office:value-type="float" office:value="2.848">
            <text:p>2.848</text:p>
          </table:table-cell>
          <table:table-cell office:value-type="float" office:value="0">
            <text:p>0</text:p>
          </table:table-cell>
          <table:table-cell office:value-type="string">
            <text:p>evaluation_functions.py:57(simple_material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241200">
            <text:p>3241200</text:p>
          </table:table-cell>
          <table:table-cell office:value-type="float" office:value="2.251">
            <text:p>2.251</text:p>
          </table:table-cell>
          <table:table-cell office:value-type="float" office:value="0">
            <text:p>0</text:p>
          </table:table-cell>
          <table:table-cell office:value-type="float" office:value="53.872">
            <text:p>53.872</text:p>
          </table:table-cell>
          <table:table-cell office:value-type="float" office:value="0">
            <text:p>0</text:p>
          </table:table-cell>
          <table:table-cell office:value-type="string">
            <text:p>ChessBoard.py:1080(isCheck)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4980">
            <text:p>754980</text:p>
          </table:table-cell>
          <table:table-cell office:value-type="float" office:value="2.02">
            <text:p>2.02</text:p>
          </table:table-cell>
          <table:table-cell office:value-type="float" office:value="0">
            <text:p>0</text:p>
          </table:table-cell>
          <table:table-cell office:value-type="float" office:value="2.02">
            <text:p>2.0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count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049966">
            <text:p>2049966</text:p>
          </table:table-cell>
          <table:table-cell office:value-type="float" office:value="1.872">
            <text:p>1.872</text:p>
          </table:table-cell>
          <table:table-cell office:value-type="float" office:value="0">
            <text:p>0</text:p>
          </table:table-cell>
          <table:table-cell office:value-type="float" office:value="52.92">
            <text:p>52.92</text:p>
          </table:table-cell>
          <table:table-cell office:value-type="float" office:value="0">
            <text:p>0</text:p>
          </table:table-cell>
          <table:table-cell office:value-type="string">
            <text:p>ChessBoard.py:369(getValidRook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11433">
            <text:p>3611433</text:p>
          </table:table-cell>
          <table:table-cell office:value-type="float" office:value="1.87">
            <text:p>1.87</text:p>
          </table:table-cell>
          <table:table-cell office:value-type="float" office:value="0">
            <text:p>0</text:p>
          </table:table-cell>
          <table:table-cell office:value-type="float" office:value="2.268">
            <text:p>2.268</text:p>
          </table:table-cell>
          <table:table-cell office:value-type="float" office:value="0">
            <text:p>0</text:p>
          </table:table-cell>
          <table:table-cell office:value-type="string">
            <text:p>ChessBoard.py:252(getColor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8853">
            <text:p>258853</text:p>
          </table:table-cell>
          <table:table-cell office:value-type="float" office:value="1.365">
            <text:p>1.365</text:p>
          </table:table-cell>
          <table:table-cell office:value-type="float" office:value="0">
            <text:p>0</text:p>
          </table:table-cell>
          <table:table-cell office:value-type="float" office:value="25.028">
            <text:p>25.028</text:p>
          </table:table-cell>
          <table:table-cell office:value-type="float" office:value="0">
            <text:p>0</text:p>
          </table:table-cell>
          <table:table-cell office:value-type="string">
            <text:p>ChessBoard.py:459(getValidKing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562425">
            <text:p>14562425</text:p>
          </table:table-cell>
          <table:table-cell office:value-type="float" office:value="1.29">
            <text:p>1.29</text:p>
          </table:table-cell>
          <table:table-cell office:value-type="float" office:value="0">
            <text:p>0</text:p>
          </table:table-cell>
          <table:table-cell office:value-type="float" office:value="1.29">
            <text:p>1.29</text:p>
          </table:table-cell>
          <table:table-cell office:value-type="float" office:value="0">
            <text:p>0</text:p>
          </table:table-cell>
          <table:table-cell office:value-type="string">
            <text:p>copy.py:198(_deepcopy_atomic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60210">
            <text:p>1360210</text:p>
          </table:table-cell>
          <table:table-cell office:value-type="float" office:value="1.239">
            <text:p>1.239</text:p>
          </table:table-cell>
          <table:table-cell office:value-type="float" office:value="0">
            <text:p>0</text:p>
          </table:table-cell>
          <table:table-cell office:value-type="float" office:value="37.474">
            <text:p>37.474</text:p>
          </table:table-cell>
          <table:table-cell office:value-type="float" office:value="0">
            <text:p>0</text:p>
          </table:table-cell>
          <table:table-cell office:value-type="string">
            <text:p>ChessBoard.py:379(getValidBishop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1">
            <text:p>661</text:p>
          </table:table-cell>
          <table:table-cell office:value-type="float" office:value="0.993">
            <text:p>0.993</text:p>
          </table:table-cell>
          <table:table-cell office:value-type="float" office:value="0.002">
            <text:p>0.002</text:p>
          </table:table-cell>
          <table:table-cell office:value-type="float" office:value="0.993">
            <text:p>0.993</text:p>
          </table:table-cell>
          <table:table-cell office:value-type="float" office:value="0.002">
            <text:p>0.002</text:p>
          </table:table-cell>
          <table:table-cell office:value-type="string">
            <text:p>{pygame.display.flip}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4980">
            <text:p>754980</text:p>
          </table:table-cell>
          <table:table-cell office:value-type="float" office:value="0.928">
            <text:p>0.928</text:p>
          </table:table-cell>
          <table:table-cell office:value-type="float" office:value="0">
            <text:p>0</text:p>
          </table:table-cell>
          <table:table-cell office:value-type="float" office:value="3.032">
            <text:p>3.032</text:p>
          </table:table-cell>
          <table:table-cell office:value-type="float" office:value="0">
            <text:p>0</text:p>
          </table:table-cell>
          <table:table-cell office:value-type="string">
            <text:p>ChessBoard.py:174(threeRepetitio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01843">
            <text:p>9901843</text:p>
          </table:table-cell>
          <table:table-cell office:value-type="float" office:value="0.877">
            <text:p>0.877</text:p>
          </table:table-cell>
          <table:table-cell office:value-type="float" office:value="0">
            <text:p>0</text:p>
          </table:table-cell>
          <table:table-cell office:value-type="float" office:value="0.877">
            <text:p>0.877</text:p>
          </table:table-cell>
          <table:table-cell office:value-type="float" office:value="0">
            <text:p>0</text:p>
          </table:table-cell>
          <table:table-cell office:value-type="string">
            <text:p>{len}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4">
            <text:p>755584</text:p>
          </table:table-cell>
          <table:table-cell office:value-type="float" office:value="0.748">
            <text:p>0.748</text:p>
          </table:table-cell>
          <table:table-cell office:value-type="float" office:value="0">
            <text:p>0</text:p>
          </table:table-cell>
          <table:table-cell office:value-type="float" office:value="28.757">
            <text:p>28.757</text:p>
          </table:table-cell>
          <table:table-cell office:value-type="float" office:value="0">
            <text:p>0</text:p>
          </table:table-cell>
          <table:table-cell office:value-type="string">
            <text:p>ChessBoard.py:171(push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713">
            <text:p>0.713</text:p>
          </table:table-cell>
          <table:table-cell office:value-type="string">
            <text:p>{pygame.base.qui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24">
            <text:p>1324</text:p>
          </table:table-cell>
          <table:table-cell office:value-type="float" office:value="0.669">
            <text:p>0.669</text:p>
          </table:table-cell>
          <table:table-cell office:value-type="float" office:value="0.001">
            <text:p>0.001</text:p>
          </table:table-cell>
          <table:table-cell office:value-type="float" office:value="0.669">
            <text:p>0.669</text:p>
          </table:table-cell>
          <table:table-cell office:value-type="float" office:value="0.001">
            <text:p>0.001</text:p>
          </table:table-cell>
          <table:table-cell office:value-type="string">
            <text:p>{pygame.display.set_caption}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34">
            <text:p>755534</text:p>
          </table:table-cell>
          <table:table-cell office:value-type="float" office:value="0.634">
            <text:p>0.634</text:p>
          </table:table-cell>
          <table:table-cell office:value-type="float" office:value="0">
            <text:p>0</text:p>
          </table:table-cell>
          <table:table-cell office:value-type="float" office:value="12.746">
            <text:p>12.746</text:p>
          </table:table-cell>
          <table:table-cell office:value-type="float" office:value="0">
            <text:p>0</text:p>
          </table:table-cell>
          <table:table-cell office:value-type="string">
            <text:p>ChessBoard.py:1043(undo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5667">
            <text:p>225667</text:p>
          </table:table-cell>
          <table:table-cell office:value-type="float" office:value="0.612">
            <text:p>0.612</text:p>
          </table:table-cell>
          <table:table-cell office:value-type="float" office:value="0">
            <text:p>0</text:p>
          </table:table-cell>
          <table:table-cell office:value-type="float" office:value="6.261">
            <text:p>6.261</text:p>
          </table:table-cell>
          <table:table-cell office:value-type="float" office:value="0">
            <text:p>0</text:p>
          </table:table-cell>
          <table:table-cell office:value-type="string">
            <text:p>ChessBoard.py:502(movePaw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170">
            <text:p>112170</text:p>
          </table:table-cell>
          <table:table-cell office:value-type="float" office:value="0.429">
            <text:p>0.429</text:p>
          </table:table-cell>
          <table:table-cell office:value-type="float" office:value="0">
            <text:p>0</text:p>
          </table:table-cell>
          <table:table-cell office:value-type="float" office:value="0.452">
            <text:p>0.452</text:p>
          </table:table-cell>
          <table:table-cell office:value-type="float" office:value="0">
            <text:p>0</text:p>
          </table:table-cell>
          <table:table-cell office:value-type="string">
            <text:p>ChessAI.py:225(return_and_del_largest_elemen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3364">
            <text:p>643364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keys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99630">
            <text:p>99630</text:p>
          </table:table-cell>
          <table:table-cell office:value-type="float" office:value="0.324">
            <text:p>0.324</text:p>
          </table:table-cell>
          <table:table-cell office:value-type="float" office:value="0">
            <text:p>0</text:p>
          </table:table-cell>
          <table:table-cell office:value-type="float" office:value="13.017">
            <text:p>13.017</text:p>
          </table:table-cell>
          <table:table-cell office:value-type="float" office:value="0">
            <text:p>0</text:p>
          </table:table-cell>
          <table:table-cell office:value-type="string">
            <text:p>ChessBoard.py:577(moveKing)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29480">
            <text:p>4529480</text:p>
          </table:table-cell>
          <table:table-cell office:value-type="float" office:value="0.316">
            <text:p>0.316</text:p>
          </table:table-cell>
          <table:table-cell office:value-type="float" office:value="0">
            <text:p>0</text:p>
          </table:table-cell>
          <table:table-cell office:value-type="float" office:value="0.316">
            <text:p>0.316</text:p>
          </table:table-cell>
          <table:table-cell office:value-type="float" office:value="0">
            <text:p>0</text:p>
          </table:table-cell>
          <table:table-cell office:value-type="string">
            <text:p>{abs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0609">
            <text:p>130609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4.133">
            <text:p>4.133</text:p>
          </table:table-cell>
          <table:table-cell office:value-type="float" office:value="0">
            <text:p>0</text:p>
          </table:table-cell>
          <table:table-cell office:value-type="string">
            <text:p>ChessBoard.py:674(moveRook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304">
            <text:p>42304</text:p>
          </table:table-cell>
          <table:table-cell office:value-type="float" office:value="0.289">
            <text:p>0.289</text:p>
          </table:table-cell>
          <table:table-cell office:value-type="float" office:value="0">
            <text:p>0</text:p>
          </table:table-cell>
          <table:table-cell office:value-type="float" office:value="0.289">
            <text:p>0.289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blit'</text:p>
          </table:table-cell>
          <table:table-cell office:value-type="string">
            <text:p>of</text:p>
          </table:table-cell>
          <table:table-cell office:value-type="string">
            <text:p>'pygame.Surface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35465">
            <text:p>135465</text:p>
          </table:table-cell>
          <table:table-cell office:value-type="float" office:value="0.284">
            <text:p>0.284</text:p>
          </table:table-cell>
          <table:table-cell office:value-type="float" office:value="0">
            <text:p>0</text:p>
          </table:table-cell>
          <table:table-cell office:value-type="float" office:value="3.943">
            <text:p>3.943</text:p>
          </table:table-cell>
          <table:table-cell office:value-type="float" office:value="0">
            <text:p>0</text:p>
          </table:table-cell>
          <table:table-cell office:value-type="string">
            <text:p>ChessBoard.py:557(moveKnigh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817">
            <text:p>119817</text:p>
          </table:table-cell>
          <table:table-cell office:value-type="float" office:value="0.241">
            <text:p>0.241</text:p>
          </table:table-cell>
          <table:table-cell office:value-type="float" office:value="0">
            <text:p>0</text:p>
          </table:table-cell>
          <table:table-cell office:value-type="float" office:value="3.969">
            <text:p>3.969</text:p>
          </table:table-cell>
          <table:table-cell office:value-type="float" office:value="0">
            <text:p>0</text:p>
          </table:table-cell>
          <table:table-cell office:value-type="string">
            <text:p>ChessBoard.py:655(moveBisho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5231">
            <text:p>225231</text:p>
          </table:table-cell>
          <table:table-cell office:value-type="float" office:value="0.218">
            <text:p>0.218</text:p>
          </table:table-cell>
          <table:table-cell office:value-type="float" office:value="0">
            <text:p>0</text:p>
          </table:table-cell>
          <table:table-cell office:value-type="float" office:value="8.654">
            <text:p>8.654</text:p>
          </table:table-cell>
          <table:table-cell office:value-type="float" office:value="0">
            <text:p>0</text:p>
          </table:table-cell>
          <table:table-cell office:value-type="string">
            <text:p>ChessBoard.py:358(getValidQueen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34">
            <text:p>755534</text:p>
          </table:table-cell>
          <table:table-cell office:value-type="float" office:value="0.204">
            <text:p>0.204</text:p>
          </table:table-cell>
          <table:table-cell office:value-type="float" office:value="0">
            <text:p>0</text:p>
          </table:table-cell>
          <table:table-cell office:value-type="float" office:value="0.204">
            <text:p>0.204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pop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224634">
            <text:p>1224634</text:p>
          </table:table-cell>
          <table:table-cell office:value-type="float" office:value="0.192">
            <text:p>0.192</text:p>
          </table:table-cell>
          <table:table-cell office:value-type="float" office:value="0">
            <text:p>0</text:p>
          </table:table-cell>
          <table:table-cell office:value-type="float" office:value="0.192">
            <text:p>0.19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has_key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343831">
            <text:p>343831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24.774">
            <text:p>124.774</text:p>
          </table:table-cell>
          <table:table-cell office:value-type="float" office:value="0">
            <text:p>0</text:p>
          </table:table-cell>
          <table:table-cell office:value-type="string">
            <text:p>evaluation_functions.py:68(simple_pos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7842">
            <text:p>647842</text:p>
          </table:table-cell>
          <table:table-cell office:value-type="float" office:value="0.178">
            <text:p>0.178</text:p>
          </table:table-cell>
          <table:table-cell office:value-type="float" office:value="0">
            <text:p>0</text:p>
          </table:table-cell>
          <table:table-cell office:value-type="float" office:value="0.178">
            <text:p>0.178</text:p>
          </table:table-cell>
          <table:table-cell office:value-type="float" office:value="0">
            <text:p>0</text:p>
          </table:table-cell>
          <table:table-cell office:value-type="string">
            <text:p>ChessBoard.py:197(clear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8298">
            <text:p>758298</text:p>
          </table:table-cell>
          <table:table-cell office:value-type="float" office:value="0.162">
            <text:p>0.162</text:p>
          </table:table-cell>
          <table:table-cell office:value-type="float" office:value="0">
            <text:p>0</text:p>
          </table:table-cell>
          <table:table-cell office:value-type="float" office:value="0.162">
            <text:p>0.162</text:p>
          </table:table-cell>
          <table:table-cell office:value-type="float" office:value="0">
            <text:p>0</text:p>
          </table:table-cell>
          <table:table-cell office:value-type="string">
            <text:p>ChessBoard.py:1091(isGameOver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368">
            <text:p>101368</text:p>
          </table:table-cell>
          <table:table-cell office:value-type="float" office:value="0.119">
            <text:p>0.119</text:p>
          </table:table-cell>
          <table:table-cell office:value-type="float" office:value="0">
            <text:p>0</text:p>
          </table:table-cell>
          <table:table-cell office:value-type="float" office:value="0.119">
            <text:p>0.119</text:p>
          </table:table-cell>
          <table:table-cell office:value-type="float" office:value="0">
            <text:p>0</text:p>
          </table:table-cell>
          <table:table-cell office:value-type="string">
            <text:p>{zip}</text:p>
          </table:table-cell>
          <table:table-cell table:number-columns-repeated="4"/>
        </table:table-row>
        <table:table-row table:style-name="ro2">
          <table:table-cell/>
          <table:table-cell office:value-type="float" office:value="653613">
            <text:p>653613</text:p>
          </table:table-cell>
          <table:table-cell office:value-type="float" office:value="0.092">
            <text:p>0.092</text:p>
          </table:table-cell>
          <table:table-cell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0">
            <text:p>0</text:p>
          </table:table-cell>
          <table:table-cell office:value-type="string">
            <text:p>ChessBoard.py:1115(getShallow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396">
            <text:p>44396</text:p>
          </table:table-cell>
          <table:table-cell office:value-type="float" office:value="0.088">
            <text:p>0.088</text:p>
          </table:table-cell>
          <table:table-cell office:value-type="float" office:value="0">
            <text:p>0</text:p>
          </table:table-cell>
          <table:table-cell office:value-type="float" office:value="1.954">
            <text:p>1.954</text:p>
          </table:table-cell>
          <table:table-cell office:value-type="float" office:value="0">
            <text:p>0</text:p>
          </table:table-cell>
          <table:table-cell office:value-type="string">
            <text:p>ChessBoard.py:635(moveQuee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1">
            <text:p>661</text:p>
          </table:table-cell>
          <table:table-cell office:value-type="float" office:value="0.082">
            <text:p>0.082</text:p>
          </table:table-cell>
          <table:table-cell office:value-type="float" office:value="0">
            <text:p>0</text:p>
          </table:table-cell>
          <table:table-cell office:value-type="float" office:value="0.371">
            <text:p>0.371</text:p>
          </table:table-cell>
          <table:table-cell office:value-type="float" office:value="0.001">
            <text:p>0.001</text:p>
          </table:table-cell>
          <table:table-cell office:value-type="string">
            <text:p>ChessClient.py:198(drawPiec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061">
            <text:p>0.061</text:p>
          </table:table-cell>
          <table:table-cell office:value-type="string">
            <text:p>{pygame.base.ini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.038">
            <text:p>0.038</text:p>
          </table:table-cell>
          <table:table-cell table:number-columns-repeated="2" office:value-type="float" office:value="504.839">
            <text:p>504.839</text:p>
          </table:table-cell>
          <table:table-cell office:value-type="string">
            <text:p>ChessClient.py:15(mainLooptem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742">
            <text:p>107742</text:p>
          </table:table-cell>
          <table:table-cell office:value-type="float" office:value="0.036">
            <text:p>0.036</text:p>
          </table:table-cell>
          <table:table-cell office:value-type="float" office:value="0">
            <text:p>0</text:p>
          </table:table-cell>
          <table:table-cell office:value-type="float" office:value="0.036">
            <text:p>0.036</text:p>
          </table:table-cell>
          <table:table-cell office:value-type="float" office:value="0">
            <text:p>0</text:p>
          </table:table-cell>
          <table:table-cell office:value-type="string">
            <text:p>ChessBoard.py:194(set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031">
            <text:p>0.031</text:p>
          </table:table-cell>
          <table:table-cell office:value-type="string">
            <text:p>{pygame.display.set_mod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483.409">
            <text:p>483.409</text:p>
          </table:table-cell>
          <table:table-cell office:value-type="float" office:value="9.668">
            <text:p>9.668</text:p>
          </table:table-cell>
          <table:table-cell office:value-type="string">
            <text:p>ChessAI.py:44(make_next_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4">
            <text:p>127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651">
            <text:p>0.651</text:p>
          </table:table-cell>
          <table:table-cell office:value-type="float" office:value="0.001">
            <text:p>0.001</text:p>
          </table:table-cell>
          <table:table-cell office:value-type="string">
            <text:p>ChessClient.py:230(title_game_display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3">
            <text:p>613</text:p>
          </table:table-cell>
          <table:table-cell office:value-type="float" office:value="0.019">
            <text:p>0.019</text:p>
          </table:table-cell>
          <table:table-cell office:value-type="float" office:value="0">
            <text:p>0</text:p>
          </table:table-cell>
          <table:table-cell office:value-type="float" office:value="0.019">
            <text:p>0.019</text:p>
          </table:table-cell>
          <table:table-cell office:value-type="float" office:value="0">
            <text:p>0</text:p>
          </table:table-cell>
          <table:table-cell office:value-type="string">
            <text:p>{pygame.event.ge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368">
            <text:p>101368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office:value-type="string">
            <text:p>prune_functions.py:8(never_prun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1">
            <text:p>661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float" office:value="0.951">
            <text:p>0.951</text:p>
          </table:table-cell>
          <table:table-cell office:value-type="float" office:value="0.001">
            <text:p>0.001</text:p>
          </table:table-cell>
          <table:table-cell office:value-type="string">
            <text:p>ChessClient.py:223(draw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3">
            <text:p>663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311">
            <text:p>0.311</text:p>
          </table:table-cell>
          <table:table-cell office:value-type="float" office:value="0">
            <text:p>0</text:p>
          </table:table-cell>
          <table:table-cell office:value-type="string">
            <text:p>ChessBoard.py:1107(g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30">
            <text:p>243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hessBoard.py:1099(getGameResul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50">
            <text:p>135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hessBoard.py:1119(getTur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1">
            <text:p>66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hessClient.py:208(drawMarkPo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1">
            <text:p>66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hessClient.py:215(drawHighlight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pygame.imageext.load_extended}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04.9">
            <text:p>504.9</text:p>
          </table:table-cell>
          <table:table-cell office:value-type="string">
            <text:p>&lt;string&gt;:1(&lt;module&gt;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04.9">
            <text:p>504.9</text:p>
          </table:table-cell>
          <table:table-cell office:value-type="string">
            <text:p>ChessClient.py:237(mai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ChessBoard.py:863(res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ChessBoard.py:97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ChessClient.py:16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AI.py:30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4">
            <text:p>6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202(endGam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846(_formatAI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Client.py:9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disable'</text:p>
          </table:table-cell>
          <table:table-cell office:value-type="string">
            <text:p>of</text:p>
          </table:table-cell>
          <table:table-cell office:value-type="string">
            <text:p>'_lsprof.Profile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pygame.time.Clock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time.time}</text:p>
          </table:table-cell>
          <table:table-cell table:number-columns-repeated="4"/>
        </table:table-row>
        <table:table-row table:style-name="ro1">
          <table:table-cell table:number-columns-repeated="11"/>
        </table:table-row>
      </table:table>
      <table:table table:name="Sheet6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float" office:value="861256493">
            <text:p>861256493</text:p>
          </table:table-cell>
          <table:table-cell office:value-type="string">
            <text:p>function</text:p>
          </table:table-cell>
          <table:table-cell office:value-type="string">
            <text:p>calls</text:p>
          </table:table-cell>
          <table:table-cell office:value-type="string">
            <text:p>(800041195</text:p>
          </table:table-cell>
          <table:table-cell office:value-type="string">
            <text:p>primitive</text:p>
          </table:table-cell>
          <table:table-cell office:value-type="string">
            <text:p>calls)</text:p>
          </table:table-cell>
          <table:table-cell office:value-type="string">
            <text:p>in</text:p>
          </table:table-cell>
          <table:table-cell office:value-type="float" office:value="452.595">
            <text:p>452.595</text:p>
          </table:table-cell>
          <table:table-cell office:value-type="string">
            <text:p>seconds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Ordered</text:p>
          </table:table-cell>
          <table:table-cell office:value-type="string">
            <text:p>by:</text:p>
          </table:table-cell>
          <table:table-cell office:value-type="string">
            <text:p>standard</text:p>
          </table:table-cell>
          <table:table-cell office:value-type="string">
            <text:p>name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>
            <text:p>ncalls</text:p>
          </table:table-cell>
          <table:table-cell office:value-type="string">
            <text:p>tottime</text:p>
          </table:table-cell>
          <table:table-cell office:value-type="string">
            <text:p>percall</text:p>
          </table:table-cell>
          <table:table-cell office:value-type="string">
            <text:p>cumtime</text:p>
          </table:table-cell>
          <table:table-cell office:value-type="string">
            <text:p>percall</text:p>
          </table:table-cell>
          <table:table-cell office:value-type="string">
            <text:p>filename:lineno(functio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13629">
            <text:p>11613629</text:p>
          </table:table-cell>
          <table:table-cell office:value-type="float" office:value="128.979">
            <text:p>128.979</text:p>
          </table:table-cell>
          <table:table-cell office:value-type="float" office:value="0">
            <text:p>0</text:p>
          </table:table-cell>
          <table:table-cell office:value-type="float" office:value="184.557">
            <text:p>184.557</text:p>
          </table:table-cell>
          <table:table-cell office:value-type="float" office:value="0">
            <text:p>0</text:p>
          </table:table-cell>
          <table:table-cell office:value-type="string">
            <text:p>ChessBoard.py:271(isThreatene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320479">
            <text:p>89320479</text:p>
          </table:table-cell>
          <table:table-cell office:value-type="float" office:value="40.248">
            <text:p>40.248</text:p>
          </table:table-cell>
          <table:table-cell office:value-type="float" office:value="0">
            <text:p>0</text:p>
          </table:table-cell>
          <table:table-cell office:value-type="float" office:value="48.595">
            <text:p>48.595</text:p>
          </table:table-cell>
          <table:table-cell office:value-type="float" office:value="0">
            <text:p>0</text:p>
          </table:table-cell>
          <table:table-cell office:value-type="string">
            <text:p>ChessBoard.py:263(getColor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55169312/755744</text:p>
          </table:table-cell>
          <table:table-cell office:value-type="float" office:value="36.633">
            <text:p>36.633</text:p>
          </table:table-cell>
          <table:table-cell office:value-type="float" office:value="0">
            <text:p>0</text:p>
          </table:table-cell>
          <table:table-cell office:value-type="float" office:value="82.968">
            <text:p>82.968</text:p>
          </table:table-cell>
          <table:table-cell office:value-type="float" office:value="0">
            <text:p>0</text:p>
          </table:table-cell>
          <table:table-cell office:value-type="string">
            <text:p>copy.py:145(deepcopy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5264935">
            <text:p>175264935</text:p>
          </table:table-cell>
          <table:table-cell office:value-type="float" office:value="28.203">
            <text:p>28.203</text:p>
          </table:table-cell>
          <table:table-cell office:value-type="float" office:value="0">
            <text:p>0</text:p>
          </table:table-cell>
          <table:table-cell office:value-type="float" office:value="28.203">
            <text:p>28.203</text:p>
          </table:table-cell>
          <table:table-cell office:value-type="float" office:value="0">
            <text:p>0</text:p>
          </table:table-cell>
          <table:table-cell office:value-type="string">
            <text:p>ChessBoard.py:251(isFree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6801696/755744</text:p>
          </table:table-cell>
          <table:table-cell office:value-type="float" office:value="21.696">
            <text:p>21.696</text:p>
          </table:table-cell>
          <table:table-cell office:value-type="float" office:value="0">
            <text:p>0</text:p>
          </table:table-cell>
          <table:table-cell office:value-type="float" office:value="81.001">
            <text:p>81.001</text:p>
          </table:table-cell>
          <table:table-cell office:value-type="float" office:value="0">
            <text:p>0</text:p>
          </table:table-cell>
          <table:table-cell office:value-type="string">
            <text:p>copy.py:226(_deepcopy_lis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94260">
            <text:p>3894260</text:p>
          </table:table-cell>
          <table:table-cell office:value-type="float" office:value="18.795">
            <text:p>18.795</text:p>
          </table:table-cell>
          <table:table-cell office:value-type="float" office:value="0">
            <text:p>0</text:p>
          </table:table-cell>
          <table:table-cell office:value-type="float" office:value="29.018">
            <text:p>29.018</text:p>
          </table:table-cell>
          <table:table-cell office:value-type="float" office:value="0">
            <text:p>0</text:p>
          </table:table-cell>
          <table:table-cell office:value-type="string">
            <text:p>ChessBoard.py:339(trace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005184">
            <text:p>22005184</text:p>
          </table:table-cell>
          <table:table-cell office:value-type="float" office:value="14.015">
            <text:p>14.015</text:p>
          </table:table-cell>
          <table:table-cell office:value-type="float" office:value="0">
            <text:p>0</text:p>
          </table:table-cell>
          <table:table-cell office:value-type="float" office:value="113.884">
            <text:p>113.884</text:p>
          </table:table-cell>
          <table:table-cell office:value-type="float" office:value="0">
            <text:p>0</text:p>
          </table:table-cell>
          <table:table-cell office:value-type="string">
            <text:p>ChessBoard.py:1178(getValidMoves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5215">
            <text:p>855215</text:p>
          </table:table-cell>
          <table:table-cell office:value-type="float" office:value="11.539">
            <text:p>11.539</text:p>
          </table:table-cell>
          <table:table-cell office:value-type="float" office:value="0">
            <text:p>0</text:p>
          </table:table-cell>
          <table:table-cell office:value-type="float" office:value="13.014">
            <text:p>13.014</text:p>
          </table:table-cell>
          <table:table-cell office:value-type="float" office:value="0">
            <text:p>0</text:p>
          </table:table-cell>
          <table:table-cell office:value-type="string">
            <text:p>ChessBoard.py:188(updateKingLocatio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34">
            <text:p>755534</text:p>
          </table:table-cell>
          <table:table-cell office:value-type="float" office:value="10.884">
            <text:p>10.884</text:p>
          </table:table-cell>
          <table:table-cell office:value-type="float" office:value="0">
            <text:p>0</text:p>
          </table:table-cell>
          <table:table-cell office:value-type="float" office:value="12.091">
            <text:p>12.091</text:p>
          </table:table-cell>
          <table:table-cell office:value-type="float" office:value="0">
            <text:p>0</text:p>
          </table:table-cell>
          <table:table-cell office:value-type="string">
            <text:p>ChessBoard.py:128(loadCurStat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3831">
            <text:p>343831</text:p>
          </table:table-cell>
          <table:table-cell office:value-type="float" office:value="10.457">
            <text:p>10.457</text:p>
          </table:table-cell>
          <table:table-cell office:value-type="float" office:value="0">
            <text:p>0</text:p>
          </table:table-cell>
          <table:table-cell office:value-type="float" office:value="125.125">
            <text:p>125.125</text:p>
          </table:table-cell>
          <table:table-cell office:value-type="float" office:value="0">
            <text:p>0</text:p>
          </table:table-cell>
          <table:table-cell office:value-type="string">
            <text:p>evaluation_functions.py:75(simple_activity_eval)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977783">
            <text:p>98977783</text:p>
          </table:table-cell>
          <table:table-cell office:value-type="float" office:value="8.61">
            <text:p>8.61</text:p>
          </table:table-cell>
          <table:table-cell office:value-type="float" office:value="0">
            <text:p>0</text:p>
          </table:table-cell>
          <table:table-cell office:value-type="float" office:value="8.61">
            <text:p>8.61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append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6174625">
            <text:p>6174625</text:p>
          </table:table-cell>
          <table:table-cell office:value-type="float" office:value="7.866">
            <text:p>7.866</text:p>
          </table:table-cell>
          <table:table-cell office:value-type="float" office:value="0">
            <text:p>0</text:p>
          </table:table-cell>
          <table:table-cell office:value-type="float" office:value="118.215">
            <text:p>118.215</text:p>
          </table:table-cell>
          <table:table-cell office:value-type="float" office:value="0">
            <text:p>0</text:p>
          </table:table-cell>
          <table:table-cell office:value-type="string">
            <text:p>ChessBoard.py:207(checkKingGu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418138">
            <text:p>15418138</text:p>
          </table:table-cell>
          <table:table-cell office:value-type="float" office:value="7.785">
            <text:p>7.785</text:p>
          </table:table-cell>
          <table:table-cell office:value-type="float" office:value="0">
            <text:p>0</text:p>
          </table:table-cell>
          <table:table-cell office:value-type="float" office:value="9.967">
            <text:p>9.967</text:p>
          </table:table-cell>
          <table:table-cell office:value-type="float" office:value="0">
            <text:p>0</text:p>
          </table:table-cell>
          <table:table-cell office:value-type="string">
            <text:p>copy.py:267(_keep_ali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37364">
            <text:p>1537364</text:p>
          </table:table-cell>
          <table:table-cell office:value-type="float" office:value="7.325">
            <text:p>7.325</text:p>
          </table:table-cell>
          <table:table-cell office:value-type="float" office:value="0">
            <text:p>0</text:p>
          </table:table-cell>
          <table:table-cell office:value-type="float" office:value="40.467">
            <text:p>40.467</text:p>
          </table:table-cell>
          <table:table-cell office:value-type="float" office:value="0">
            <text:p>0</text:p>
          </table:table-cell>
          <table:table-cell office:value-type="string">
            <text:p>ChessBoard.py:451(getValidKnight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5">
            <text:p>755585</text:p>
          </table:table-cell>
          <table:table-cell office:value-type="float" office:value="6.614">
            <text:p>6.614</text:p>
          </table:table-cell>
          <table:table-cell office:value-type="float" office:value="0">
            <text:p>0</text:p>
          </table:table-cell>
          <table:table-cell office:value-type="float" office:value="6.614">
            <text:p>6.614</text:p>
          </table:table-cell>
          <table:table-cell office:value-type="float" office:value="0">
            <text:p>0</text:p>
          </table:table-cell>
          <table:table-cell office:value-type="string">
            <text:p>ChessBoard.py:106(state2st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588078">
            <text:p>70588078</text:p>
          </table:table-cell>
          <table:table-cell office:value-type="float" office:value="6.543">
            <text:p>6.543</text:p>
          </table:table-cell>
          <table:table-cell office:value-type="float" office:value="0">
            <text:p>0</text:p>
          </table:table-cell>
          <table:table-cell office:value-type="float" office:value="6.543">
            <text:p>6.543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get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68883040">
            <text:p>68883040</text:p>
          </table:table-cell>
          <table:table-cell office:value-type="float" office:value="5.322">
            <text:p>5.322</text:p>
          </table:table-cell>
          <table:table-cell office:value-type="float" office:value="0">
            <text:p>0</text:p>
          </table:table-cell>
          <table:table-cell office:value-type="float" office:value="5.322">
            <text:p>5.32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s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755584">
            <text:p>755584</text:p>
          </table:table-cell>
          <table:table-cell office:value-type="float" office:value="5.28">
            <text:p>5.28</text:p>
          </table:table-cell>
          <table:table-cell office:value-type="float" office:value="0">
            <text:p>0</text:p>
          </table:table-cell>
          <table:table-cell office:value-type="float" office:value="43.396">
            <text:p>43.396</text:p>
          </table:table-cell>
          <table:table-cell office:value-type="float" office:value="0">
            <text:p>0</text:p>
          </table:table-cell>
          <table:table-cell office:value-type="string">
            <text:p>ChessBoard.py:327(hasAny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78170">
            <text:p>7378170</text:p>
          </table:table-cell>
          <table:table-cell office:value-type="float" office:value="5.265">
            <text:p>5.265</text:p>
          </table:table-cell>
          <table:table-cell office:value-type="float" office:value="0">
            <text:p>0</text:p>
          </table:table-cell>
          <table:table-cell office:value-type="float" office:value="72.336">
            <text:p>72.336</text:p>
          </table:table-cell>
          <table:table-cell office:value-type="float" office:value="0">
            <text:p>0</text:p>
          </table:table-cell>
          <table:table-cell office:value-type="string">
            <text:p>ChessBoard.py:1137(get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4">
            <text:p>755584</text:p>
          </table:table-cell>
          <table:table-cell office:value-type="float" office:value="4.506">
            <text:p>4.506</text:p>
          </table:table-cell>
          <table:table-cell office:value-type="float" office:value="0">
            <text:p>0</text:p>
          </table:table-cell>
          <table:table-cell office:value-type="float" office:value="204.077">
            <text:p>204.077</text:p>
          </table:table-cell>
          <table:table-cell office:value-type="float" office:value="0">
            <text:p>0</text:p>
          </table:table-cell>
          <table:table-cell office:value-type="string">
            <text:p>ChessBoard.py:1208(addMove)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777115">
            <text:p>21777115</text:p>
          </table:table-cell>
          <table:table-cell office:value-type="float" office:value="4.382">
            <text:p>4.382</text:p>
          </table:table-cell>
          <table:table-cell office:value-type="float" office:value="0">
            <text:p>0</text:p>
          </table:table-cell>
          <table:table-cell office:value-type="float" office:value="4.382">
            <text:p>4.382</text:p>
          </table:table-cell>
          <table:table-cell office:value-type="float" office:value="0">
            <text:p>0</text:p>
          </table:table-cell>
          <table:table-cell office:value-type="string">
            <text:p>{rang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3943">
            <text:p>343943</text:p>
          </table:table-cell>
          <table:table-cell office:value-type="float" office:value="4.096">
            <text:p>4.096</text:p>
          </table:table-cell>
          <table:table-cell office:value-type="float" office:value="0">
            <text:p>0</text:p>
          </table:table-cell>
          <table:table-cell office:value-type="float" office:value="130.984">
            <text:p>130.984</text:p>
          </table:table-cell>
          <table:table-cell office:value-type="float" office:value="0">
            <text:p>0</text:p>
          </table:table-cell>
          <table:table-cell office:value-type="string">
            <text:p>evaluation_functions.py:33(terminal_eval2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368">
            <text:p>101368</text:p>
          </table:table-cell>
          <table:table-cell office:value-type="float" office:value="3.928">
            <text:p>3.928</text:p>
          </table:table-cell>
          <table:table-cell office:value-type="float" office:value="0">
            <text:p>0</text:p>
          </table:table-cell>
          <table:table-cell office:value-type="float" office:value="45.401">
            <text:p>45.401</text:p>
          </table:table-cell>
          <table:table-cell office:value-type="float" office:value="0">
            <text:p>0</text:p>
          </table:table-cell>
          <table:table-cell office:value-type="string">
            <text:p>ChessAI.py:190(get_valid_moves)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144890">
            <text:p>78144890</text:p>
          </table:table-cell>
          <table:table-cell office:value-type="float" office:value="3.89">
            <text:p>3.89</text:p>
          </table:table-cell>
          <table:table-cell office:value-type="float" office:value="0">
            <text:p>0</text:p>
          </table:table-cell>
          <table:table-cell office:value-type="float" office:value="3.89">
            <text:p>3.89</text:p>
          </table:table-cell>
          <table:table-cell office:value-type="float" office:value="0">
            <text:p>0</text:p>
          </table:table-cell>
          <table:table-cell office:value-type="string">
            <text:p>{id}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5">
            <text:p>755585</text:p>
          </table:table-cell>
          <table:table-cell office:value-type="float" office:value="3.839">
            <text:p>3.839</text:p>
          </table:table-cell>
          <table:table-cell office:value-type="float" office:value="0">
            <text:p>0</text:p>
          </table:table-cell>
          <table:table-cell office:value-type="float" office:value="93.787">
            <text:p>93.787</text:p>
          </table:table-cell>
          <table:table-cell office:value-type="float" office:value="0">
            <text:p>0</text:p>
          </table:table-cell>
          <table:table-cell office:value-type="string">
            <text:p>ChessBoard.py:151(pushState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755584/50</text:p>
          </table:table-cell>
          <table:table-cell office:value-type="float" office:value="3.752">
            <text:p>3.752</text:p>
          </table:table-cell>
          <table:table-cell office:value-type="float" office:value="0">
            <text:p>0</text:p>
          </table:table-cell>
          <table:table-cell office:value-type="float" office:value="447.938">
            <text:p>447.938</text:p>
          </table:table-cell>
          <table:table-cell office:value-type="float" office:value="8.959">
            <text:p>8.959</text:p>
          </table:table-cell>
          <table:table-cell office:value-type="string">
            <text:p>ChessAI.py:157(negamax_ab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377834">
            <text:p>33377834</text:p>
          </table:table-cell>
          <table:table-cell office:value-type="float" office:value="3.744">
            <text:p>3.744</text:p>
          </table:table-cell>
          <table:table-cell office:value-type="float" office:value="0">
            <text:p>0</text:p>
          </table:table-cell>
          <table:table-cell office:value-type="float" office:value="3.744">
            <text:p>3.744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44924886">
            <text:p>44924886</text:p>
          </table:table-cell>
          <table:table-cell office:value-type="float" office:value="3.463">
            <text:p>3.463</text:p>
          </table:table-cell>
          <table:table-cell office:value-type="float" office:value="0">
            <text:p>0</text:p>
          </table:table-cell>
          <table:table-cell office:value-type="float" office:value="3.463">
            <text:p>3.463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slow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310273">
            <text:p>310273</text:p>
          </table:table-cell>
          <table:table-cell office:value-type="float" office:value="3.451">
            <text:p>3.451</text:p>
          </table:table-cell>
          <table:table-cell office:value-type="float" office:value="0">
            <text:p>0</text:p>
          </table:table-cell>
          <table:table-cell office:value-type="float" office:value="4.792">
            <text:p>4.792</text:p>
          </table:table-cell>
          <table:table-cell office:value-type="float" office:value="0">
            <text:p>0</text:p>
          </table:table-cell>
          <table:table-cell office:value-type="string">
            <text:p>evaluation_functions.py:9(terminal_eval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>
            <text:p>158</text:p>
          </table:table-cell>
          <table:table-cell office:value-type="float" office:value="3.056">
            <text:p>3.056</text:p>
          </table:table-cell>
          <table:table-cell office:value-type="float" office:value="0.019">
            <text:p>0.019</text:p>
          </table:table-cell>
          <table:table-cell office:value-type="float" office:value="3.056">
            <text:p>3.056</text:p>
          </table:table-cell>
          <table:table-cell office:value-type="float" office:value="0.019">
            <text:p>0.019</text:p>
          </table:table-cell>
          <table:table-cell office:value-type="string">
            <text:p>{method</text:p>
          </table:table-cell>
          <table:table-cell office:value-type="string">
            <text:p>'tick'</text:p>
          </table:table-cell>
          <table:table-cell office:value-type="string">
            <text:p>of</text:p>
          </table:table-cell>
          <table:table-cell office:value-type="string">
            <text:p>'Clock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01368">
            <text:p>101368</text:p>
          </table:table-cell>
          <table:table-cell office:value-type="float" office:value="2.888">
            <text:p>2.888</text:p>
          </table:table-cell>
          <table:table-cell office:value-type="float" office:value="0">
            <text:p>0</text:p>
          </table:table-cell>
          <table:table-cell office:value-type="float" office:value="45.129">
            <text:p>45.129</text:p>
          </table:table-cell>
          <table:table-cell office:value-type="float" office:value="0">
            <text:p>0</text:p>
          </table:table-cell>
          <table:table-cell office:value-type="string">
            <text:p>ChessAI.py:201(score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1854">
            <text:p>1001854</text:p>
          </table:table-cell>
          <table:table-cell office:value-type="float" office:value="2.879">
            <text:p>2.879</text:p>
          </table:table-cell>
          <table:table-cell office:value-type="float" office:value="0">
            <text:p>0</text:p>
          </table:table-cell>
          <table:table-cell office:value-type="float" office:value="23.117">
            <text:p>23.117</text:p>
          </table:table-cell>
          <table:table-cell office:value-type="float" office:value="0">
            <text:p>0</text:p>
          </table:table-cell>
          <table:table-cell office:value-type="string">
            <text:p>ChessBoard.py:393(getValidPawn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53613">
            <text:p>653613</text:p>
          </table:table-cell>
          <table:table-cell office:value-type="float" office:value="2.709">
            <text:p>2.709</text:p>
          </table:table-cell>
          <table:table-cell office:value-type="float" office:value="0">
            <text:p>0</text:p>
          </table:table-cell>
          <table:table-cell office:value-type="float" office:value="2.709">
            <text:p>2.709</text:p>
          </table:table-cell>
          <table:table-cell office:value-type="float" office:value="0">
            <text:p>0</text:p>
          </table:table-cell>
          <table:table-cell office:value-type="string">
            <text:p>evaluation_functions.py:57(simple_material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241200">
            <text:p>3241200</text:p>
          </table:table-cell>
          <table:table-cell office:value-type="float" office:value="2.151">
            <text:p>2.151</text:p>
          </table:table-cell>
          <table:table-cell office:value-type="float" office:value="0">
            <text:p>0</text:p>
          </table:table-cell>
          <table:table-cell office:value-type="float" office:value="54.051">
            <text:p>54.051</text:p>
          </table:table-cell>
          <table:table-cell office:value-type="float" office:value="0">
            <text:p>0</text:p>
          </table:table-cell>
          <table:table-cell office:value-type="string">
            <text:p>ChessBoard.py:1085(isCheck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11433">
            <text:p>3611433</text:p>
          </table:table-cell>
          <table:table-cell office:value-type="float" office:value="2.084">
            <text:p>2.084</text:p>
          </table:table-cell>
          <table:table-cell office:value-type="float" office:value="0">
            <text:p>0</text:p>
          </table:table-cell>
          <table:table-cell office:value-type="float" office:value="2.522">
            <text:p>2.522</text:p>
          </table:table-cell>
          <table:table-cell office:value-type="float" office:value="0">
            <text:p>0</text:p>
          </table:table-cell>
          <table:table-cell office:value-type="string">
            <text:p>ChessBoard.py:254(getColorS)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4980">
            <text:p>754980</text:p>
          </table:table-cell>
          <table:table-cell office:value-type="float" office:value="2.005">
            <text:p>2.005</text:p>
          </table:table-cell>
          <table:table-cell office:value-type="float" office:value="0">
            <text:p>0</text:p>
          </table:table-cell>
          <table:table-cell office:value-type="float" office:value="2.005">
            <text:p>2.005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count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049966">
            <text:p>2049966</text:p>
          </table:table-cell>
          <table:table-cell office:value-type="float" office:value="1.807">
            <text:p>1.807</text:p>
          </table:table-cell>
          <table:table-cell office:value-type="float" office:value="0">
            <text:p>0</text:p>
          </table:table-cell>
          <table:table-cell office:value-type="float" office:value="52.803">
            <text:p>52.803</text:p>
          </table:table-cell>
          <table:table-cell office:value-type="float" office:value="0">
            <text:p>0</text:p>
          </table:table-cell>
          <table:table-cell office:value-type="string">
            <text:p>ChessBoard.py:373(getValidRook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8853">
            <text:p>258853</text:p>
          </table:table-cell>
          <table:table-cell office:value-type="float" office:value="1.309">
            <text:p>1.309</text:p>
          </table:table-cell>
          <table:table-cell office:value-type="float" office:value="0">
            <text:p>0</text:p>
          </table:table-cell>
          <table:table-cell office:value-type="float" office:value="26.089">
            <text:p>26.089</text:p>
          </table:table-cell>
          <table:table-cell office:value-type="float" office:value="0">
            <text:p>0</text:p>
          </table:table-cell>
          <table:table-cell office:value-type="string">
            <text:p>ChessBoard.py:463(getValidKing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60210">
            <text:p>1360210</text:p>
          </table:table-cell>
          <table:table-cell office:value-type="float" office:value="1.184">
            <text:p>1.184</text:p>
          </table:table-cell>
          <table:table-cell office:value-type="float" office:value="0">
            <text:p>0</text:p>
          </table:table-cell>
          <table:table-cell office:value-type="float" office:value="37.396">
            <text:p>37.396</text:p>
          </table:table-cell>
          <table:table-cell office:value-type="float" office:value="0">
            <text:p>0</text:p>
          </table:table-cell>
          <table:table-cell office:value-type="string">
            <text:p>ChessBoard.py:383(getValidBishop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4980">
            <text:p>754980</text:p>
          </table:table-cell>
          <table:table-cell office:value-type="float" office:value="0.935">
            <text:p>0.935</text:p>
          </table:table-cell>
          <table:table-cell office:value-type="float" office:value="0">
            <text:p>0</text:p>
          </table:table-cell>
          <table:table-cell office:value-type="float" office:value="3.027">
            <text:p>3.027</text:p>
          </table:table-cell>
          <table:table-cell office:value-type="float" office:value="0">
            <text:p>0</text:p>
          </table:table-cell>
          <table:table-cell office:value-type="string">
            <text:p>ChessBoard.py:176(threeRepetitio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16442">
            <text:p>8616442</text:p>
          </table:table-cell>
          <table:table-cell office:value-type="float" office:value="0.779">
            <text:p>0.779</text:p>
          </table:table-cell>
          <table:table-cell office:value-type="float" office:value="0">
            <text:p>0</text:p>
          </table:table-cell>
          <table:table-cell office:value-type="float" office:value="0.779">
            <text:p>0.779</text:p>
          </table:table-cell>
          <table:table-cell office:value-type="float" office:value="0">
            <text:p>0</text:p>
          </table:table-cell>
          <table:table-cell office:value-type="string">
            <text:p>copy.py:198(_deepcopy_atomic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8392106/8392062</text:p>
          </table:table-cell>
          <table:table-cell office:value-type="float" office:value="0.746">
            <text:p>0.746</text:p>
          </table:table-cell>
          <table:table-cell office:value-type="float" office:value="0">
            <text:p>0</text:p>
          </table:table-cell>
          <table:table-cell office:value-type="float" office:value="0.746">
            <text:p>0.746</text:p>
          </table:table-cell>
          <table:table-cell office:value-type="float" office:value="0">
            <text:p>0</text:p>
          </table:table-cell>
          <table:table-cell office:value-type="string">
            <text:p>{len}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34">
            <text:p>755534</text:p>
          </table:table-cell>
          <table:table-cell office:value-type="float" office:value="0.617">
            <text:p>0.617</text:p>
          </table:table-cell>
          <table:table-cell office:value-type="float" office:value="0">
            <text:p>0</text:p>
          </table:table-cell>
          <table:table-cell office:value-type="float" office:value="12.708">
            <text:p>12.708</text:p>
          </table:table-cell>
          <table:table-cell office:value-type="float" office:value="0">
            <text:p>0</text:p>
          </table:table-cell>
          <table:table-cell office:value-type="string">
            <text:p>ChessBoard.py:1048(undo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611">
            <text:p>0.611</text:p>
          </table:table-cell>
          <table:table-cell office:value-type="string">
            <text:p>{pygame.base.qui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5667">
            <text:p>225667</text:p>
          </table:table-cell>
          <table:table-cell office:value-type="float" office:value="0.606">
            <text:p>0.606</text:p>
          </table:table-cell>
          <table:table-cell office:value-type="float" office:value="0">
            <text:p>0</text:p>
          </table:table-cell>
          <table:table-cell office:value-type="float" office:value="6.122">
            <text:p>6.122</text:p>
          </table:table-cell>
          <table:table-cell office:value-type="float" office:value="0">
            <text:p>0</text:p>
          </table:table-cell>
          <table:table-cell office:value-type="string">
            <text:p>ChessBoard.py:506(movePaw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4">
            <text:p>755584</text:p>
          </table:table-cell>
          <table:table-cell office:value-type="float" office:value="0.548">
            <text:p>0.548</text:p>
          </table:table-cell>
          <table:table-cell office:value-type="float" office:value="0">
            <text:p>0</text:p>
          </table:table-cell>
          <table:table-cell office:value-type="float" office:value="0.671">
            <text:p>0.671</text:p>
          </table:table-cell>
          <table:table-cell office:value-type="float" office:value="0">
            <text:p>0</text:p>
          </table:table-cell>
          <table:table-cell office:value-type="string">
            <text:p>ChessBoard.py:172(push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7">
            <text:p>157</text:p>
          </table:table-cell>
          <table:table-cell office:value-type="float" office:value="0.497">
            <text:p>0.497</text:p>
          </table:table-cell>
          <table:table-cell office:value-type="float" office:value="0.003">
            <text:p>0.003</text:p>
          </table:table-cell>
          <table:table-cell office:value-type="float" office:value="0.497">
            <text:p>0.497</text:p>
          </table:table-cell>
          <table:table-cell office:value-type="float" office:value="0.003">
            <text:p>0.003</text:p>
          </table:table-cell>
          <table:table-cell office:value-type="string">
            <text:p>{pygame.display.flip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170">
            <text:p>112170</text:p>
          </table:table-cell>
          <table:table-cell office:value-type="float" office:value="0.424">
            <text:p>0.424</text:p>
          </table:table-cell>
          <table:table-cell office:value-type="float" office:value="0">
            <text:p>0</text:p>
          </table:table-cell>
          <table:table-cell office:value-type="float" office:value="0.446">
            <text:p>0.446</text:p>
          </table:table-cell>
          <table:table-cell office:value-type="float" office:value="0">
            <text:p>0</text:p>
          </table:table-cell>
          <table:table-cell office:value-type="string">
            <text:p>ChessAI.py:225(return_and_del_largest_element)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23994">
            <text:p>4723994</text:p>
          </table:table-cell>
          <table:table-cell office:value-type="float" office:value="0.344">
            <text:p>0.344</text:p>
          </table:table-cell>
          <table:table-cell office:value-type="float" office:value="0">
            <text:p>0</text:p>
          </table:table-cell>
          <table:table-cell office:value-type="float" office:value="0.344">
            <text:p>0.344</text:p>
          </table:table-cell>
          <table:table-cell office:value-type="float" office:value="0">
            <text:p>0</text:p>
          </table:table-cell>
          <table:table-cell office:value-type="string">
            <text:p>{abs}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3364">
            <text:p>643364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keys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99630">
            <text:p>99630</text:p>
          </table:table-cell>
          <table:table-cell office:value-type="float" office:value="0.322">
            <text:p>0.322</text:p>
          </table:table-cell>
          <table:table-cell office:value-type="float" office:value="0">
            <text:p>0</text:p>
          </table:table-cell>
          <table:table-cell office:value-type="float" office:value="13.511">
            <text:p>13.511</text:p>
          </table:table-cell>
          <table:table-cell office:value-type="float" office:value="0">
            <text:p>0</text:p>
          </table:table-cell>
          <table:table-cell office:value-type="string">
            <text:p>ChessBoard.py:581(moveKing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0609">
            <text:p>130609</text:p>
          </table:table-cell>
          <table:table-cell office:value-type="float" office:value="0.284">
            <text:p>0.284</text:p>
          </table:table-cell>
          <table:table-cell office:value-type="float" office:value="0">
            <text:p>0</text:p>
          </table:table-cell>
          <table:table-cell office:value-type="float" office:value="4.191">
            <text:p>4.191</text:p>
          </table:table-cell>
          <table:table-cell office:value-type="float" office:value="0">
            <text:p>0</text:p>
          </table:table-cell>
          <table:table-cell office:value-type="string">
            <text:p>ChessBoard.py:678(moveRook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5465">
            <text:p>135465</text:p>
          </table:table-cell>
          <table:table-cell office:value-type="float" office:value="0.281">
            <text:p>0.281</text:p>
          </table:table-cell>
          <table:table-cell office:value-type="float" office:value="0">
            <text:p>0</text:p>
          </table:table-cell>
          <table:table-cell office:value-type="float" office:value="3.862">
            <text:p>3.862</text:p>
          </table:table-cell>
          <table:table-cell office:value-type="float" office:value="0">
            <text:p>0</text:p>
          </table:table-cell>
          <table:table-cell office:value-type="string">
            <text:p>ChessBoard.py:561(moveKnigh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817">
            <text:p>119817</text:p>
          </table:table-cell>
          <table:table-cell office:value-type="float" office:value="0.234">
            <text:p>0.234</text:p>
          </table:table-cell>
          <table:table-cell office:value-type="float" office:value="0">
            <text:p>0</text:p>
          </table:table-cell>
          <table:table-cell office:value-type="float" office:value="3.978">
            <text:p>3.978</text:p>
          </table:table-cell>
          <table:table-cell office:value-type="float" office:value="0">
            <text:p>0</text:p>
          </table:table-cell>
          <table:table-cell office:value-type="string">
            <text:p>ChessBoard.py:659(moveBisho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34">
            <text:p>755534</text:p>
          </table:table-cell>
          <table:table-cell office:value-type="float" office:value="0.211">
            <text:p>0.211</text:p>
          </table:table-cell>
          <table:table-cell office:value-type="float" office:value="0">
            <text:p>0</text:p>
          </table:table-cell>
          <table:table-cell office:value-type="float" office:value="0.211">
            <text:p>0.211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pop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25231">
            <text:p>225231</text:p>
          </table:table-cell>
          <table:table-cell office:value-type="float" office:value="0.205">
            <text:p>0.205</text:p>
          </table:table-cell>
          <table:table-cell office:value-type="float" office:value="0">
            <text:p>0</text:p>
          </table:table-cell>
          <table:table-cell office:value-type="float" office:value="8.534">
            <text:p>8.534</text:p>
          </table:table-cell>
          <table:table-cell office:value-type="float" office:value="0">
            <text:p>0</text:p>
          </table:table-cell>
          <table:table-cell office:value-type="string">
            <text:p>ChessBoard.py:362(getValidQueen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4634">
            <text:p>1224634</text:p>
          </table:table-cell>
          <table:table-cell office:value-type="float" office:value="0.178">
            <text:p>0.178</text:p>
          </table:table-cell>
          <table:table-cell office:value-type="float" office:value="0">
            <text:p>0</text:p>
          </table:table-cell>
          <table:table-cell office:value-type="float" office:value="0.178">
            <text:p>0.178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has_key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343831">
            <text:p>343831</text:p>
          </table:table-cell>
          <table:table-cell office:value-type="float" office:value="0.177">
            <text:p>0.177</text:p>
          </table:table-cell>
          <table:table-cell office:value-type="float" office:value="0">
            <text:p>0</text:p>
          </table:table-cell>
          <table:table-cell office:value-type="float" office:value="125.302">
            <text:p>125.302</text:p>
          </table:table-cell>
          <table:table-cell office:value-type="float" office:value="0">
            <text:p>0</text:p>
          </table:table-cell>
          <table:table-cell office:value-type="string">
            <text:p>evaluation_functions.py:68(simple_pos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7842">
            <text:p>647842</text:p>
          </table:table-cell>
          <table:table-cell office:value-type="float" office:value="0.175">
            <text:p>0.175</text:p>
          </table:table-cell>
          <table:table-cell office:value-type="float" office:value="0">
            <text:p>0</text:p>
          </table:table-cell>
          <table:table-cell office:value-type="float" office:value="0.175">
            <text:p>0.175</text:p>
          </table:table-cell>
          <table:table-cell office:value-type="float" office:value="0">
            <text:p>0</text:p>
          </table:table-cell>
          <table:table-cell office:value-type="string">
            <text:p>ChessBoard.py:199(clear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6282">
            <text:p>756282</text:p>
          </table:table-cell>
          <table:table-cell office:value-type="float" office:value="0.155">
            <text:p>0.155</text:p>
          </table:table-cell>
          <table:table-cell office:value-type="float" office:value="0">
            <text:p>0</text:p>
          </table:table-cell>
          <table:table-cell office:value-type="float" office:value="0.155">
            <text:p>0.155</text:p>
          </table:table-cell>
          <table:table-cell office:value-type="float" office:value="0">
            <text:p>0</text:p>
          </table:table-cell>
          <table:table-cell office:value-type="string">
            <text:p>ChessBoard.py:1096(isGameOv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6">
            <text:p>316</text:p>
          </table:table-cell>
          <table:table-cell office:value-type="float" office:value="0.151">
            <text:p>0.151</text:p>
          </table:table-cell>
          <table:table-cell office:value-type="float" office:value="0">
            <text:p>0</text:p>
          </table:table-cell>
          <table:table-cell office:value-type="float" office:value="0.151">
            <text:p>0.151</text:p>
          </table:table-cell>
          <table:table-cell office:value-type="float" office:value="0">
            <text:p>0</text:p>
          </table:table-cell>
          <table:table-cell office:value-type="string">
            <text:p>{pygame.display.set_caption}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368">
            <text:p>101368</text:p>
          </table:table-cell>
          <table:table-cell office:value-type="float" office:value="0.115">
            <text:p>0.115</text:p>
          </table:table-cell>
          <table:table-cell office:value-type="float" office:value="0">
            <text:p>0</text:p>
          </table:table-cell>
          <table:table-cell office:value-type="float" office:value="0.115">
            <text:p>0.115</text:p>
          </table:table-cell>
          <table:table-cell office:value-type="float" office:value="0">
            <text:p>0</text:p>
          </table:table-cell>
          <table:table-cell office:value-type="string">
            <text:p>{zip}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396">
            <text:p>44396</text:p>
          </table:table-cell>
          <table:table-cell office:value-type="float" office:value="0.087">
            <text:p>0.087</text:p>
          </table:table-cell>
          <table:table-cell office:value-type="float" office:value="0">
            <text:p>0</text:p>
          </table:table-cell>
          <table:table-cell office:value-type="float" office:value="1.947">
            <text:p>1.947</text:p>
          </table:table-cell>
          <table:table-cell office:value-type="float" office:value="0">
            <text:p>0</text:p>
          </table:table-cell>
          <table:table-cell office:value-type="string">
            <text:p>ChessBoard.py:639(moveQuee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53613">
            <text:p>653613</text:p>
          </table:table-cell>
          <table:table-cell office:value-type="float" office:value="0.086">
            <text:p>0.086</text:p>
          </table:table-cell>
          <table:table-cell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0">
            <text:p>0</text:p>
          </table:table-cell>
          <table:table-cell office:value-type="string">
            <text:p>ChessBoard.py:1120(getShallow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07">
            <text:p>0.07</text:p>
          </table:table-cell>
          <table:table-cell office:value-type="string">
            <text:p>{pygame.base.ini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48">
            <text:p>10048</text:p>
          </table:table-cell>
          <table:table-cell office:value-type="float" office:value="0.064">
            <text:p>0.064</text:p>
          </table:table-cell>
          <table:table-cell office:value-type="float" office:value="0">
            <text:p>0</text:p>
          </table:table-cell>
          <table:table-cell office:value-type="float" office:value="0.064">
            <text:p>0.064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blit'</text:p>
          </table:table-cell>
          <table:table-cell office:value-type="string">
            <text:p>of</text:p>
          </table:table-cell>
          <table:table-cell office:value-type="string">
            <text:p>'pygame.Surface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.04">
            <text:p>0.04</text:p>
          </table:table-cell>
          <table:table-cell table:number-columns-repeated="2" office:value-type="float" office:value="0.08">
            <text:p>0.08</text:p>
          </table:table-cell>
          <table:table-cell office:value-type="string">
            <text:p>{pygame.display.set_mod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742">
            <text:p>107742</text:p>
          </table:table-cell>
          <table:table-cell office:value-type="float" office:value="0.034">
            <text:p>0.034</text:p>
          </table:table-cell>
          <table:table-cell office:value-type="float" office:value="0">
            <text:p>0</text:p>
          </table:table-cell>
          <table:table-cell office:value-type="float" office:value="0.034">
            <text:p>0.034</text:p>
          </table:table-cell>
          <table:table-cell office:value-type="float" office:value="0">
            <text:p>0</text:p>
          </table:table-cell>
          <table:table-cell office:value-type="string">
            <text:p>ChessBoard.py:196(set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7">
            <text:p>157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0.001">
            <text:p>0.001</text:p>
          </table:table-cell>
          <table:table-cell office:value-type="string">
            <text:p>ChessClient.py:198(drawPiec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368">
            <text:p>101368</text:p>
          </table:table-cell>
          <table:table-cell office:value-type="float" office:value="0.014">
            <text:p>0.014</text:p>
          </table:table-cell>
          <table:table-cell office:value-type="float" office:value="0">
            <text:p>0</text:p>
          </table:table-cell>
          <table:table-cell office:value-type="float" office:value="0.014">
            <text:p>0.014</text:p>
          </table:table-cell>
          <table:table-cell office:value-type="float" office:value="0">
            <text:p>0</text:p>
          </table:table-cell>
          <table:table-cell office:value-type="string">
            <text:p>prune_functions.py:8(never_prun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.008">
            <text:p>0.008</text:p>
          </table:table-cell>
          <table:table-cell table:number-columns-repeated="2" office:value-type="float" office:value="452.525">
            <text:p>452.525</text:p>
          </table:table-cell>
          <table:table-cell office:value-type="string">
            <text:p>ChessClient.py:15(mainLooptem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>
            <text:p>109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string">
            <text:p>{pygame.event.ge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6">
            <text:p>266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136">
            <text:p>0.136</text:p>
          </table:table-cell>
          <table:table-cell office:value-type="float" office:value="0.001">
            <text:p>0.001</text:p>
          </table:table-cell>
          <table:table-cell office:value-type="string">
            <text:p>ChessClient.py:230(title_game_display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01">
            <text:p>1701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string">
            <text:p>posixpath.py:60(joi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447.959">
            <text:p>447.959</text:p>
          </table:table-cell>
          <table:table-cell office:value-type="float" office:value="8.959">
            <text:p>8.959</text:p>
          </table:table-cell>
          <table:table-cell office:value-type="string">
            <text:p>ChessAI.py:44(make_next_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7">
            <text:p>157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212">
            <text:p>0.212</text:p>
          </table:table-cell>
          <table:table-cell office:value-type="float" office:value="0.001">
            <text:p>0.001</text:p>
          </table:table-cell>
          <table:table-cell office:value-type="string">
            <text:p>ChessClient.py:223(draw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4">
            <text:p>294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string">
            <text:p>posixpath.py:355(realpath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2">
            <text:p>242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pkg_resources.py:1721(find_on_path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pkg_resources.py:2633(_get_mro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6">
            <text:p>316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sre_parse.py:130(__getitem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8">
            <text:p>1268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{posix.lsta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9">
            <text:p>15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66">
            <text:p>0.066</text:p>
          </table:table-cell>
          <table:table-cell office:value-type="float" office:value="0">
            <text:p>0</text:p>
          </table:table-cell>
          <table:table-cell office:value-type="string">
            <text:p>ChessBoard.py:1112(g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4">
            <text:p>0.04</text:p>
          </table:table-cell>
          <table:table-cell office:value-type="string">
            <text:p>pkgdata.py:18(&lt;module&gt;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39">
            <text:p>0.039</text:p>
          </table:table-cell>
          <table:table-cell office:value-type="string">
            <text:p>pkg_resources.py:14(&lt;module&gt;)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string">
            <text:p>{map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>
            <text:p>10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string">
            <text:p>pkg_resources.py:2315(insert_o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4">
            <text:p>20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string">
            <text:p>pkg_resources.py:2108(from_locatio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8">
            <text:p>126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posixpath.py:130(islink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44/1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sre_parse.py:379(_pars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4">
            <text:p>20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pkg_resources.py:2094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4">
            <text:p>20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pkg_resources.py:516(ad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4">
            <text:p>29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posixpath.py:312(normpath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9">
            <text:p>70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pkg_resources.py:2156(key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6">
            <text:p>16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imp.find_modul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75">
            <text:p>607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endswith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5704">
            <text:p>570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startswith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403">
            <text:p>40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sub'</text:p>
          </table:table-cell>
          <table:table-cell office:value-type="string">
            <text:p>of</text:p>
          </table:table-cell>
          <table:table-cell office:value-type="string">
            <text:p>'_sre.SRE_Pattern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posix.listdir}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4">
            <text:p>34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posix.sta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pygame.imageext.load_extended}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52.595">
            <text:p>452.595</text:p>
          </table:table-cell>
          <table:table-cell office:value-type="string">
            <text:p>&lt;string&gt;:1(&lt;module&gt;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52.595">
            <text:p>452.595</text:p>
          </table:table-cell>
          <table:table-cell office:value-type="string">
            <text:p>ChessClient.py:237(mai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pkg_resources.py:2224(activat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pkg_resources.py:2727(&lt;lambda&gt;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string">
            <text:p>pkg_resources.py:694(subscrib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0.013">
            <text:p>0.013</text:p>
          </table:table-cell>
          <table:table-cell office:value-type="float" office:value="0">
            <text:p>0</text:p>
          </table:table-cell>
          <table:table-cell office:value-type="string">
            <text:p>pkg_resources.py:438(add_entry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pkg_resources.py:1779(_handle_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8">
            <text:p>0.008</text:p>
          </table:table-cell>
          <table:table-cell office:value-type="string">
            <text:p>pkg_resources.py:424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string">
            <text:p>pkgutil.py:176(find_modul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string">
            <text:p>pkg_resources.py:2367(check_version_conflic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string">
            <text:p>pkg_resources.py:1832(fixup_namespace_packages)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7/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.001">
            <text:p>0.001</text:p>
          </table:table-cell>
          <table:table-cell office:value-type="string">
            <text:p>pkg_resources.py:1800(declare_namespac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string">
            <text:p>pkg_resources.py:1864(normalize_path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string">
            <text:p>re.py:188(compil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5">
            <text:p>41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string">
            <text:p>re.py:226(_compil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string">
            <text:p>sre_compile.py:495(compil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7">
            <text:p>35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pkg_resources.py:2219(_get_metadata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36/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sre_parse.py:301(_parse_sub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sre_parse.py:663(pars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03">
            <text:p>23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pkg_resources.py:1868(_normalize_cache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pkg_resources.py:2640(_find_adapt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4">
            <text:p>29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posixpath.py:341(abspath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3">
            <text:p>4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re.py:144(sub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sre_compile.py:480(_cod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ChessBoard.py:867(res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ChessBoard.py:97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ChessClient.py:16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genericpath.py:15(exist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genericpath.py:38(isdi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pkg_resources.py:1130(safe_nam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pkg_resources.py:1138(safe_versio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>
            <text:p>1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pkg_resources.py:1194(has_metadata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pkg_resources.py:1198(get_metadata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pkg_resources.py:1208(get_metadata_lin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pkg_resources.py:1303(_ha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pkg_resources.py:1315(_ge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pkg_resources.py:1688(find_distributio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pkg_resources.py:1842(file_ns_handl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4">
            <text:p>55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pkg_resources.py:2256(__getattr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posixpath.py:95(splitext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85/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sre_compile.py:32(_compil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2">
            <text:p>126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stat.py:55(S_ISLNK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fromkeys}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AI.py:30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22">
            <text:p>142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1104(getGameResul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2">
            <text:p>3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1124(getTur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4">
            <text:p>6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204(endGam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850(_formatAI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7">
            <text:p>15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Client.py:208(drawMarkPo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7">
            <text:p>15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Client.py:215(drawHighlight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Client.py:9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(&lt;module&gt;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2(&lt;module&gt;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mpat.py:21(get_BytesIO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ep_util.py:5(&lt;module&gt;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4">
            <text:p>2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nericpath.py:85(_splitex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g.py:1(&lt;module&gt;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g.py:14(Log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g.py:16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171(NullProvi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178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191(has_resourc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1">
            <text:p>15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259(_f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274(EggProvi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277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281(_setup_prefix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300(DefaultProvi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312(get_resource_stream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325(EmptyProvi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33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341(ZipProvi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509(FileMetadata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4">
            <text:p>1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521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9">
            <text:p>19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524(has_metadata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527(get_metadata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535(get_metadata_lin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553(PathMetadata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57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578(EggMetadata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594(ImpWrapp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615(ImpLoa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678(register_fin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717(find_nothing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75(ResolutionErro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762(register_namespace_handl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80(VersionConflic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83(DistributionNotFoun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86(UnknownExtra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875(_set_parent_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>
            <text:p>1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883(yield_lin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964(EntryPoin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97(register_loader_typ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206(get_provi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2092(Distributio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2175(versio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2263(from_filenam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238(get_build_platform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2533(Requiremen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>
            <text:p>11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2636(cl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2690(_initializ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348(IMetadataProvi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380(IResourceProvi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421(WorkingSe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>
            <text:p>1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503(__iter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57(_declare_stat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>
            <text:p>1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703(_added_new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720(Environmen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866(ExtractionErro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884(ResourceManag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888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891(resource_exist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907(resource_stream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93(get_supported_platform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data.py:34(getResourc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util.py:1(&lt;module&gt;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util.py:162(ImpImport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4">
            <text:p>2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util.py:17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util.py:232(ImpLoa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>
            <text:p>7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util.py:237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util.py:243(load_modul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util.py:257(_reope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util.py:31(simplegeneric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0">
            <text:p>2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util.py:366(get_import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util.py:59(regist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osixpath.py:110(basenam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>
            <text:p>10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osixpath.py:118(dirnam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8">
            <text:p>12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osixpath.py:43(normcas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8">
            <text:p>58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osixpath.py:51(isab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osixpath.py:80(spli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pawn.py:7(&lt;module&gt;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compile.py:178(_compile_charse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compile.py:207(_optimize_charse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compile.py:24(_identityfunctio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compile.py:258(_mk_bitma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compile.py:354(_simpl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compile.py:361(_compile_info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compile.py:474(isstring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5">
            <text:p>16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126(__len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134(__setitem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>
            <text:p>1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138(append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122/5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140(getwidth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178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8">
            <text:p>27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182(__nex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7">
            <text:p>17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195(match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201(ge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210(isiden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216(isnam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257(_escap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67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72(opengrou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83(closegrou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90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00">
            <text:p>150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tat.py:24(S_IFM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8">
            <text:p>23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tat.py:40(S_ISDI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tring.py:220(low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tring.py:511(replac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til.py:16(get_platform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til.py:5(&lt;module&gt;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__import__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_sre.compil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_sre.getlower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dir}</text:p>
          </table:table-cell>
          <table:table-cell table:number-columns-repeated="4"/>
        </table:table-row>
        <table:table-row table:style-name="ro2">
          <table:table-cell/>
          <table:table-cell office:value-type="float" office:value="487">
            <text:p>48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getattr}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globals}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hasattr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imp.acquire_lock}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imp.load_modul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imp.release_lock}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8">
            <text:p>8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isinstance}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ax}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close'</text:p>
          </table:table-cell>
          <table:table-cell office:value-type="string">
            <text:p>of</text:p>
          </table:table-cell>
          <table:table-cell office:value-type="string">
            <text:p>'file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disable'</text:p>
          </table:table-cell>
          <table:table-cell office:value-type="string">
            <text:p>of</text:p>
          </table:table-cell>
          <table:table-cell office:value-type="string">
            <text:p>'_lsprof.Profiler'</text:p>
          </table:table-cell>
          <table:table-cell office:value-type="string">
            <text:p>objects}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extend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find_module'</text:p>
          </table:table-cell>
          <table:table-cell office:value-type="string">
            <text:p>of</text:p>
          </table:table-cell>
          <table:table-cell office:value-type="string">
            <text:p>'imp.NullImporte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04">
            <text:p>2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group'</text:p>
          </table:table-cell>
          <table:table-cell office:value-type="string">
            <text:p>of</text:p>
          </table:table-cell>
          <table:table-cell office:value-type="string">
            <text:p>'_sre.SRE_Match'</text:p>
          </table:table-cell>
          <table:table-cell office:value-type="string">
            <text:p>objects}</text:p>
          </table:table-cell>
        </table:table-row>
        <table:table-row table:style-name="ro1">
          <table:table-cell/>
          <table:table-cell office:value-type="float" office:value="101">
            <text:p>1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ndex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tems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teritems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94">
            <text:p>29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join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596">
            <text:p>259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low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05">
            <text:p>20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match'</text:p>
          </table:table-cell>
          <table:table-cell office:value-type="string">
            <text:p>of</text:p>
          </table:table-cell>
          <table:table-cell office:value-type="string">
            <text:p>'_sre.SRE_Pattern'</text:p>
          </table:table-cell>
          <table:table-cell office:value-type="string">
            <text:p>objects}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pop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read'</text:p>
          </table:table-cell>
          <table:table-cell office:value-type="string">
            <text:p>of</text:p>
          </table:table-cell>
          <table:table-cell office:value-type="string">
            <text:p>'file'</text:p>
          </table:table-cell>
          <table:table-cell office:value-type="string">
            <text:p>objects}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remove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02">
            <text:p>2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replace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525">
            <text:p>52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rfind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11">
            <text:p>11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rstrip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456">
            <text:p>45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setdefault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983">
            <text:p>98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split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splitlines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strip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1">
          <table:table-cell/>
          <table:table-cell office:value-type="float" office:value="182">
            <text:p>18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in}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open}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ord}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posix.access}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posix.getcwd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posix.unam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pygame.time.Clock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time.time}</text:p>
          </table:table-cell>
          <table:table-cell table:number-columns-repeated="4"/>
        </table:table-row>
        <table:table-row table:style-name="ro1">
          <table:table-cell table:number-columns-repeated="11"/>
        </table:table-row>
      </table:table>
      <table:table table:name="Sheet7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float" office:value="4194257385">
            <text:p>4194257385</text:p>
          </table:table-cell>
          <table:table-cell office:value-type="string">
            <text:p>function</text:p>
          </table:table-cell>
          <table:table-cell office:value-type="string">
            <text:p>calls</text:p>
          </table:table-cell>
          <table:table-cell office:value-type="string">
            <text:p>(3940556941</text:p>
          </table:table-cell>
          <table:table-cell office:value-type="string">
            <text:p>primitive</text:p>
          </table:table-cell>
          <table:table-cell office:value-type="string">
            <text:p>calls)</text:p>
          </table:table-cell>
          <table:table-cell office:value-type="string">
            <text:p>in</text:p>
          </table:table-cell>
          <table:table-cell office:value-type="float" office:value="2279.94">
            <text:p>2279.94</text:p>
          </table:table-cell>
          <table:table-cell office:value-type="string">
            <text:p>seconds</text:p>
          </table:table-cell>
          <table:table-cell/>
        </table:table-row>
        <table:table-row table:style-name="ro2">
          <table:table-cell office:value-type="string">
            <text:p>2014/04/15 4 p n/pwstruc v 4 p w/p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Ordered</text:p>
          </table:table-cell>
          <table:table-cell office:value-type="string">
            <text:p>by:</text:p>
          </table:table-cell>
          <table:table-cell office:value-type="string">
            <text:p>standard</text:p>
          </table:table-cell>
          <table:table-cell office:value-type="string">
            <text:p>name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>
            <text:p>ncalls</text:p>
          </table:table-cell>
          <table:table-cell office:value-type="string">
            <text:p>tottime</text:p>
          </table:table-cell>
          <table:table-cell office:value-type="string">
            <text:p>percall</text:p>
          </table:table-cell>
          <table:table-cell office:value-type="string">
            <text:p>cumtime</text:p>
          </table:table-cell>
          <table:table-cell office:value-type="string">
            <text:p>percall</text:p>
          </table:table-cell>
          <table:table-cell office:value-type="string">
            <text:p>filename:lineno(functio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2279.94">
            <text:p>2279.94</text:p>
          </table:table-cell>
          <table:table-cell office:value-type="string">
            <text:p>ChessClient.py:237(main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279.94">
            <text:p>2279.94</text:p>
          </table:table-cell>
          <table:table-cell office:value-type="string">
            <text:p>&lt;string&gt;:1(&lt;module&gt;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.028">
            <text:p>0.028</text:p>
          </table:table-cell>
          <table:table-cell table:number-columns-repeated="2" office:value-type="float" office:value="2279.88">
            <text:p>2279.88</text:p>
          </table:table-cell>
          <table:table-cell office:value-type="string">
            <text:p>ChessClient.py:15(mainLooptem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3">
            <text:p>273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float" office:value="2269.164">
            <text:p>2269.164</text:p>
          </table:table-cell>
          <table:table-cell office:value-type="float" office:value="8.312">
            <text:p>8.312</text:p>
          </table:table-cell>
          <table:table-cell office:value-type="string">
            <text:p>ChessAI.py:44(make_next_move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3131597/273</text:p>
          </table:table-cell>
          <table:table-cell office:value-type="float" office:value="16.186">
            <text:p>16.186</text:p>
          </table:table-cell>
          <table:table-cell office:value-type="float" office:value="0">
            <text:p>0</text:p>
          </table:table-cell>
          <table:table-cell office:value-type="float" office:value="2269.04">
            <text:p>2269.04</text:p>
          </table:table-cell>
          <table:table-cell office:value-type="float" office:value="8.312">
            <text:p>8.312</text:p>
          </table:table-cell>
          <table:table-cell office:value-type="string">
            <text:p>ChessAI.py:157(negamax_ab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57300">
            <text:p>2757300</text:p>
          </table:table-cell>
          <table:table-cell office:value-type="float" office:value="84.772">
            <text:p>84.772</text:p>
          </table:table-cell>
          <table:table-cell office:value-type="float" office:value="0">
            <text:p>0</text:p>
          </table:table-cell>
          <table:table-cell office:value-type="float" office:value="972.674">
            <text:p>972.674</text:p>
          </table:table-cell>
          <table:table-cell office:value-type="float" office:value="0">
            <text:p>0</text:p>
          </table:table-cell>
          <table:table-cell office:value-type="string">
            <text:p>evaluation_functions.py:82(simple_activity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6467200">
            <text:p>176467200</text:p>
          </table:table-cell>
          <table:table-cell office:value-type="float" office:value="114.132">
            <text:p>114.132</text:p>
          </table:table-cell>
          <table:table-cell office:value-type="float" office:value="0">
            <text:p>0</text:p>
          </table:table-cell>
          <table:table-cell office:value-type="float" office:value="881.511">
            <text:p>881.511</text:p>
          </table:table-cell>
          <table:table-cell office:value-type="float" office:value="0">
            <text:p>0</text:p>
          </table:table-cell>
          <table:table-cell office:value-type="string">
            <text:p>ChessBoard.py:1178(getValidMoves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532067">
            <text:p>61532067</text:p>
          </table:table-cell>
          <table:table-cell office:value-type="float" office:value="603.807">
            <text:p>603.807</text:p>
          </table:table-cell>
          <table:table-cell office:value-type="float" office:value="0">
            <text:p>0</text:p>
          </table:table-cell>
          <table:table-cell office:value-type="float" office:value="865.68">
            <text:p>865.68</text:p>
          </table:table-cell>
          <table:table-cell office:value-type="float" office:value="0">
            <text:p>0</text:p>
          </table:table-cell>
          <table:table-cell office:value-type="string">
            <text:p>ChessBoard.py:271(isThreatene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31597">
            <text:p>3131597</text:p>
          </table:table-cell>
          <table:table-cell office:value-type="float" office:value="19.443">
            <text:p>19.443</text:p>
          </table:table-cell>
          <table:table-cell office:value-type="float" office:value="0">
            <text:p>0</text:p>
          </table:table-cell>
          <table:table-cell office:value-type="float" office:value="845.015">
            <text:p>845.015</text:p>
          </table:table-cell>
          <table:table-cell office:value-type="float" office:value="0">
            <text:p>0</text:p>
          </table:table-cell>
          <table:table-cell office:value-type="string">
            <text:p>ChessBoard.py:1208(add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303066">
            <text:p>38303066</text:p>
          </table:table-cell>
          <table:table-cell office:value-type="float" office:value="48.845">
            <text:p>48.845</text:p>
          </table:table-cell>
          <table:table-cell office:value-type="float" office:value="0">
            <text:p>0</text:p>
          </table:table-cell>
          <table:table-cell office:value-type="float" office:value="658.951">
            <text:p>658.951</text:p>
          </table:table-cell>
          <table:table-cell office:value-type="float" office:value="0">
            <text:p>0</text:p>
          </table:table-cell>
          <table:table-cell office:value-type="string">
            <text:p>ChessBoard.py:207(checkKingGu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00429">
            <text:p>1600429</text:p>
          </table:table-cell>
          <table:table-cell office:value-type="float" office:value="18.606">
            <text:p>18.606</text:p>
          </table:table-cell>
          <table:table-cell table:formula="of:=[.C16]/[.B16]" office:value-type="float" office:value="0.0000116256328771848">
            <text:p>1.16256328771848E-005</text:p>
          </table:table-cell>
          <table:table-cell office:value-type="float" office:value="639.476">
            <text:p>639.476</text:p>
          </table:table-cell>
          <table:table-cell table:formula="of:=[.E16]/[.B16]" office:value-type="float" office:value="0.000399565366536097">
            <text:p>0.0003995654</text:p>
          </table:table-cell>
          <table:table-cell office:value-type="string">
            <text:p>evaluation_functions.py:33(terminal_eval2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96900">
            <text:p>1596900</text:p>
          </table:table-cell>
          <table:table-cell office:value-type="float" office:value="1.726">
            <text:p>1.726</text:p>
          </table:table-cell>
          <table:table-cell table:formula="of:=[.C17]/[.B17]" office:value-type="float" office:value="0.00000108084413551256">
            <text:p>1.08084413551256E-006</text:p>
          </table:table-cell>
          <table:table-cell office:value-type="float" office:value="614.014">
            <text:p>614.014</text:p>
          </table:table-cell>
          <table:table-cell table:formula="of:=[.E17]/[.B17]" office:value-type="float" office:value="0.000384503725969065">
            <text:p>0.0003845037</text:p>
          </table:table-cell>
          <table:table-cell office:value-type="string">
            <text:p>evaluation_functions.py:75(simple_pos_eval2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2647">
            <text:p>1162647</text:p>
          </table:table-cell>
          <table:table-cell office:value-type="float" office:value="13.683">
            <text:p>13.683</text:p>
          </table:table-cell>
          <table:table-cell table:formula="of:=[.C18]/[.B18]" office:value-type="float" office:value="0.0000117688343925542">
            <text:p>1.17688343925542E-005</text:p>
          </table:table-cell>
          <table:table-cell office:value-type="float" office:value="428.818">
            <text:p>428.818</text:p>
          </table:table-cell>
          <table:table-cell table:formula="of:=[.E18]/[.B18]" office:value-type="float" office:value="0.000368829059895222">
            <text:p>0.0003688291</text:p>
          </table:table-cell>
          <table:table-cell office:value-type="string">
            <text:p>evaluation_functions.py:9(terminal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0400">
            <text:p>1160400</text:p>
          </table:table-cell>
          <table:table-cell office:value-type="float" office:value="0.644">
            <text:p>0.644</text:p>
          </table:table-cell>
          <table:table-cell table:formula="of:=[.C19]/[.B19]" office:value-type="float" office:value="0.000000554981041020338">
            <text:p>0.000000555</text:p>
          </table:table-cell>
          <table:table-cell office:value-type="float" office:value="410.046">
            <text:p>410.046</text:p>
          </table:table-cell>
          <table:table-cell table:formula="of:=[.E19]/[.B19]" office:value-type="float" office:value="0.000353366080661841">
            <text:p>0.0003533661</text:p>
          </table:table-cell>
          <table:table-cell office:value-type="string">
            <text:p>evaluation_functions.py:68(simple_pos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31598">
            <text:p>3131598</text:p>
          </table:table-cell>
          <table:table-cell office:value-type="float" office:value="17.569">
            <text:p>17.569</text:p>
          </table:table-cell>
          <table:table-cell office:value-type="float" office:value="0">
            <text:p>0</text:p>
          </table:table-cell>
          <table:table-cell office:value-type="float" office:value="395.627">
            <text:p>395.627</text:p>
          </table:table-cell>
          <table:table-cell office:value-type="float" office:value="0">
            <text:p>0</text:p>
          </table:table-cell>
          <table:table-cell office:value-type="string">
            <text:p>ChessBoard.py:151(pushState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228644322/3132114</text:p>
          </table:table-cell>
          <table:table-cell office:value-type="float" office:value="153.993">
            <text:p>153.993</text:p>
          </table:table-cell>
          <table:table-cell office:value-type="float" office:value="0">
            <text:p>0</text:p>
          </table:table-cell>
          <table:table-cell office:value-type="float" office:value="346.986">
            <text:p>346.986</text:p>
          </table:table-cell>
          <table:table-cell office:value-type="float" office:value="0">
            <text:p>0</text:p>
          </table:table-cell>
          <table:table-cell office:value-type="string">
            <text:p>copy.py:145(deepcopy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28189026/3132114</text:p>
          </table:table-cell>
          <table:table-cell office:value-type="float" office:value="91.226">
            <text:p>91.226</text:p>
          </table:table-cell>
          <table:table-cell office:value-type="float" office:value="0">
            <text:p>0</text:p>
          </table:table-cell>
          <table:table-cell office:value-type="float" office:value="338.393">
            <text:p>338.393</text:p>
          </table:table-cell>
          <table:table-cell office:value-type="float" office:value="0">
            <text:p>0</text:p>
          </table:table-cell>
          <table:table-cell office:value-type="string">
            <text:p>copy.py:226(_deepcopy_lis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34957">
            <text:p>11834957</text:p>
          </table:table-cell>
          <table:table-cell office:value-type="float" office:value="10.821">
            <text:p>10.821</text:p>
          </table:table-cell>
          <table:table-cell office:value-type="float" office:value="0">
            <text:p>0</text:p>
          </table:table-cell>
          <table:table-cell office:value-type="float" office:value="295.56">
            <text:p>295.56</text:p>
          </table:table-cell>
          <table:table-cell office:value-type="float" office:value="0">
            <text:p>0</text:p>
          </table:table-cell>
          <table:table-cell office:value-type="string">
            <text:p>ChessBoard.py:373(getValidRook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899267">
            <text:p>27899267</text:p>
          </table:table-cell>
          <table:table-cell office:value-type="float" office:value="20.502">
            <text:p>20.502</text:p>
          </table:table-cell>
          <table:table-cell office:value-type="float" office:value="0">
            <text:p>0</text:p>
          </table:table-cell>
          <table:table-cell office:value-type="float" office:value="275.857">
            <text:p>275.857</text:p>
          </table:table-cell>
          <table:table-cell office:value-type="float" office:value="0">
            <text:p>0</text:p>
          </table:table-cell>
          <table:table-cell office:value-type="string">
            <text:p>ChessBoard.py:1137(get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91177">
            <text:p>11091177</text:p>
          </table:table-cell>
          <table:table-cell office:value-type="float" office:value="52.482">
            <text:p>52.482</text:p>
          </table:table-cell>
          <table:table-cell office:value-type="float" office:value="0">
            <text:p>0</text:p>
          </table:table-cell>
          <table:table-cell office:value-type="float" office:value="262.791">
            <text:p>262.791</text:p>
          </table:table-cell>
          <table:table-cell office:value-type="float" office:value="0">
            <text:p>0</text:p>
          </table:table-cell>
          <table:table-cell office:value-type="string">
            <text:p>ChessBoard.py:451(getValidKnight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6057864">
            <text:p>456057864</text:p>
          </table:table-cell>
          <table:table-cell office:value-type="float" office:value="209.958">
            <text:p>209.958</text:p>
          </table:table-cell>
          <table:table-cell office:value-type="float" office:value="0">
            <text:p>0</text:p>
          </table:table-cell>
          <table:table-cell office:value-type="float" office:value="252.863">
            <text:p>252.863</text:p>
          </table:table-cell>
          <table:table-cell office:value-type="float" office:value="0">
            <text:p>0</text:p>
          </table:table-cell>
          <table:table-cell office:value-type="string">
            <text:p>ChessBoard.py:263(getColo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54146">
            <text:p>8754146</text:p>
          </table:table-cell>
          <table:table-cell office:value-type="float" office:value="7.904">
            <text:p>7.904</text:p>
          </table:table-cell>
          <table:table-cell office:value-type="float" office:value="0">
            <text:p>0</text:p>
          </table:table-cell>
          <table:table-cell office:value-type="float" office:value="221.875">
            <text:p>221.875</text:p>
          </table:table-cell>
          <table:table-cell office:value-type="float" office:value="0">
            <text:p>0</text:p>
          </table:table-cell>
          <table:table-cell office:value-type="string">
            <text:p>ChessBoard.py:383(getValidBishop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294208">
            <text:p>25294208</text:p>
          </table:table-cell>
          <table:table-cell office:value-type="float" office:value="138.951">
            <text:p>138.951</text:p>
          </table:table-cell>
          <table:table-cell office:value-type="float" office:value="0">
            <text:p>0</text:p>
          </table:table-cell>
          <table:table-cell office:value-type="float" office:value="215.729">
            <text:p>215.729</text:p>
          </table:table-cell>
          <table:table-cell office:value-type="float" office:value="0">
            <text:p>0</text:p>
          </table:table-cell>
          <table:table-cell office:value-type="string">
            <text:p>ChessBoard.py:339(trace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31597">
            <text:p>3131597</text:p>
          </table:table-cell>
          <table:table-cell office:value-type="float" office:value="16.481">
            <text:p>16.481</text:p>
          </table:table-cell>
          <table:table-cell office:value-type="float" office:value="0">
            <text:p>0</text:p>
          </table:table-cell>
          <table:table-cell office:value-type="float" office:value="185.512">
            <text:p>185.512</text:p>
          </table:table-cell>
          <table:table-cell office:value-type="float" office:value="0">
            <text:p>0</text:p>
          </table:table-cell>
          <table:table-cell office:value-type="string">
            <text:p>ChessBoard.py:327(hasAny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65216">
            <text:p>11865216</text:p>
          </table:table-cell>
          <table:table-cell office:value-type="float" office:value="7.963">
            <text:p>7.963</text:p>
          </table:table-cell>
          <table:table-cell office:value-type="float" office:value="0">
            <text:p>0</text:p>
          </table:table-cell>
          <table:table-cell office:value-type="float" office:value="175.615">
            <text:p>175.615</text:p>
          </table:table-cell>
          <table:table-cell office:value-type="float" office:value="0">
            <text:p>0</text:p>
          </table:table-cell>
          <table:table-cell office:value-type="string">
            <text:p>ChessBoard.py:1085(isCheck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8521">
            <text:p>368521</text:p>
          </table:table-cell>
          <table:table-cell office:value-type="float" office:value="13.699">
            <text:p>13.699</text:p>
          </table:table-cell>
          <table:table-cell office:value-type="float" office:value="0">
            <text:p>0</text:p>
          </table:table-cell>
          <table:table-cell office:value-type="float" office:value="142.499">
            <text:p>142.499</text:p>
          </table:table-cell>
          <table:table-cell office:value-type="float" office:value="0">
            <text:p>0</text:p>
          </table:table-cell>
          <table:table-cell office:value-type="string">
            <text:p>ChessAI.py:190(get_valid_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8521">
            <text:p>368521</text:p>
          </table:table-cell>
          <table:table-cell office:value-type="float" office:value="10.154">
            <text:p>10.154</text:p>
          </table:table-cell>
          <table:table-cell office:value-type="float" office:value="0">
            <text:p>0</text:p>
          </table:table-cell>
          <table:table-cell office:value-type="float" office:value="140.608">
            <text:p>140.608</text:p>
          </table:table-cell>
          <table:table-cell office:value-type="float" office:value="0">
            <text:p>0</text:p>
          </table:table-cell>
          <table:table-cell office:value-type="string">
            <text:p>ChessAI.py:201(score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15678">
            <text:p>3515678</text:p>
          </table:table-cell>
          <table:table-cell office:value-type="float" office:value="3.363">
            <text:p>3.363</text:p>
          </table:table-cell>
          <table:table-cell office:value-type="float" office:value="0">
            <text:p>0</text:p>
          </table:table-cell>
          <table:table-cell office:value-type="float" office:value="129.474">
            <text:p>129.474</text:p>
          </table:table-cell>
          <table:table-cell office:value-type="float" office:value="0">
            <text:p>0</text:p>
          </table:table-cell>
          <table:table-cell office:value-type="string">
            <text:p>ChessBoard.py:362(getValidQueen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8014584">
            <text:p>788014584</text:p>
          </table:table-cell>
          <table:table-cell office:value-type="float" office:value="127.661">
            <text:p>127.661</text:p>
          </table:table-cell>
          <table:table-cell office:value-type="float" office:value="0">
            <text:p>0</text:p>
          </table:table-cell>
          <table:table-cell office:value-type="float" office:value="127.661">
            <text:p>127.661</text:p>
          </table:table-cell>
          <table:table-cell office:value-type="float" office:value="0">
            <text:p>0</text:p>
          </table:table-cell>
          <table:table-cell office:value-type="string">
            <text:p>ChessBoard.py:251(isFre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9427">
            <text:p>1189427</text:p>
          </table:table-cell>
          <table:table-cell office:value-type="float" office:value="6.144">
            <text:p>6.144</text:p>
          </table:table-cell>
          <table:table-cell office:value-type="float" office:value="0">
            <text:p>0</text:p>
          </table:table-cell>
          <table:table-cell office:value-type="float" office:value="104.359">
            <text:p>104.359</text:p>
          </table:table-cell>
          <table:table-cell office:value-type="float" office:value="0">
            <text:p>0</text:p>
          </table:table-cell>
          <table:table-cell office:value-type="string">
            <text:p>ChessBoard.py:463(getValidKing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07108">
            <text:p>3107108</text:p>
          </table:table-cell>
          <table:table-cell office:value-type="float" office:value="8.145">
            <text:p>8.145</text:p>
          </table:table-cell>
          <table:table-cell office:value-type="float" office:value="0">
            <text:p>0</text:p>
          </table:table-cell>
          <table:table-cell office:value-type="float" office:value="63.63">
            <text:p>63.63</text:p>
          </table:table-cell>
          <table:table-cell office:value-type="float" office:value="0">
            <text:p>0</text:p>
          </table:table-cell>
          <table:table-cell office:value-type="string">
            <text:p>ChessBoard.py:393(getValidPawn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45530">
            <text:p>3545530</text:p>
          </table:table-cell>
          <table:table-cell office:value-type="float" office:value="47.014">
            <text:p>47.014</text:p>
          </table:table-cell>
          <table:table-cell office:value-type="float" office:value="0">
            <text:p>0</text:p>
          </table:table-cell>
          <table:table-cell office:value-type="float" office:value="52.962">
            <text:p>52.962</text:p>
          </table:table-cell>
          <table:table-cell office:value-type="float" office:value="0">
            <text:p>0</text:p>
          </table:table-cell>
          <table:table-cell office:value-type="string">
            <text:p>ChessBoard.py:188(updateKingLocatio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31324">
            <text:p>3131324</text:p>
          </table:table-cell>
          <table:table-cell office:value-type="float" office:value="2.73">
            <text:p>2.73</text:p>
          </table:table-cell>
          <table:table-cell office:value-type="float" office:value="0">
            <text:p>0</text:p>
          </table:table-cell>
          <table:table-cell office:value-type="float" office:value="51.997">
            <text:p>51.997</text:p>
          </table:table-cell>
          <table:table-cell office:value-type="float" office:value="0">
            <text:p>0</text:p>
          </table:table-cell>
          <table:table-cell office:value-type="string">
            <text:p>ChessBoard.py:1048(undo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31324">
            <text:p>3131324</text:p>
          </table:table-cell>
          <table:table-cell office:value-type="float" office:value="44.9">
            <text:p>44.9</text:p>
          </table:table-cell>
          <table:table-cell office:value-type="float" office:value="0">
            <text:p>0</text:p>
          </table:table-cell>
          <table:table-cell office:value-type="float" office:value="49.267">
            <text:p>49.267</text:p>
          </table:table-cell>
          <table:table-cell office:value-type="float" office:value="0">
            <text:p>0</text:p>
          </table:table-cell>
          <table:table-cell office:value-type="string">
            <text:p>ChessBoard.py:128(loadCurStat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96900">
            <text:p>1596900</text:p>
          </table:table-cell>
          <table:table-cell office:value-type="float" office:value="42.083">
            <text:p>42.083</text:p>
          </table:table-cell>
          <table:table-cell office:value-type="float" office:value="0">
            <text:p>0</text:p>
          </table:table-cell>
          <table:table-cell office:value-type="float" office:value="49.016">
            <text:p>49.016</text:p>
          </table:table-cell>
          <table:table-cell office:value-type="float" office:value="0">
            <text:p>0</text:p>
          </table:table-cell>
          <table:table-cell office:value-type="string">
            <text:p>evaluation_functions.py:91(pawn_structure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3932">
            <text:p>413932</text:p>
          </table:table-cell>
          <table:table-cell office:value-type="float" office:value="1.371">
            <text:p>1.371</text:p>
          </table:table-cell>
          <table:table-cell office:value-type="float" office:value="0">
            <text:p>0</text:p>
          </table:table-cell>
          <table:table-cell office:value-type="float" office:value="45.002">
            <text:p>45.002</text:p>
          </table:table-cell>
          <table:table-cell office:value-type="float" office:value="0">
            <text:p>0</text:p>
          </table:table-cell>
          <table:table-cell office:value-type="string">
            <text:p>ChessBoard.py:581(moveKing)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1532446">
            <text:p>481532446</text:p>
          </table:table-cell>
          <table:table-cell office:value-type="float" office:value="41.753">
            <text:p>41.753</text:p>
          </table:table-cell>
          <table:table-cell office:value-type="float" office:value="0">
            <text:p>0</text:p>
          </table:table-cell>
          <table:table-cell office:value-type="float" office:value="41.753">
            <text:p>41.753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append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61976183">
            <text:p>61976183</text:p>
          </table:table-cell>
          <table:table-cell office:value-type="float" office:value="32.532">
            <text:p>32.532</text:p>
          </table:table-cell>
          <table:table-cell office:value-type="float" office:value="0">
            <text:p>0</text:p>
          </table:table-cell>
          <table:table-cell office:value-type="float" office:value="41.255">
            <text:p>41.255</text:p>
          </table:table-cell>
          <table:table-cell office:value-type="float" office:value="0">
            <text:p>0</text:p>
          </table:table-cell>
          <table:table-cell office:value-type="string">
            <text:p>copy.py:267(_keep_ali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1293845">
            <text:p>391293845</text:p>
          </table:table-cell>
          <table:table-cell office:value-type="float" office:value="29.964">
            <text:p>29.964</text:p>
          </table:table-cell>
          <table:table-cell office:value-type="float" office:value="0">
            <text:p>0</text:p>
          </table:table-cell>
          <table:table-cell office:value-type="float" office:value="29.964">
            <text:p>29.964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s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3131598">
            <text:p>3131598</text:p>
          </table:table-cell>
          <table:table-cell office:value-type="float" office:value="29.313">
            <text:p>29.313</text:p>
          </table:table-cell>
          <table:table-cell office:value-type="float" office:value="0">
            <text:p>0</text:p>
          </table:table-cell>
          <table:table-cell office:value-type="float" office:value="29.313">
            <text:p>29.313</text:p>
          </table:table-cell>
          <table:table-cell office:value-type="float" office:value="0">
            <text:p>0</text:p>
          </table:table-cell>
          <table:table-cell office:value-type="string">
            <text:p>ChessBoard.py:106(state2st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0620505">
            <text:p>290620505</text:p>
          </table:table-cell>
          <table:table-cell office:value-type="float" office:value="26.951">
            <text:p>26.951</text:p>
          </table:table-cell>
          <table:table-cell office:value-type="float" office:value="0">
            <text:p>0</text:p>
          </table:table-cell>
          <table:table-cell office:value-type="float" office:value="26.951">
            <text:p>26.951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get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1">
          <table:table-cell/>
          <table:table-cell office:value-type="float" office:value="116312383">
            <text:p>116312383</text:p>
          </table:table-cell>
          <table:table-cell office:value-type="float" office:value="22.522">
            <text:p>22.522</text:p>
          </table:table-cell>
          <table:table-cell office:value-type="float" office:value="0">
            <text:p>0</text:p>
          </table:table-cell>
          <table:table-cell office:value-type="float" office:value="22.522">
            <text:p>22.522</text:p>
          </table:table-cell>
          <table:table-cell office:value-type="float" office:value="0">
            <text:p>0</text:p>
          </table:table-cell>
          <table:table-cell office:value-type="string">
            <text:p>{rang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8664174">
            <text:p>208664174</text:p>
          </table:table-cell>
          <table:table-cell office:value-type="float" office:value="22.234">
            <text:p>22.234</text:p>
          </table:table-cell>
          <table:table-cell office:value-type="float" office:value="0">
            <text:p>0</text:p>
          </table:table-cell>
          <table:table-cell office:value-type="float" office:value="22.234">
            <text:p>22.234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8321821">
            <text:p>28321821</text:p>
          </table:table-cell>
          <table:table-cell office:value-type="float" office:value="16.76">
            <text:p>16.76</text:p>
          </table:table-cell>
          <table:table-cell office:value-type="float" office:value="0">
            <text:p>0</text:p>
          </table:table-cell>
          <table:table-cell office:value-type="float" office:value="20.169">
            <text:p>20.169</text:p>
          </table:table-cell>
          <table:table-cell office:value-type="float" office:value="0">
            <text:p>0</text:p>
          </table:table-cell>
          <table:table-cell office:value-type="string">
            <text:p>ChessBoard.py:254(getColor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28094">
            <text:p>3128094</text:p>
          </table:table-cell>
          <table:table-cell office:value-type="float" office:value="4.25">
            <text:p>4.25</text:p>
          </table:table-cell>
          <table:table-cell office:value-type="float" office:value="0">
            <text:p>0</text:p>
          </table:table-cell>
          <table:table-cell office:value-type="float" office:value="19.306">
            <text:p>19.306</text:p>
          </table:table-cell>
          <table:table-cell office:value-type="float" office:value="0">
            <text:p>0</text:p>
          </table:table-cell>
          <table:table-cell office:value-type="string">
            <text:p>ChessBoard.py:176(threeRepetitio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6686">
            <text:p>496686</text:p>
          </table:table-cell>
          <table:table-cell office:value-type="float" office:value="0.984">
            <text:p>0.984</text:p>
          </table:table-cell>
          <table:table-cell office:value-type="float" office:value="0">
            <text:p>0</text:p>
          </table:table-cell>
          <table:table-cell office:value-type="float" office:value="19.115">
            <text:p>19.115</text:p>
          </table:table-cell>
          <table:table-cell office:value-type="float" office:value="0">
            <text:p>0</text:p>
          </table:table-cell>
          <table:table-cell office:value-type="string">
            <text:p>ChessBoard.py:639(moveQuee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6047">
            <text:p>786047</text:p>
          </table:table-cell>
          <table:table-cell office:value-type="float" office:value="2.147">
            <text:p>2.147</text:p>
          </table:table-cell>
          <table:table-cell office:value-type="float" office:value="0">
            <text:p>0</text:p>
          </table:table-cell>
          <table:table-cell office:value-type="float" office:value="18.984">
            <text:p>18.984</text:p>
          </table:table-cell>
          <table:table-cell office:value-type="float" office:value="0">
            <text:p>0</text:p>
          </table:table-cell>
          <table:table-cell office:value-type="string">
            <text:p>ChessBoard.py:506(movePaw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4950555">
            <text:p>214950555</text:p>
          </table:table-cell>
          <table:table-cell office:value-type="float" office:value="16.35">
            <text:p>16.35</text:p>
          </table:table-cell>
          <table:table-cell office:value-type="float" office:value="0">
            <text:p>0</text:p>
          </table:table-cell>
          <table:table-cell office:value-type="float" office:value="16.35">
            <text:p>16.35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slow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1">
          <table:table-cell/>
          <table:table-cell office:value-type="float" office:value="321941645">
            <text:p>321941645</text:p>
          </table:table-cell>
          <table:table-cell office:value-type="float" office:value="16.003">
            <text:p>16.003</text:p>
          </table:table-cell>
          <table:table-cell office:value-type="float" office:value="0">
            <text:p>0</text:p>
          </table:table-cell>
          <table:table-cell office:value-type="float" office:value="16.003">
            <text:p>16.003</text:p>
          </table:table-cell>
          <table:table-cell office:value-type="float" office:value="0">
            <text:p>0</text:p>
          </table:table-cell>
          <table:table-cell office:value-type="string">
            <text:p>{id}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3872">
            <text:p>573872</text:p>
          </table:table-cell>
          <table:table-cell office:value-type="float" office:value="1.109">
            <text:p>1.109</text:p>
          </table:table-cell>
          <table:table-cell office:value-type="float" office:value="0">
            <text:p>0</text:p>
          </table:table-cell>
          <table:table-cell office:value-type="float" office:value="15.165">
            <text:p>15.165</text:p>
          </table:table-cell>
          <table:table-cell office:value-type="float" office:value="0">
            <text:p>0</text:p>
          </table:table-cell>
          <table:table-cell office:value-type="string">
            <text:p>ChessBoard.py:561(moveKnight)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28094">
            <text:p>3128094</text:p>
          </table:table-cell>
          <table:table-cell office:value-type="float" office:value="14.72">
            <text:p>14.72</text:p>
          </table:table-cell>
          <table:table-cell office:value-type="float" office:value="0">
            <text:p>0</text:p>
          </table:table-cell>
          <table:table-cell office:value-type="float" office:value="14.72">
            <text:p>14.7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count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445689">
            <text:p>445689</text:p>
          </table:table-cell>
          <table:table-cell office:value-type="float" office:value="0.878">
            <text:p>0.878</text:p>
          </table:table-cell>
          <table:table-cell office:value-type="float" office:value="0">
            <text:p>0</text:p>
          </table:table-cell>
          <table:table-cell office:value-type="float" office:value="12.707">
            <text:p>12.707</text:p>
          </table:table-cell>
          <table:table-cell office:value-type="float" office:value="0">
            <text:p>0</text:p>
          </table:table-cell>
          <table:table-cell office:value-type="string">
            <text:p>ChessBoard.py:659(moveBisho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5371">
            <text:p>415371</text:p>
          </table:table-cell>
          <table:table-cell office:value-type="float" office:value="0.927">
            <text:p>0.927</text:p>
          </table:table-cell>
          <table:table-cell office:value-type="float" office:value="0">
            <text:p>0</text:p>
          </table:table-cell>
          <table:table-cell office:value-type="float" office:value="12.232">
            <text:p>12.232</text:p>
          </table:table-cell>
          <table:table-cell office:value-type="float" office:value="0">
            <text:p>0</text:p>
          </table:table-cell>
          <table:table-cell office:value-type="string">
            <text:p>ChessBoard.py:678(moveRook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57300">
            <text:p>2757300</text:p>
          </table:table-cell>
          <table:table-cell office:value-type="float" office:value="11.009">
            <text:p>11.009</text:p>
          </table:table-cell>
          <table:table-cell office:value-type="float" office:value="0">
            <text:p>0</text:p>
          </table:table-cell>
          <table:table-cell office:value-type="float" office:value="11.009">
            <text:p>11.009</text:p>
          </table:table-cell>
          <table:table-cell office:value-type="float" office:value="0">
            <text:p>0</text:p>
          </table:table-cell>
          <table:table-cell office:value-type="string">
            <text:p>evaluation_functions.py:57(simple_material_eval)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5">
            <text:p>515</text:p>
          </table:table-cell>
          <table:table-cell office:value-type="float" office:value="7.151">
            <text:p>7.151</text:p>
          </table:table-cell>
          <table:table-cell office:value-type="float" office:value="0.014">
            <text:p>0.014</text:p>
          </table:table-cell>
          <table:table-cell office:value-type="float" office:value="7.151">
            <text:p>7.151</text:p>
          </table:table-cell>
          <table:table-cell office:value-type="float" office:value="0.014">
            <text:p>0.014</text:p>
          </table:table-cell>
          <table:table-cell office:value-type="string">
            <text:p>{method</text:p>
          </table:table-cell>
          <table:table-cell office:value-type="string">
            <text:p>'tick'</text:p>
          </table:table-cell>
          <table:table-cell office:value-type="string">
            <text:p>of</text:p>
          </table:table-cell>
          <table:table-cell office:value-type="string">
            <text:p>'Clock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48699999">
            <text:p>48699999</text:p>
          </table:table-cell>
          <table:table-cell office:value-type="float" office:value="4.291">
            <text:p>4.291</text:p>
          </table:table-cell>
          <table:table-cell office:value-type="float" office:value="0">
            <text:p>0</text:p>
          </table:table-cell>
          <table:table-cell office:value-type="float" office:value="4.291">
            <text:p>4.291</text:p>
          </table:table-cell>
          <table:table-cell office:value-type="float" office:value="0">
            <text:p>0</text:p>
          </table:table-cell>
          <table:table-cell office:value-type="string">
            <text:p>{len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744200">
            <text:p>28744200</text:p>
          </table:table-cell>
          <table:table-cell office:value-type="float" office:value="4.154">
            <text:p>4.154</text:p>
          </table:table-cell>
          <table:table-cell office:value-type="float" office:value="0">
            <text:p>0</text:p>
          </table:table-cell>
          <table:table-cell office:value-type="float" office:value="4.154">
            <text:p>4.154</text:p>
          </table:table-cell>
          <table:table-cell office:value-type="float" office:value="0">
            <text:p>0</text:p>
          </table:table-cell>
          <table:table-cell office:value-type="string">
            <text:p>evaluation_functions.py:123(xo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787157">
            <text:p>33787157</text:p>
          </table:table-cell>
          <table:table-cell office:value-type="float" office:value="3.055">
            <text:p>3.055</text:p>
          </table:table-cell>
          <table:table-cell office:value-type="float" office:value="0">
            <text:p>0</text:p>
          </table:table-cell>
          <table:table-cell office:value-type="float" office:value="3.055">
            <text:p>3.055</text:p>
          </table:table-cell>
          <table:table-cell office:value-type="float" office:value="0">
            <text:p>0</text:p>
          </table:table-cell>
          <table:table-cell office:value-type="string">
            <text:p>copy.py:198(_deepcopy_atomic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31597">
            <text:p>3131597</text:p>
          </table:table-cell>
          <table:table-cell office:value-type="float" office:value="2.451">
            <text:p>2.451</text:p>
          </table:table-cell>
          <table:table-cell office:value-type="float" office:value="0">
            <text:p>0</text:p>
          </table:table-cell>
          <table:table-cell office:value-type="float" office:value="2.981">
            <text:p>2.981</text:p>
          </table:table-cell>
          <table:table-cell office:value-type="float" office:value="0">
            <text:p>0</text:p>
          </table:table-cell>
          <table:table-cell office:value-type="string">
            <text:p>ChessBoard.py:172(push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4">
            <text:p>514</text:p>
          </table:table-cell>
          <table:table-cell office:value-type="float" office:value="2.097">
            <text:p>2.097</text:p>
          </table:table-cell>
          <table:table-cell office:value-type="float" office:value="0.004">
            <text:p>0.004</text:p>
          </table:table-cell>
          <table:table-cell office:value-type="float" office:value="2.097">
            <text:p>2.097</text:p>
          </table:table-cell>
          <table:table-cell office:value-type="float" office:value="0.004">
            <text:p>0.004</text:p>
          </table:table-cell>
          <table:table-cell office:value-type="string">
            <text:p>{pygame.display.flip}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9135">
            <text:p>409135</text:p>
          </table:table-cell>
          <table:table-cell office:value-type="float" office:value="1.522">
            <text:p>1.522</text:p>
          </table:table-cell>
          <table:table-cell office:value-type="float" office:value="0">
            <text:p>0</text:p>
          </table:table-cell>
          <table:table-cell office:value-type="float" office:value="1.599">
            <text:p>1.599</text:p>
          </table:table-cell>
          <table:table-cell office:value-type="float" office:value="0">
            <text:p>0</text:p>
          </table:table-cell>
          <table:table-cell office:value-type="string">
            <text:p>ChessAI.py:225(return_and_del_largest_elemen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22189">
            <text:p>2722189</text:p>
          </table:table-cell>
          <table:table-cell office:value-type="float" office:value="1.572">
            <text:p>1.572</text:p>
          </table:table-cell>
          <table:table-cell office:value-type="float" office:value="0">
            <text:p>0</text:p>
          </table:table-cell>
          <table:table-cell office:value-type="float" office:value="1.572">
            <text:p>1.57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keys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3131324">
            <text:p>3131324</text:p>
          </table:table-cell>
          <table:table-cell office:value-type="float" office:value="0.908">
            <text:p>0.908</text:p>
          </table:table-cell>
          <table:table-cell office:value-type="float" office:value="0">
            <text:p>0</text:p>
          </table:table-cell>
          <table:table-cell office:value-type="float" office:value="0.908">
            <text:p>0.908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pop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6653170">
            <text:p>6653170</text:p>
          </table:table-cell>
          <table:table-cell office:value-type="float" office:value="0.861">
            <text:p>0.861</text:p>
          </table:table-cell>
          <table:table-cell office:value-type="float" office:value="0">
            <text:p>0</text:p>
          </table:table-cell>
          <table:table-cell office:value-type="float" office:value="0.861">
            <text:p>0.861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has_key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1">
          <table:table-cell/>
          <table:table-cell office:value-type="float" office:value="11563894">
            <text:p>11563894</text:p>
          </table:table-cell>
          <table:table-cell office:value-type="float" office:value="0.816">
            <text:p>0.816</text:p>
          </table:table-cell>
          <table:table-cell office:value-type="float" office:value="0">
            <text:p>0</text:p>
          </table:table-cell>
          <table:table-cell office:value-type="float" office:value="0.816">
            <text:p>0.816</text:p>
          </table:table-cell>
          <table:table-cell office:value-type="float" office:value="0">
            <text:p>0</text:p>
          </table:table-cell>
          <table:table-cell office:value-type="string">
            <text:p>{abs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79229">
            <text:p>2879229</text:p>
          </table:table-cell>
          <table:table-cell office:value-type="float" office:value="0.794">
            <text:p>0.794</text:p>
          </table:table-cell>
          <table:table-cell office:value-type="float" office:value="0">
            <text:p>0</text:p>
          </table:table-cell>
          <table:table-cell office:value-type="float" office:value="0.794">
            <text:p>0.794</text:p>
          </table:table-cell>
          <table:table-cell office:value-type="float" office:value="0">
            <text:p>0</text:p>
          </table:table-cell>
          <table:table-cell office:value-type="string">
            <text:p>ChessBoard.py:199(clear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35509">
            <text:p>3135509</text:p>
          </table:table-cell>
          <table:table-cell office:value-type="float" office:value="0.661">
            <text:p>0.661</text:p>
          </table:table-cell>
          <table:table-cell office:value-type="float" office:value="0">
            <text:p>0</text:p>
          </table:table-cell>
          <table:table-cell office:value-type="float" office:value="0.661">
            <text:p>0.661</text:p>
          </table:table-cell>
          <table:table-cell office:value-type="float" office:value="0">
            <text:p>0</text:p>
          </table:table-cell>
          <table:table-cell office:value-type="string">
            <text:p>ChessBoard.py:1096(isGameOv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4">
            <text:p>514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float" office:value="0.624">
            <text:p>0.624</text:p>
          </table:table-cell>
          <table:table-cell office:value-type="float" office:value="0.001">
            <text:p>0.001</text:p>
          </table:table-cell>
          <table:table-cell office:value-type="string">
            <text:p>ChessClient.py:223(draw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544">
            <text:p>0.544</text:p>
          </table:table-cell>
          <table:table-cell office:value-type="string">
            <text:p>{pygame.base.quit}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8521">
            <text:p>368521</text:p>
          </table:table-cell>
          <table:table-cell office:value-type="float" office:value="0.398">
            <text:p>0.398</text:p>
          </table:table-cell>
          <table:table-cell office:value-type="float" office:value="0">
            <text:p>0</text:p>
          </table:table-cell>
          <table:table-cell office:value-type="float" office:value="0.398">
            <text:p>0.398</text:p>
          </table:table-cell>
          <table:table-cell office:value-type="float" office:value="0">
            <text:p>0</text:p>
          </table:table-cell>
          <table:table-cell office:value-type="string">
            <text:p>{zip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0">
            <text:p>1030</text:p>
          </table:table-cell>
          <table:table-cell office:value-type="float" office:value="0.394">
            <text:p>0.394</text:p>
          </table:table-cell>
          <table:table-cell office:value-type="float" office:value="0">
            <text:p>0</text:p>
          </table:table-cell>
          <table:table-cell office:value-type="float" office:value="0.394">
            <text:p>0.394</text:p>
          </table:table-cell>
          <table:table-cell office:value-type="float" office:value="0">
            <text:p>0</text:p>
          </table:table-cell>
          <table:table-cell office:value-type="string">
            <text:p>{pygame.display.set_caption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57300">
            <text:p>2757300</text:p>
          </table:table-cell>
          <table:table-cell office:value-type="float" office:value="0.357">
            <text:p>0.357</text:p>
          </table:table-cell>
          <table:table-cell office:value-type="float" office:value="0">
            <text:p>0</text:p>
          </table:table-cell>
          <table:table-cell office:value-type="float" office:value="0.357">
            <text:p>0.357</text:p>
          </table:table-cell>
          <table:table-cell office:value-type="float" office:value="0">
            <text:p>0</text:p>
          </table:table-cell>
          <table:table-cell office:value-type="string">
            <text:p>ChessBoard.py:1120(getShallow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7">
            <text:p>75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316">
            <text:p>0.316</text:p>
          </table:table-cell>
          <table:table-cell office:value-type="float" office:value="0">
            <text:p>0</text:p>
          </table:table-cell>
          <table:table-cell office:value-type="string">
            <text:p>ChessClient.py:230(title_game_display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4">
            <text:p>514</text:p>
          </table:table-cell>
          <table:table-cell office:value-type="float" office:value="0.054">
            <text:p>0.054</text:p>
          </table:table-cell>
          <table:table-cell office:value-type="float" office:value="0">
            <text:p>0</text:p>
          </table:table-cell>
          <table:table-cell office:value-type="float" office:value="0.252">
            <text:p>0.252</text:p>
          </table:table-cell>
          <table:table-cell office:value-type="float" office:value="0">
            <text:p>0</text:p>
          </table:table-cell>
          <table:table-cell office:value-type="string">
            <text:p>ChessClient.py:198(drawPiec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2896">
            <text:p>32896</text:p>
          </table:table-cell>
          <table:table-cell office:value-type="float" office:value="0.199">
            <text:p>0.199</text:p>
          </table:table-cell>
          <table:table-cell office:value-type="float" office:value="0">
            <text:p>0</text:p>
          </table:table-cell>
          <table:table-cell office:value-type="float" office:value="0.199">
            <text:p>0.199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blit'</text:p>
          </table:table-cell>
          <table:table-cell office:value-type="string">
            <text:p>of</text:p>
          </table:table-cell>
          <table:table-cell office:value-type="string">
            <text:p>'pygame.Surface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516">
            <text:p>516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188">
            <text:p>0.188</text:p>
          </table:table-cell>
          <table:table-cell office:value-type="float" office:value="0">
            <text:p>0</text:p>
          </table:table-cell>
          <table:table-cell office:value-type="string">
            <text:p>ChessBoard.py:1112(g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2368">
            <text:p>252368</text:p>
          </table:table-cell>
          <table:table-cell office:value-type="float" office:value="0.082">
            <text:p>0.082</text:p>
          </table:table-cell>
          <table:table-cell office:value-type="float" office:value="0">
            <text:p>0</text:p>
          </table:table-cell>
          <table:table-cell office:value-type="float" office:value="0.082">
            <text:p>0.082</text:p>
          </table:table-cell>
          <table:table-cell office:value-type="float" office:value="0">
            <text:p>0</text:p>
          </table:table-cell>
          <table:table-cell office:value-type="string">
            <text:p>ChessBoard.py:196(set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059">
            <text:p>0.059</text:p>
          </table:table-cell>
          <table:table-cell office:value-type="string">
            <text:p>{pygame.base.ini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8521">
            <text:p>368521</text:p>
          </table:table-cell>
          <table:table-cell office:value-type="float" office:value="0.054">
            <text:p>0.054</text:p>
          </table:table-cell>
          <table:table-cell office:value-type="float" office:value="0">
            <text:p>0</text:p>
          </table:table-cell>
          <table:table-cell office:value-type="float" office:value="0.054">
            <text:p>0.054</text:p>
          </table:table-cell>
          <table:table-cell office:value-type="float" office:value="0">
            <text:p>0</text:p>
          </table:table-cell>
          <table:table-cell office:value-type="string">
            <text:p>prune_functions.py:8(never_prun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3">
            <text:p>243</text:p>
          </table:table-cell>
          <table:table-cell office:value-type="float" office:value="0.027">
            <text:p>0.027</text:p>
          </table:table-cell>
          <table:table-cell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0">
            <text:p>0</text:p>
          </table:table-cell>
          <table:table-cell office:value-type="string">
            <text:p>{pygame.event.ge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011">
            <text:p>0.011</text:p>
          </table:table-cell>
          <table:table-cell office:value-type="string">
            <text:p>{pygame.display.set_mod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30">
            <text:p>1093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ChessBoard.py:1104(getGameResul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77">
            <text:p>5777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ChessBoard.py:204(endGam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2">
            <text:p>0.002</text:p>
          </table:table-cell>
          <table:table-cell office:value-type="string">
            <text:p>ChessClient.py:16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7">
            <text:p>116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hessBoard.py:1124(getTur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4">
            <text:p>51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hessClient.py:208(drawMarkPo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4">
            <text:p>51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hessClient.py:215(drawHighlight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3">
            <text:p>27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hessBoard.py:850(_formatAI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pygame.imageext.load_extended}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6">
            <text:p>54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time.tim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AI.py:30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pygame.time.Clock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867(res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97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Client.py:9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disable'</text:p>
          </table:table-cell>
          <table:table-cell office:value-type="string">
            <text:p>of</text:p>
          </table:table-cell>
          <table:table-cell office:value-type="string">
            <text:p>'_lsprof.Profiler'</text:p>
          </table:table-cell>
          <table:table-cell office:value-type="string">
            <text:p>objects}</text:p>
          </table:table-cell>
        </table:table-row>
        <table:table-row table:style-name="ro1">
          <table:table-cell table:number-columns-repeated="11"/>
        </table:table-row>
      </table:table>
      <table:table table:name="Sheet8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float" office:value="2025479044">
            <text:p>2025479044</text:p>
          </table:table-cell>
          <table:table-cell office:value-type="string">
            <text:p>function</text:p>
          </table:table-cell>
          <table:table-cell office:value-type="string">
            <text:p>calls</text:p>
          </table:table-cell>
          <table:table-cell office:value-type="string">
            <text:p>(1898253164</text:p>
          </table:table-cell>
          <table:table-cell office:value-type="string">
            <text:p>primitive</text:p>
          </table:table-cell>
          <table:table-cell office:value-type="string">
            <text:p>calls)</text:p>
          </table:table-cell>
          <table:table-cell office:value-type="string">
            <text:p>in</text:p>
          </table:table-cell>
          <table:table-cell office:value-type="float" office:value="1675.425">
            <text:p>1675.425</text:p>
          </table:table-cell>
          <table:table-cell office:value-type="string">
            <text:p>seconds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Ordered</text:p>
          </table:table-cell>
          <table:table-cell office:value-type="string">
            <text:p>by:</text:p>
          </table:table-cell>
          <table:table-cell office:value-type="string">
            <text:p>standard</text:p>
          </table:table-cell>
          <table:table-cell office:value-type="string">
            <text:p>name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>
            <text:p>ncalls</text:p>
          </table:table-cell>
          <table:table-cell office:value-type="string">
            <text:p>tottime</text:p>
          </table:table-cell>
          <table:table-cell office:value-type="string">
            <text:p>percall</text:p>
          </table:table-cell>
          <table:table-cell office:value-type="string">
            <text:p>cumtime</text:p>
          </table:table-cell>
          <table:table-cell office:value-type="string">
            <text:p>percall</text:p>
          </table:table-cell>
          <table:table-cell office:value-type="string">
            <text:p>filename:lineno(function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757">
            <text:p>17757</text:p>
          </table:table-cell>
          <table:table-cell office:value-type="float" office:value="513.799">
            <text:p>513.799</text:p>
          </table:table-cell>
          <table:table-cell office:value-type="float" office:value="0.029">
            <text:p>0.029</text:p>
          </table:table-cell>
          <table:table-cell office:value-type="float" office:value="513.799">
            <text:p>513.799</text:p>
          </table:table-cell>
          <table:table-cell office:value-type="float" office:value="0.029">
            <text:p>0.029</text:p>
          </table:table-cell>
          <table:table-cell office:value-type="string">
            <text:p>{method</text:p>
          </table:table-cell>
          <table:table-cell office:value-type="string">
            <text:p>'tick'</text:p>
          </table:table-cell>
          <table:table-cell office:value-type="string">
            <text:p>of</text:p>
          </table:table-cell>
          <table:table-cell office:value-type="string">
            <text:p>'Clock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9147697">
            <text:p>29147697</text:p>
          </table:table-cell>
          <table:table-cell office:value-type="float" office:value="298.226">
            <text:p>298.226</text:p>
          </table:table-cell>
          <table:table-cell office:value-type="float" office:value="0">
            <text:p>0</text:p>
          </table:table-cell>
          <table:table-cell office:value-type="float" office:value="428.826">
            <text:p>428.826</text:p>
          </table:table-cell>
          <table:table-cell office:value-type="float" office:value="0">
            <text:p>0</text:p>
          </table:table-cell>
          <table:table-cell office:value-type="string">
            <text:p>ChessBoard.py:271(isThreatene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9986607">
            <text:p>189986607</text:p>
          </table:table-cell>
          <table:table-cell office:value-type="float" office:value="92.431">
            <text:p>92.431</text:p>
          </table:table-cell>
          <table:table-cell office:value-type="float" office:value="0">
            <text:p>0</text:p>
          </table:table-cell>
          <table:table-cell office:value-type="float" office:value="112.361">
            <text:p>112.361</text:p>
          </table:table-cell>
          <table:table-cell office:value-type="float" office:value="0">
            <text:p>0</text:p>
          </table:table-cell>
          <table:table-cell office:value-type="string">
            <text:p>ChessBoard.py:263(getColor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114694461/1571157</text:p>
          </table:table-cell>
          <table:table-cell office:value-type="float" office:value="79.97">
            <text:p>79.97</text:p>
          </table:table-cell>
          <table:table-cell office:value-type="float" office:value="0">
            <text:p>0</text:p>
          </table:table-cell>
          <table:table-cell office:value-type="float" office:value="182.804">
            <text:p>182.804</text:p>
          </table:table-cell>
          <table:table-cell office:value-type="float" office:value="0">
            <text:p>0</text:p>
          </table:table-cell>
          <table:table-cell office:value-type="string">
            <text:p>copy.py:145(deepcopy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5021616">
            <text:p>395021616</text:p>
          </table:table-cell>
          <table:table-cell office:value-type="float" office:value="64.695">
            <text:p>64.695</text:p>
          </table:table-cell>
          <table:table-cell office:value-type="float" office:value="0">
            <text:p>0</text:p>
          </table:table-cell>
          <table:table-cell office:value-type="float" office:value="64.695">
            <text:p>64.695</text:p>
          </table:table-cell>
          <table:table-cell office:value-type="float" office:value="0">
            <text:p>0</text:p>
          </table:table-cell>
          <table:table-cell office:value-type="string">
            <text:p>ChessBoard.py:251(isFre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67494">
            <text:p>12567494</text:p>
          </table:table-cell>
          <table:table-cell office:value-type="float" office:value="63.982">
            <text:p>63.982</text:p>
          </table:table-cell>
          <table:table-cell office:value-type="float" office:value="0">
            <text:p>0</text:p>
          </table:table-cell>
          <table:table-cell office:value-type="float" office:value="98.939">
            <text:p>98.939</text:p>
          </table:table-cell>
          <table:table-cell office:value-type="float" office:value="0">
            <text:p>0</text:p>
          </table:table-cell>
          <table:table-cell office:value-type="string">
            <text:p>ChessBoard.py:339(trace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677376">
            <text:p>89677376</text:p>
          </table:table-cell>
          <table:table-cell office:value-type="float" office:value="55.626">
            <text:p>55.626</text:p>
          </table:table-cell>
          <table:table-cell office:value-type="float" office:value="0">
            <text:p>0</text:p>
          </table:table-cell>
          <table:table-cell office:value-type="float" office:value="463.254">
            <text:p>463.254</text:p>
          </table:table-cell>
          <table:table-cell office:value-type="float" office:value="0">
            <text:p>0</text:p>
          </table:table-cell>
          <table:table-cell office:value-type="string">
            <text:p>ChessBoard.py:1178(getValidMovesS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14140413/1571157</text:p>
          </table:table-cell>
          <table:table-cell office:value-type="float" office:value="48.449">
            <text:p>48.449</text:p>
          </table:table-cell>
          <table:table-cell office:value-type="float" office:value="0">
            <text:p>0</text:p>
          </table:table-cell>
          <table:table-cell office:value-type="float" office:value="178.063">
            <text:p>178.063</text:p>
          </table:table-cell>
          <table:table-cell office:value-type="float" office:value="0">
            <text:p>0</text:p>
          </table:table-cell>
          <table:table-cell office:value-type="string">
            <text:p>copy.py:226(_deepcopy_lis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01209">
            <text:p>1401209</text:p>
          </table:table-cell>
          <table:table-cell office:value-type="float" office:value="43.069">
            <text:p>43.069</text:p>
          </table:table-cell>
          <table:table-cell office:value-type="float" office:value="0">
            <text:p>0</text:p>
          </table:table-cell>
          <table:table-cell office:value-type="float" office:value="509.603">
            <text:p>509.603</text:p>
          </table:table-cell>
          <table:table-cell office:value-type="float" office:value="0">
            <text:p>0</text:p>
          </table:table-cell>
          <table:table-cell office:value-type="string">
            <text:p>evaluation_functions.py:84(simple_activity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756">
            <text:p>17756</text:p>
          </table:table-cell>
          <table:table-cell office:value-type="float" office:value="30.109">
            <text:p>30.109</text:p>
          </table:table-cell>
          <table:table-cell office:value-type="float" office:value="0.002">
            <text:p>0.002</text:p>
          </table:table-cell>
          <table:table-cell office:value-type="float" office:value="30.109">
            <text:p>30.109</text:p>
          </table:table-cell>
          <table:table-cell office:value-type="float" office:value="0.002">
            <text:p>0.002</text:p>
          </table:table-cell>
          <table:table-cell office:value-type="string">
            <text:p>{pygame.display.flip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994681">
            <text:p>17994681</text:p>
          </table:table-cell>
          <table:table-cell office:value-type="float" office:value="24.894">
            <text:p>24.894</text:p>
          </table:table-cell>
          <table:table-cell office:value-type="float" office:value="0">
            <text:p>0</text:p>
          </table:table-cell>
          <table:table-cell office:value-type="float" office:value="355.614">
            <text:p>355.614</text:p>
          </table:table-cell>
          <table:table-cell office:value-type="float" office:value="0">
            <text:p>0</text:p>
          </table:table-cell>
          <table:table-cell office:value-type="string">
            <text:p>ChessBoard.py:207(checkKingGu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01209">
            <text:p>1401209</text:p>
          </table:table-cell>
          <table:table-cell office:value-type="float" office:value="22.465">
            <text:p>22.465</text:p>
          </table:table-cell>
          <table:table-cell office:value-type="float" office:value="0">
            <text:p>0</text:p>
          </table:table-cell>
          <table:table-cell office:value-type="float" office:value="24.625">
            <text:p>24.625</text:p>
          </table:table-cell>
          <table:table-cell office:value-type="float" office:value="0">
            <text:p>0</text:p>
          </table:table-cell>
          <table:table-cell office:value-type="string">
            <text:p>evaluation_functions.py:136(pawn_promo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47135">
            <text:p>1647135</text:p>
          </table:table-cell>
          <table:table-cell office:value-type="float" office:value="21.955">
            <text:p>21.955</text:p>
          </table:table-cell>
          <table:table-cell office:value-type="float" office:value="0">
            <text:p>0</text:p>
          </table:table-cell>
          <table:table-cell office:value-type="float" office:value="24.693">
            <text:p>24.693</text:p>
          </table:table-cell>
          <table:table-cell office:value-type="float" office:value="0">
            <text:p>0</text:p>
          </table:table-cell>
          <table:table-cell office:value-type="string">
            <text:p>ChessBoard.py:188(updateKingLocatio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31385">
            <text:p>4331385</text:p>
          </table:table-cell>
          <table:table-cell office:value-type="float" office:value="21.665">
            <text:p>21.665</text:p>
          </table:table-cell>
          <table:table-cell office:value-type="float" office:value="0">
            <text:p>0</text:p>
          </table:table-cell>
          <table:table-cell office:value-type="float" office:value="114.435">
            <text:p>114.435</text:p>
          </table:table-cell>
          <table:table-cell office:value-type="float" office:value="0">
            <text:p>0</text:p>
          </table:table-cell>
          <table:table-cell office:value-type="string">
            <text:p>ChessBoard.py:451(getValidKnight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33410">
            <text:p>1533410</text:p>
          </table:table-cell>
          <table:table-cell office:value-type="float" office:value="21.598">
            <text:p>21.598</text:p>
          </table:table-cell>
          <table:table-cell office:value-type="float" office:value="0">
            <text:p>0</text:p>
          </table:table-cell>
          <table:table-cell office:value-type="float" office:value="23.629">
            <text:p>23.629</text:p>
          </table:table-cell>
          <table:table-cell office:value-type="float" office:value="0">
            <text:p>0</text:p>
          </table:table-cell>
          <table:table-cell office:value-type="string">
            <text:p>ChessBoard.py:128(loadCurState)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1424397">
            <text:p>231424397</text:p>
          </table:table-cell>
          <table:table-cell office:value-type="float" office:value="20.899">
            <text:p>20.899</text:p>
          </table:table-cell>
          <table:table-cell office:value-type="float" office:value="0">
            <text:p>0</text:p>
          </table:table-cell>
          <table:table-cell office:value-type="float" office:value="20.899">
            <text:p>20.899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append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30912000">
            <text:p>30912000</text:p>
          </table:table-cell>
          <table:table-cell office:value-type="float" office:value="17.474">
            <text:p>17.474</text:p>
          </table:table-cell>
          <table:table-cell office:value-type="float" office:value="0">
            <text:p>0</text:p>
          </table:table-cell>
          <table:table-cell office:value-type="float" office:value="22.226">
            <text:p>22.226</text:p>
          </table:table-cell>
          <table:table-cell office:value-type="float" office:value="0">
            <text:p>0</text:p>
          </table:table-cell>
          <table:table-cell office:value-type="string">
            <text:p>copy.py:267(_keep_ali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03005">
            <text:p>1403005</text:p>
          </table:table-cell>
          <table:table-cell office:value-type="float" office:value="16.576">
            <text:p>16.576</text:p>
          </table:table-cell>
          <table:table-cell office:value-type="float" office:value="0">
            <text:p>0</text:p>
          </table:table-cell>
          <table:table-cell office:value-type="float" office:value="558.792">
            <text:p>558.792</text:p>
          </table:table-cell>
          <table:table-cell office:value-type="float" office:value="0">
            <text:p>0</text:p>
          </table:table-cell>
          <table:table-cell office:value-type="string">
            <text:p>evaluation_functions.py:9(terminal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514">
            <text:p>35514</text:p>
          </table:table-cell>
          <table:table-cell office:value-type="float" office:value="14.479">
            <text:p>14.479</text:p>
          </table:table-cell>
          <table:table-cell office:value-type="float" office:value="0">
            <text:p>0</text:p>
          </table:table-cell>
          <table:table-cell office:value-type="float" office:value="14.479">
            <text:p>14.479</text:p>
          </table:table-cell>
          <table:table-cell office:value-type="float" office:value="0">
            <text:p>0</text:p>
          </table:table-cell>
          <table:table-cell office:value-type="string">
            <text:p>{pygame.display.set_caption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5606461">
            <text:p>145606461</text:p>
          </table:table-cell>
          <table:table-cell office:value-type="float" office:value="14.243">
            <text:p>14.243</text:p>
          </table:table-cell>
          <table:table-cell office:value-type="float" office:value="0">
            <text:p>0</text:p>
          </table:table-cell>
          <table:table-cell office:value-type="float" office:value="14.243">
            <text:p>14.243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get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533411">
            <text:p>1533411</text:p>
          </table:table-cell>
          <table:table-cell office:value-type="float" office:value="14.142">
            <text:p>14.142</text:p>
          </table:table-cell>
          <table:table-cell office:value-type="float" office:value="0">
            <text:p>0</text:p>
          </table:table-cell>
          <table:table-cell office:value-type="float" office:value="14.142">
            <text:p>14.142</text:p>
          </table:table-cell>
          <table:table-cell office:value-type="float" office:value="0">
            <text:p>0</text:p>
          </table:table-cell>
          <table:table-cell office:value-type="string">
            <text:p>ChessBoard.py:106(state2st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0535136">
            <text:p>170535136</text:p>
          </table:table-cell>
          <table:table-cell office:value-type="float" office:value="13.557">
            <text:p>13.557</text:p>
          </table:table-cell>
          <table:table-cell office:value-type="float" office:value="0">
            <text:p>0</text:p>
          </table:table-cell>
          <table:table-cell office:value-type="float" office:value="13.557">
            <text:p>13.557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s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13498225">
            <text:p>113498225</text:p>
          </table:table-cell>
          <table:table-cell office:value-type="float" office:value="12.039">
            <text:p>12.039</text:p>
          </table:table-cell>
          <table:table-cell office:value-type="float" office:value="0">
            <text:p>0</text:p>
          </table:table-cell>
          <table:table-cell office:value-type="float" office:value="12.039">
            <text:p>12.039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1">
          <table:table-cell/>
          <table:table-cell office:value-type="float" office:value="60154731">
            <text:p>60154731</text:p>
          </table:table-cell>
          <table:table-cell office:value-type="float" office:value="11.321">
            <text:p>11.321</text:p>
          </table:table-cell>
          <table:table-cell office:value-type="float" office:value="0">
            <text:p>0</text:p>
          </table:table-cell>
          <table:table-cell office:value-type="float" office:value="11.321">
            <text:p>11.321</text:p>
          </table:table-cell>
          <table:table-cell office:value-type="float" office:value="0">
            <text:p>0</text:p>
          </table:table-cell>
          <table:table-cell office:value-type="string">
            <text:p>{rang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33410">
            <text:p>1533410</text:p>
          </table:table-cell>
          <table:table-cell office:value-type="float" office:value="9.342">
            <text:p>9.342</text:p>
          </table:table-cell>
          <table:table-cell office:value-type="float" office:value="0">
            <text:p>0</text:p>
          </table:table-cell>
          <table:table-cell office:value-type="float" office:value="385.551">
            <text:p>385.551</text:p>
          </table:table-cell>
          <table:table-cell office:value-type="float" office:value="0">
            <text:p>0</text:p>
          </table:table-cell>
          <table:table-cell office:value-type="string">
            <text:p>ChessBoard.py:1208(addMove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1318031">
            <text:p>161318031</text:p>
          </table:table-cell>
          <table:table-cell office:value-type="float" office:value="8.588">
            <text:p>8.588</text:p>
          </table:table-cell>
          <table:table-cell office:value-type="float" office:value="0">
            <text:p>0</text:p>
          </table:table-cell>
          <table:table-cell office:value-type="float" office:value="8.588">
            <text:p>8.588</text:p>
          </table:table-cell>
          <table:table-cell office:value-type="float" office:value="0">
            <text:p>0</text:p>
          </table:table-cell>
          <table:table-cell office:value-type="string">
            <text:p>{id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6384">
            <text:p>1136384</text:p>
          </table:table-cell>
          <table:table-cell office:value-type="float" office:value="8.304">
            <text:p>8.304</text:p>
          </table:table-cell>
          <table:table-cell office:value-type="float" office:value="0">
            <text:p>0</text:p>
          </table:table-cell>
          <table:table-cell office:value-type="float" office:value="8.304">
            <text:p>8.304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blit'</text:p>
          </table:table-cell>
          <table:table-cell office:value-type="string">
            <text:p>of</text:p>
          </table:table-cell>
          <table:table-cell office:value-type="string">
            <text:p>'pygame.Surface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0401750">
            <text:p>10401750</text:p>
          </table:table-cell>
          <table:table-cell office:value-type="float" office:value="8.214">
            <text:p>8.214</text:p>
          </table:table-cell>
          <table:table-cell office:value-type="float" office:value="0">
            <text:p>0</text:p>
          </table:table-cell>
          <table:table-cell office:value-type="float" office:value="114.054">
            <text:p>114.054</text:p>
          </table:table-cell>
          <table:table-cell office:value-type="float" office:value="0">
            <text:p>0</text:p>
          </table:table-cell>
          <table:table-cell office:value-type="string">
            <text:p>ChessBoard.py:1137(get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33411">
            <text:p>1533411</text:p>
          </table:table-cell>
          <table:table-cell office:value-type="float" office:value="8.175">
            <text:p>8.175</text:p>
          </table:table-cell>
          <table:table-cell office:value-type="float" office:value="0">
            <text:p>0</text:p>
          </table:table-cell>
          <table:table-cell office:value-type="float" office:value="190.571">
            <text:p>190.571</text:p>
          </table:table-cell>
          <table:table-cell office:value-type="float" office:value="0">
            <text:p>0</text:p>
          </table:table-cell>
          <table:table-cell office:value-type="string">
            <text:p>ChessBoard.py:151(pushStat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154238">
            <text:p>103154238</text:p>
          </table:table-cell>
          <table:table-cell office:value-type="float" office:value="8.054">
            <text:p>8.054</text:p>
          </table:table-cell>
          <table:table-cell office:value-type="float" office:value="0">
            <text:p>0</text:p>
          </table:table-cell>
          <table:table-cell office:value-type="float" office:value="8.054">
            <text:p>8.054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slow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string">
            <text:p>1533365/45</text:p>
          </table:table-cell>
          <table:table-cell office:value-type="float" office:value="7.89">
            <text:p>7.89</text:p>
          </table:table-cell>
          <table:table-cell office:value-type="float" office:value="0">
            <text:p>0</text:p>
          </table:table-cell>
          <table:table-cell office:value-type="float" office:value="1086.862">
            <text:p>1086.862</text:p>
          </table:table-cell>
          <table:table-cell office:value-type="float" office:value="24.152">
            <text:p>24.152</text:p>
          </table:table-cell>
          <table:table-cell office:value-type="string">
            <text:p>ChessAI.py:157(negamax_ab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378747">
            <text:p>13378747</text:p>
          </table:table-cell>
          <table:table-cell office:value-type="float" office:value="7.89">
            <text:p>7.89</text:p>
          </table:table-cell>
          <table:table-cell office:value-type="float" office:value="0">
            <text:p>0</text:p>
          </table:table-cell>
          <table:table-cell office:value-type="float" office:value="9.571">
            <text:p>9.571</text:p>
          </table:table-cell>
          <table:table-cell office:value-type="float" office:value="0">
            <text:p>0</text:p>
          </table:table-cell>
          <table:table-cell office:value-type="string">
            <text:p>ChessBoard.py:254(getColor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01209">
            <text:p>1401209</text:p>
          </table:table-cell>
          <table:table-cell office:value-type="float" office:value="5.865">
            <text:p>5.865</text:p>
          </table:table-cell>
          <table:table-cell office:value-type="float" office:value="0">
            <text:p>0</text:p>
          </table:table-cell>
          <table:table-cell office:value-type="float" office:value="5.865">
            <text:p>5.865</text:p>
          </table:table-cell>
          <table:table-cell office:value-type="float" office:value="0">
            <text:p>0</text:p>
          </table:table-cell>
          <table:table-cell office:value-type="string">
            <text:p>evaluation_functions.py:57(simple_material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56938">
            <text:p>6156938</text:p>
          </table:table-cell>
          <table:table-cell office:value-type="float" office:value="5.57">
            <text:p>5.57</text:p>
          </table:table-cell>
          <table:table-cell office:value-type="float" office:value="0">
            <text:p>0</text:p>
          </table:table-cell>
          <table:table-cell office:value-type="float" office:value="178.272">
            <text:p>178.272</text:p>
          </table:table-cell>
          <table:table-cell office:value-type="float" office:value="0">
            <text:p>0</text:p>
          </table:table-cell>
          <table:table-cell office:value-type="string">
            <text:p>ChessBoard.py:373(getValidRook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0360">
            <text:p>130360</text:p>
          </table:table-cell>
          <table:table-cell office:value-type="float" office:value="5.212">
            <text:p>5.212</text:p>
          </table:table-cell>
          <table:table-cell office:value-type="float" office:value="0">
            <text:p>0</text:p>
          </table:table-cell>
          <table:table-cell office:value-type="float" office:value="50.049">
            <text:p>50.049</text:p>
          </table:table-cell>
          <table:table-cell office:value-type="float" office:value="0">
            <text:p>0</text:p>
          </table:table-cell>
          <table:table-cell office:value-type="string">
            <text:p>ChessAI.py:190(get_valid_moves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31640">
            <text:p>1531640</text:p>
          </table:table-cell>
          <table:table-cell office:value-type="float" office:value="5.185">
            <text:p>5.185</text:p>
          </table:table-cell>
          <table:table-cell office:value-type="float" office:value="0">
            <text:p>0</text:p>
          </table:table-cell>
          <table:table-cell office:value-type="float" office:value="5.185">
            <text:p>5.185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count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533410">
            <text:p>1533410</text:p>
          </table:table-cell>
          <table:table-cell office:value-type="float" office:value="5.167">
            <text:p>5.167</text:p>
          </table:table-cell>
          <table:table-cell office:value-type="float" office:value="0">
            <text:p>0</text:p>
          </table:table-cell>
          <table:table-cell office:value-type="float" office:value="79.554">
            <text:p>79.554</text:p>
          </table:table-cell>
          <table:table-cell office:value-type="float" office:value="0">
            <text:p>0</text:p>
          </table:table-cell>
          <table:table-cell office:value-type="string">
            <text:p>ChessBoard.py:327(hasAny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98052">
            <text:p>5598052</text:p>
          </table:table-cell>
          <table:table-cell office:value-type="float" office:value="4.99">
            <text:p>4.99</text:p>
          </table:table-cell>
          <table:table-cell office:value-type="float" office:value="0">
            <text:p>0</text:p>
          </table:table-cell>
          <table:table-cell office:value-type="float" office:value="161.213">
            <text:p>161.213</text:p>
          </table:table-cell>
          <table:table-cell office:value-type="float" office:value="0">
            <text:p>0</text:p>
          </table:table-cell>
          <table:table-cell office:value-type="string">
            <text:p>ChessBoard.py:383(getValidBishop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15276">
            <text:p>1515276</text:p>
          </table:table-cell>
          <table:table-cell office:value-type="float" office:value="4.476">
            <text:p>4.476</text:p>
          </table:table-cell>
          <table:table-cell office:value-type="float" office:value="0">
            <text:p>0</text:p>
          </table:table-cell>
          <table:table-cell office:value-type="float" office:value="31.452">
            <text:p>31.452</text:p>
          </table:table-cell>
          <table:table-cell office:value-type="float" office:value="0">
            <text:p>0</text:p>
          </table:table-cell>
          <table:table-cell office:value-type="string">
            <text:p>ChessBoard.py:393(getValidPawn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0360">
            <text:p>130360</text:p>
          </table:table-cell>
          <table:table-cell office:value-type="float" office:value="4.353">
            <text:p>4.353</text:p>
          </table:table-cell>
          <table:table-cell office:value-type="float" office:value="0">
            <text:p>0</text:p>
          </table:table-cell>
          <table:table-cell office:value-type="float" office:value="57.5">
            <text:p>57.5</text:p>
          </table:table-cell>
          <table:table-cell office:value-type="float" office:value="0">
            <text:p>0</text:p>
          </table:table-cell>
          <table:table-cell office:value-type="string">
            <text:p>ChessAI.py:201(score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72149">
            <text:p>5372149</text:p>
          </table:table-cell>
          <table:table-cell office:value-type="float" office:value="3.709">
            <text:p>3.709</text:p>
          </table:table-cell>
          <table:table-cell office:value-type="float" office:value="0">
            <text:p>0</text:p>
          </table:table-cell>
          <table:table-cell office:value-type="float" office:value="77.955">
            <text:p>77.955</text:p>
          </table:table-cell>
          <table:table-cell office:value-type="float" office:value="0">
            <text:p>0</text:p>
          </table:table-cell>
          <table:table-cell office:value-type="string">
            <text:p>ChessBoard.py:1085(isCheck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756">
            <text:p>17756</text:p>
          </table:table-cell>
          <table:table-cell office:value-type="float" office:value="2.403">
            <text:p>2.403</text:p>
          </table:table-cell>
          <table:table-cell office:value-type="float" office:value="0">
            <text:p>0</text:p>
          </table:table-cell>
          <table:table-cell office:value-type="float" office:value="10.706">
            <text:p>10.706</text:p>
          </table:table-cell>
          <table:table-cell office:value-type="float" office:value="0.001">
            <text:p>0.001</text:p>
          </table:table-cell>
          <table:table-cell office:value-type="string">
            <text:p>ChessClient.py:198(drawPiec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250518">
            <text:p>23250518</text:p>
          </table:table-cell>
          <table:table-cell office:value-type="float" office:value="2.053">
            <text:p>2.053</text:p>
          </table:table-cell>
          <table:table-cell office:value-type="float" office:value="0">
            <text:p>0</text:p>
          </table:table-cell>
          <table:table-cell office:value-type="float" office:value="2.053">
            <text:p>2.053</text:p>
          </table:table-cell>
          <table:table-cell office:value-type="float" office:value="0">
            <text:p>0</text:p>
          </table:table-cell>
          <table:table-cell office:value-type="string">
            <text:p>{len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31640">
            <text:p>1531640</text:p>
          </table:table-cell>
          <table:table-cell office:value-type="float" office:value="1.971">
            <text:p>1.971</text:p>
          </table:table-cell>
          <table:table-cell office:value-type="float" office:value="0">
            <text:p>0</text:p>
          </table:table-cell>
          <table:table-cell office:value-type="float" office:value="7.324">
            <text:p>7.324</text:p>
          </table:table-cell>
          <table:table-cell office:value-type="float" office:value="0">
            <text:p>0</text:p>
          </table:table-cell>
          <table:table-cell office:value-type="string">
            <text:p>ChessBoard.py:176(threeRepetitio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9474">
            <text:p>419474</text:p>
          </table:table-cell>
          <table:table-cell office:value-type="float" office:value="1.907">
            <text:p>1.907</text:p>
          </table:table-cell>
          <table:table-cell office:value-type="float" office:value="0">
            <text:p>0</text:p>
          </table:table-cell>
          <table:table-cell office:value-type="float" office:value="29.86">
            <text:p>29.86</text:p>
          </table:table-cell>
          <table:table-cell office:value-type="float" office:value="0">
            <text:p>0</text:p>
          </table:table-cell>
          <table:table-cell office:value-type="string">
            <text:p>ChessBoard.py:463(getValidKing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771587">
            <text:p>16771587</text:p>
          </table:table-cell>
          <table:table-cell office:value-type="float" office:value="1.617">
            <text:p>1.617</text:p>
          </table:table-cell>
          <table:table-cell office:value-type="float" office:value="0">
            <text:p>0</text:p>
          </table:table-cell>
          <table:table-cell office:value-type="float" office:value="1.617">
            <text:p>1.617</text:p>
          </table:table-cell>
          <table:table-cell office:value-type="float" office:value="0">
            <text:p>0</text:p>
          </table:table-cell>
          <table:table-cell office:value-type="string">
            <text:p>copy.py:198(_deepcopy_atomic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01209">
            <text:p>1401209</text:p>
          </table:table-cell>
          <table:table-cell office:value-type="float" office:value="1.613">
            <text:p>1.613</text:p>
          </table:table-cell>
          <table:table-cell office:value-type="float" office:value="0">
            <text:p>0</text:p>
          </table:table-cell>
          <table:table-cell office:value-type="float" office:value="535.84">
            <text:p>535.84</text:p>
          </table:table-cell>
          <table:table-cell office:value-type="float" office:value="0">
            <text:p>0</text:p>
          </table:table-cell>
          <table:table-cell office:value-type="string">
            <text:p>evaluation_functions.py:68(simple_pos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33365">
            <text:p>1533365</text:p>
          </table:table-cell>
          <table:table-cell office:value-type="float" office:value="1.417">
            <text:p>1.417</text:p>
          </table:table-cell>
          <table:table-cell office:value-type="float" office:value="0">
            <text:p>0</text:p>
          </table:table-cell>
          <table:table-cell office:value-type="float" office:value="25.044">
            <text:p>25.044</text:p>
          </table:table-cell>
          <table:table-cell office:value-type="float" office:value="0">
            <text:p>0</text:p>
          </table:table-cell>
          <table:table-cell office:value-type="string">
            <text:p>ChessBoard.py:1048(undo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3158">
            <text:p>473158</text:p>
          </table:table-cell>
          <table:table-cell office:value-type="float" office:value="1.309">
            <text:p>1.309</text:p>
          </table:table-cell>
          <table:table-cell office:value-type="float" office:value="0">
            <text:p>0</text:p>
          </table:table-cell>
          <table:table-cell office:value-type="float" office:value="10.799">
            <text:p>10.799</text:p>
          </table:table-cell>
          <table:table-cell office:value-type="float" office:value="0">
            <text:p>0</text:p>
          </table:table-cell>
          <table:table-cell office:value-type="string">
            <text:p>ChessBoard.py:506(movePawn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319872">
            <text:p>18319872</text:p>
          </table:table-cell>
          <table:table-cell office:value-type="float" office:value="1.222">
            <text:p>1.222</text:p>
          </table:table-cell>
          <table:table-cell office:value-type="float" office:value="0">
            <text:p>0</text:p>
          </table:table-cell>
          <table:table-cell office:value-type="float" office:value="1.222">
            <text:p>1.222</text:p>
          </table:table-cell>
          <table:table-cell office:value-type="float" office:value="0">
            <text:p>0</text:p>
          </table:table-cell>
          <table:table-cell office:value-type="string">
            <text:p>{abs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33410">
            <text:p>1533410</text:p>
          </table:table-cell>
          <table:table-cell office:value-type="float" office:value="1.158">
            <text:p>1.158</text:p>
          </table:table-cell>
          <table:table-cell office:value-type="float" office:value="0">
            <text:p>0</text:p>
          </table:table-cell>
          <table:table-cell office:value-type="float" office:value="1.388">
            <text:p>1.388</text:p>
          </table:table-cell>
          <table:table-cell office:value-type="float" office:value="0">
            <text:p>0</text:p>
          </table:table-cell>
          <table:table-cell office:value-type="string">
            <text:p>ChessBoard.py:172(push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.997">
            <text:p>0.997</text:p>
          </table:table-cell>
          <table:table-cell table:number-columns-repeated="2" office:value-type="float" office:value="1675.342">
            <text:p>1675.342</text:p>
          </table:table-cell>
          <table:table-cell office:value-type="string">
            <text:p>ChessClient.py:15(mainLooptem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90330">
            <text:p>1390330</text:p>
          </table:table-cell>
          <table:table-cell office:value-type="float" office:value="0.802">
            <text:p>0.802</text:p>
          </table:table-cell>
          <table:table-cell office:value-type="float" office:value="0">
            <text:p>0</text:p>
          </table:table-cell>
          <table:table-cell office:value-type="float" office:value="0.802">
            <text:p>0.80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keys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7713">
            <text:p>17713</text:p>
          </table:table-cell>
          <table:table-cell office:value-type="float" office:value="0.713">
            <text:p>0.713</text:p>
          </table:table-cell>
          <table:table-cell office:value-type="float" office:value="0">
            <text:p>0</text:p>
          </table:table-cell>
          <table:table-cell office:value-type="float" office:value="0.713">
            <text:p>0.713</text:p>
          </table:table-cell>
          <table:table-cell office:value-type="float" office:value="0">
            <text:p>0</text:p>
          </table:table-cell>
          <table:table-cell office:value-type="string">
            <text:p>{pygame.event.ge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3499">
            <text:p>373499</text:p>
          </table:table-cell>
          <table:table-cell office:value-type="float" office:value="0.702">
            <text:p>0.702</text:p>
          </table:table-cell>
          <table:table-cell office:value-type="float" office:value="0">
            <text:p>0</text:p>
          </table:table-cell>
          <table:table-cell office:value-type="float" office:value="10.537">
            <text:p>10.537</text:p>
          </table:table-cell>
          <table:table-cell office:value-type="float" office:value="0">
            <text:p>0</text:p>
          </table:table-cell>
          <table:table-cell office:value-type="string">
            <text:p>ChessBoard.py:659(moveBisho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1703">
            <text:p>301703</text:p>
          </table:table-cell>
          <table:table-cell office:value-type="float" office:value="0.637">
            <text:p>0.637</text:p>
          </table:table-cell>
          <table:table-cell office:value-type="float" office:value="0">
            <text:p>0</text:p>
          </table:table-cell>
          <table:table-cell office:value-type="float" office:value="8.748">
            <text:p>8.748</text:p>
          </table:table-cell>
          <table:table-cell office:value-type="float" office:value="0">
            <text:p>0</text:p>
          </table:table-cell>
          <table:table-cell office:value-type="string">
            <text:p>ChessBoard.py:678(moveRook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597">
            <text:p>0.597</text:p>
          </table:table-cell>
          <table:table-cell office:value-type="string">
            <text:p>{pygame.base.qui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2990">
            <text:p>142990</text:p>
          </table:table-cell>
          <table:table-cell office:value-type="float" office:value="0.596">
            <text:p>0.596</text:p>
          </table:table-cell>
          <table:table-cell office:value-type="float" office:value="0">
            <text:p>0</text:p>
          </table:table-cell>
          <table:table-cell office:value-type="float" office:value="0.623">
            <text:p>0.623</text:p>
          </table:table-cell>
          <table:table-cell office:value-type="float" office:value="0">
            <text:p>0</text:p>
          </table:table-cell>
          <table:table-cell office:value-type="string">
            <text:p>ChessAI.py:225(return_and_del_largest_elemen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47840">
            <text:p>4647840</text:p>
          </table:table-cell>
          <table:table-cell office:value-type="float" office:value="0.589">
            <text:p>0.589</text:p>
          </table:table-cell>
          <table:table-cell office:value-type="float" office:value="0">
            <text:p>0</text:p>
          </table:table-cell>
          <table:table-cell office:value-type="float" office:value="0.589">
            <text:p>0.589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has_key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53920">
            <text:p>253920</text:p>
          </table:table-cell>
          <table:table-cell office:value-type="float" office:value="0.49">
            <text:p>0.49</text:p>
          </table:table-cell>
          <table:table-cell office:value-type="float" office:value="0">
            <text:p>0</text:p>
          </table:table-cell>
          <table:table-cell office:value-type="float" office:value="6.378">
            <text:p>6.378</text:p>
          </table:table-cell>
          <table:table-cell office:value-type="float" office:value="0">
            <text:p>0</text:p>
          </table:table-cell>
          <table:table-cell office:value-type="string">
            <text:p>ChessBoard.py:561(moveKnigh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06930">
            <text:p>1606930</text:p>
          </table:table-cell>
          <table:table-cell office:value-type="float" office:value="0.456">
            <text:p>0.456</text:p>
          </table:table-cell>
          <table:table-cell office:value-type="float" office:value="0">
            <text:p>0</text:p>
          </table:table-cell>
          <table:table-cell office:value-type="float" office:value="0.456">
            <text:p>0.456</text:p>
          </table:table-cell>
          <table:table-cell office:value-type="float" office:value="0">
            <text:p>0</text:p>
          </table:table-cell>
          <table:table-cell office:value-type="string">
            <text:p>ChessBoard.py:1096(isGameOv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33320">
            <text:p>1533320</text:p>
          </table:table-cell>
          <table:table-cell office:value-type="float" office:value="0.451">
            <text:p>0.451</text:p>
          </table:table-cell>
          <table:table-cell office:value-type="float" office:value="0">
            <text:p>0</text:p>
          </table:table-cell>
          <table:table-cell office:value-type="float" office:value="0.451">
            <text:p>0.451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pop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13724">
            <text:p>113724</text:p>
          </table:table-cell>
          <table:table-cell office:value-type="float" office:value="0.363">
            <text:p>0.363</text:p>
          </table:table-cell>
          <table:table-cell office:value-type="float" office:value="0">
            <text:p>0</text:p>
          </table:table-cell>
          <table:table-cell office:value-type="float" office:value="9.294">
            <text:p>9.294</text:p>
          </table:table-cell>
          <table:table-cell office:value-type="float" office:value="0">
            <text:p>0</text:p>
          </table:table-cell>
          <table:table-cell office:value-type="string">
            <text:p>ChessBoard.py:581(moveKing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3030">
            <text:p>393030</text:p>
          </table:table-cell>
          <table:table-cell office:value-type="float" office:value="0.36">
            <text:p>0.36</text:p>
          </table:table-cell>
          <table:table-cell office:value-type="float" office:value="0">
            <text:p>0</text:p>
          </table:table-cell>
          <table:table-cell office:value-type="float" office:value="13.874">
            <text:p>13.874</text:p>
          </table:table-cell>
          <table:table-cell office:value-type="float" office:value="0">
            <text:p>0</text:p>
          </table:table-cell>
          <table:table-cell office:value-type="string">
            <text:p>ChessBoard.py:362(getValidQueen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31520">
            <text:p>1331520</text:p>
          </table:table-cell>
          <table:table-cell office:value-type="float" office:value="0.348">
            <text:p>0.348</text:p>
          </table:table-cell>
          <table:table-cell office:value-type="float" office:value="0">
            <text:p>0</text:p>
          </table:table-cell>
          <table:table-cell office:value-type="float" office:value="0.348">
            <text:p>0.348</text:p>
          </table:table-cell>
          <table:table-cell office:value-type="float" office:value="0">
            <text:p>0</text:p>
          </table:table-cell>
          <table:table-cell office:value-type="string">
            <text:p>ChessBoard.py:199(clear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756">
            <text:p>17756</text:p>
          </table:table-cell>
          <table:table-cell office:value-type="float" office:value="0.345">
            <text:p>0.345</text:p>
          </table:table-cell>
          <table:table-cell office:value-type="float" office:value="0">
            <text:p>0</text:p>
          </table:table-cell>
          <table:table-cell office:value-type="float" office:value="26.274">
            <text:p>26.274</text:p>
          </table:table-cell>
          <table:table-cell office:value-type="float" office:value="0.001">
            <text:p>0.001</text:p>
          </table:table-cell>
          <table:table-cell office:value-type="string">
            <text:p>ChessClient.py:223(draw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648">
            <text:p>25648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string">
            <text:p>{pygame.draw.rec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746">
            <text:p>37746</text:p>
          </table:table-cell>
          <table:table-cell office:value-type="float" office:value="0.223">
            <text:p>0.223</text:p>
          </table:table-cell>
          <table:table-cell office:value-type="float" office:value="0">
            <text:p>0</text:p>
          </table:table-cell>
          <table:table-cell office:value-type="float" office:value="15.66">
            <text:p>15.66</text:p>
          </table:table-cell>
          <table:table-cell office:value-type="float" office:value="0">
            <text:p>0</text:p>
          </table:table-cell>
          <table:table-cell office:value-type="string">
            <text:p>ChessBoard.py:1112(g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01209">
            <text:p>1401209</text:p>
          </table:table-cell>
          <table:table-cell office:value-type="float" office:value="0.179">
            <text:p>0.179</text:p>
          </table:table-cell>
          <table:table-cell office:value-type="float" office:value="0">
            <text:p>0</text:p>
          </table:table-cell>
          <table:table-cell office:value-type="float" office:value="0.179">
            <text:p>0.179</text:p>
          </table:table-cell>
          <table:table-cell office:value-type="float" office:value="0">
            <text:p>0</text:p>
          </table:table-cell>
          <table:table-cell office:value-type="string">
            <text:p>ChessBoard.py:1120(getShallowBoard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360">
            <text:p>130360</text:p>
          </table:table-cell>
          <table:table-cell office:value-type="float" office:value="0.162">
            <text:p>0.162</text:p>
          </table:table-cell>
          <table:table-cell office:value-type="float" office:value="0">
            <text:p>0</text:p>
          </table:table-cell>
          <table:table-cell office:value-type="float" office:value="0.162">
            <text:p>0.162</text:p>
          </table:table-cell>
          <table:table-cell office:value-type="float" office:value="0">
            <text:p>0</text:p>
          </table:table-cell>
          <table:table-cell office:value-type="string">
            <text:p>{zip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988">
            <text:p>19988</text:p>
          </table:table-cell>
          <table:table-cell office:value-type="float" office:value="0.147">
            <text:p>0.147</text:p>
          </table:table-cell>
          <table:table-cell office:value-type="float" office:value="0">
            <text:p>0</text:p>
          </table:table-cell>
          <table:table-cell office:value-type="float" office:value="6.452">
            <text:p>6.452</text:p>
          </table:table-cell>
          <table:table-cell office:value-type="float" office:value="0">
            <text:p>0</text:p>
          </table:table-cell>
          <table:table-cell office:value-type="string">
            <text:p>ChessClient.py:100(handle_even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034">
            <text:p>18034</text:p>
          </table:table-cell>
          <table:table-cell office:value-type="float" office:value="0.127">
            <text:p>0.127</text:p>
          </table:table-cell>
          <table:table-cell office:value-type="float" office:value="0">
            <text:p>0</text:p>
          </table:table-cell>
          <table:table-cell office:value-type="float" office:value="5.431">
            <text:p>5.431</text:p>
          </table:table-cell>
          <table:table-cell office:value-type="float" office:value="0">
            <text:p>0</text:p>
          </table:table-cell>
          <table:table-cell office:value-type="string">
            <text:p>ChessClient.py:230(title_game_display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756">
            <text:p>17756</text:p>
          </table:table-cell>
          <table:table-cell office:value-type="float" office:value="0.089">
            <text:p>0.089</text:p>
          </table:table-cell>
          <table:table-cell office:value-type="float" office:value="0">
            <text:p>0</text:p>
          </table:table-cell>
          <table:table-cell office:value-type="float" office:value="0.285">
            <text:p>0.285</text:p>
          </table:table-cell>
          <table:table-cell office:value-type="float" office:value="0">
            <text:p>0</text:p>
          </table:table-cell>
          <table:table-cell office:value-type="string">
            <text:p>ChessClient.py:215(drawHighlight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084">
            <text:p>0.084</text:p>
          </table:table-cell>
          <table:table-cell office:value-type="string">
            <text:p>{pygame.display.set_mod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082">
            <text:p>0.082</text:p>
          </table:table-cell>
          <table:table-cell office:value-type="string">
            <text:p>{pygame.base.ini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988">
            <text:p>19988</text:p>
          </table:table-cell>
          <table:table-cell office:value-type="float" office:value="0.067">
            <text:p>0.067</text:p>
          </table:table-cell>
          <table:table-cell office:value-type="float" office:value="0">
            <text:p>0</text:p>
          </table:table-cell>
          <table:table-cell office:value-type="float" office:value="6.231">
            <text:p>6.231</text:p>
          </table:table-cell>
          <table:table-cell office:value-type="float" office:value="0">
            <text:p>0</text:p>
          </table:table-cell>
          <table:table-cell office:value-type="string">
            <text:p>ChessClient.py:97(update_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1890">
            <text:p>201890</text:p>
          </table:table-cell>
          <table:table-cell office:value-type="float" office:value="0.062">
            <text:p>0.062</text:p>
          </table:table-cell>
          <table:table-cell office:value-type="float" office:value="0">
            <text:p>0</text:p>
          </table:table-cell>
          <table:table-cell office:value-type="float" office:value="0.062">
            <text:p>0.062</text:p>
          </table:table-cell>
          <table:table-cell office:value-type="float" office:value="0">
            <text:p>0</text:p>
          </table:table-cell>
          <table:table-cell office:value-type="string">
            <text:p>ChessBoard.py:196(set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756">
            <text:p>17756</text:p>
          </table:table-cell>
          <table:table-cell office:value-type="float" office:value="0.061">
            <text:p>0.061</text:p>
          </table:table-cell>
          <table:table-cell office:value-type="float" office:value="0">
            <text:p>0</text:p>
          </table:table-cell>
          <table:table-cell office:value-type="float" office:value="0.155">
            <text:p>0.155</text:p>
          </table:table-cell>
          <table:table-cell office:value-type="float" office:value="0">
            <text:p>0</text:p>
          </table:table-cell>
          <table:table-cell office:value-type="string">
            <text:p>ChessClient.py:208(drawMarkPo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406">
            <text:p>17406</text:p>
          </table:table-cell>
          <table:table-cell office:value-type="float" office:value="0.032">
            <text:p>0.032</text:p>
          </table:table-cell>
          <table:table-cell office:value-type="float" office:value="0">
            <text:p>0</text:p>
          </table:table-cell>
          <table:table-cell office:value-type="float" office:value="0.736">
            <text:p>0.736</text:p>
          </table:table-cell>
          <table:table-cell office:value-type="float" office:value="0">
            <text:p>0</text:p>
          </table:table-cell>
          <table:table-cell office:value-type="string">
            <text:p>ChessBoard.py:639(moveQuee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272">
            <text:p>18272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ChessBoard.py:1124(getTur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0360">
            <text:p>130360</text:p>
          </table:table-cell>
          <table:table-cell office:value-type="float" office:value="0.019">
            <text:p>0.019</text:p>
          </table:table-cell>
          <table:table-cell office:value-type="float" office:value="0">
            <text:p>0</text:p>
          </table:table-cell>
          <table:table-cell office:value-type="float" office:value="0.019">
            <text:p>0.019</text:p>
          </table:table-cell>
          <table:table-cell office:value-type="float" office:value="0">
            <text:p>0</text:p>
          </table:table-cell>
          <table:table-cell office:value-type="string">
            <text:p>prune_functions.py:8(never_prun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1086.881">
            <text:p>1086.881</text:p>
          </table:table-cell>
          <table:table-cell office:value-type="float" office:value="24.153">
            <text:p>24.153</text:p>
          </table:table-cell>
          <table:table-cell office:value-type="string">
            <text:p>ChessAI.py:44(make_next_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string">
            <text:p>ChessBoard.py:778(_formatText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.002">
            <text:p>0.002</text:p>
          </table:table-cell>
          <table:table-cell table:number-columns-repeated="2" office:value-type="float" office:value="1675.425">
            <text:p>1675.425</text:p>
          </table:table-cell>
          <table:table-cell office:value-type="string">
            <text:p>ChessClient.py:237(mai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{pygame.imageext.load_extended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98">
            <text:p>239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hessBoard.py:1104(getGameResul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97">
            <text:p>179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hessBoard.py:204(endGame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675.425">
            <text:p>1675.425</text:p>
          </table:table-cell>
          <table:table-cell office:value-type="string">
            <text:p>&lt;string&gt;:1(&lt;module&gt;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AI.py:22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AI.py:30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ChessBoard.py:1059(redo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3">
            <text:p>0.013</text:p>
          </table:table-cell>
          <table:table-cell office:value-type="float" office:value="0">
            <text:p>0</text:p>
          </table:table-cell>
          <table:table-cell office:value-type="string">
            <text:p>ChessBoard.py:1515(getLastText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850(_formatAI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867(res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97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2">
            <text:p>0.002</text:p>
          </table:table-cell>
          <table:table-cell office:value-type="string">
            <text:p>ChessClient.py:16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Client.py:9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disable'</text:p>
          </table:table-cell>
          <table:table-cell office:value-type="string">
            <text:p>of</text:p>
          </table:table-cell>
          <table:table-cell office:value-type="string">
            <text:p>'_lsprof.Profile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pygame.time.Clock}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>
            <text:p>9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time.time}</text:p>
          </table:table-cell>
          <table:table-cell table:number-columns-repeated="4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B5:Sheet1.K9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Sheet2.B5:Sheet2.K9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Sheet3.B5:Sheet3.K9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Sheet4.A5:Sheet4.K98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4" table:target-range-address="Sheet5.B5:Sheet5.K99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5" table:target-range-address="Sheet6.B5:Sheet6.K3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6" table:target-range-address="Sheet7.B5:Sheet7.K101" table:contains-header="false">
          <table:sort>
            <table:sort-by table:field-number="3" table:order="descending" table:data-type="automatic"/>
          </table:sort>
        </table:database-range>
        <table:database-range table:name="__Anonymous_Sheet_DB__7" table:target-range-address="Sheet8.B5:Sheet8.K10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11" number:min-integer-digits="1"/>
    </number:number-style>
    <number:number-style style:name="N122">
      <number:number number:decimal-places="9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ocamazo</meta:initial-creator>
    <meta:creation-date>2014-04-15T16:14:54</meta:creation-date>
    <dc:date>2014-04-15T21:30:26</dc:date>
    <dc:creator>Michael Bocamazo</dc:creator>
    <meta:editing-duration>PT3H29M20S</meta:editing-duration>
    <meta:editing-cycles>2</meta:editing-cycles>
    <meta:generator>LibreOffice/3.5$Linux_X86_64 LibreOffice_project/350m1$Build-2</meta:generator>
    <meta:document-statistic meta:table-count="8" meta:cell-count="6402" meta:object-count="0"/>
  </office:meta>
</office:document-meta>
</file>